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wiss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0.255cm"/>
    </style:style>
    <style:style style:name="co8" style:family="table-column">
      <style:table-column-properties fo:break-before="auto" style:column-width="3.925cm"/>
    </style:style>
    <style:style style:name="co9" style:family="table-column">
      <style:table-column-properties fo:break-before="auto" style:column-width="4.561cm"/>
    </style:style>
    <style:style style:name="co10" style:family="table-column">
      <style:table-column-properties fo:break-before="auto" style:column-width="6.585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0.746cm"/>
    </style:style>
    <style:style style:name="co14" style:family="table-column">
      <style:table-column-properties fo:break-before="auto" style:column-width="0.912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0.718cm"/>
    </style:style>
    <style:style style:name="co17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3.129cm"/>
    </style:style>
    <style:style style:name="co20" style:family="table-column">
      <style:table-column-properties fo:break-before="auto" style:column-width="1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99">
      <style:table-cell-properties fo:background-color="#ffff00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ff00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cc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99ffff"/>
    </style:style>
    <style:style style:name="ce17" style:family="table-cell" style:parent-style-name="Default">
      <style:table-cell-properties fo:background-color="#99cc99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ackground-color="#ccffcc"/>
    </style:style>
    <style:style style:name="ce20" style:family="table-cell" style:parent-style-name="Default">
      <style:table-cell-properties fo:background-color="#99ffff"/>
      <style:text-properties style:font-name="Liberation Sans" style:font-name-asian="Droid Sans Fallback" style:font-name-complex="Lucida Sans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ff00"/>
      <style:text-properties style:font-name="Liberation Sans" style:font-name-asian="Droid Sans Fallback" style:font-name-complex="Lucida Sans"/>
    </style:style>
    <style:style style:name="ce1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8" style:family="table-cell" style:parent-style-name="Pivot_20_Table_20_Category" style:data-style-name="N0">
      <style:table-cell-properties fo:border="0.99pt solid #000000"/>
    </style:style>
    <style:style style:name="ce11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Default">
      <style:table-cell-properties fo:background-color="#ffffcc"/>
    </style:style>
    <style:style style:name="ce1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5" style:family="table-cell" style:parent-style-name="Pivot_20_Table_20_Value">
      <style:table-cell-properties fo:border-bottom="none" fo:border-left="0.99pt solid #000000" fo:border-right="none" fo:border-top="none"/>
    </style:style>
    <style:style style:name="ce1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1" style:family="table-cell" style:parent-style-name="Pivot_20_Table_20_Value">
      <style:table-cell-properties fo:border-bottom="0.99pt solid #000000" fo:border-left="none" fo:border-right="none" fo:border-top="none"/>
    </style:style>
    <style:style style:name="ce14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Default">
      <style:text-properties style:font-name="Liberation Sans" style:font-name-asian="WenQuanYi Zen Hei Sharp" style:font-name-complex="Lohit Devanagari"/>
    </style:style>
    <style:style style:name="ce14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4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4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4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5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5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Default" style:data-style-name="N99"/>
    <style:style style:name="ce67" style:family="table-cell" style:parent-style-name="Default">
      <style:table-cell-properties fo:background-color="#ffffff"/>
    </style:style>
    <style:style style:name="ce68" style:family="table-cell" style:parent-style-name="Default" style:data-style-name="N2"/>
    <style:style style:name="ce69" style:family="table-cell" style:parent-style-name="Default">
      <style:table-cell-properties fo:background-color="#ccff99"/>
    </style:style>
    <style:style style:name="ce70" style:family="table-cell" style:parent-style-name="Default" style:data-style-name="N0">
      <style:text-properties style:font-name="Liberation Sans" fo:font-size="10pt" style:font-name-asian="Liberation Sans" style:font-size-asian="10pt" style:font-size-complex="10pt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79" style:family="table-cell" style:parent-style-name="Default">
      <style:table-cell-properties fo:background-color="#ffff00"/>
      <style:text-properties style:font-name="Liberation Sans" fo:font-size="10pt" style:font-name-asian="Liberation Sans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name-asian="Liberation Sans" style:font-size-asian="10pt" style:font-size-complex="10pt"/>
    </style:style>
    <style:style style:name="ce81" style:family="table-cell" style:parent-style-name="Default">
      <style:text-properties style:font-name="Liberation Sans" style:font-name-asian="Droid Sans Fallback" style:font-name-complex="Lucida Sans"/>
    </style:style>
    <style:style style:name="ce82" style:family="table-cell" style:parent-style-name="Default">
      <style:table-cell-properties fo:background-color="transparent"/>
      <style:text-properties style:font-name="Liberation Sans" style:font-name-asian="Droid Sans Fallback" style:font-name-complex="Lucida Sans"/>
    </style:style>
    <style:style style:name="ce83" style:family="table-cell" style:parent-style-name="Default">
      <style:table-cell-properties fo:background-color="transparent"/>
      <style:text-properties fo:color="#ffffff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37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37"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37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9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1" style:family="table-cell" style:parent-style-name="Default" style:data-style-name="N8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table:formula="of:=AND(0;0)" office:value-type="boolean" office:boolean-value="false" calcext:value-type="boolean">
            <text:p>FALSE</text:p>
          </table:table-cell>
          <table:table-cell table:formula="of:=AND(1;0)" office:value-type="boolean" office:boolean-value="false" calcext:value-type="boolean">
            <text:p>FALSE</text:p>
          </table:table-cell>
          <table:table-cell table:style-name="ce1" table:formula="of:=AND(0;1)" office:value-type="boolean" office:boolean-value="false" calcext:value-type="boolean">
            <text:p>FALSE</text:p>
          </table:table-cell>
          <table:table-cell table:style-name="ce1" table:formula="of:=AND(1;1)" office:value-type="boolean" office:boolean-value="true" calcext:value-type="boolean">
            <text:p>TRUE</text:p>
          </table:table-cell>
          <table:table-cell table:style-name="ce1" table:formula="of:=AND(1;1;1;1;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F(TRUE())" office:value-type="boolean" office:boolean-value="true" calcext:value-type="boolean">
            <text:p>TRUE</text:p>
          </table:table-cell>
          <table:table-cell table:formula="of:=IF(FALSE())" office:value-type="boolean" office:boolean-value="false" calcext:value-type="boolean">
            <text:p>FALSE</text:p>
          </table:table-cell>
          <table:table-cell table:style-name="ce3" table:formula="of:=IF(EXACT([.N3];&quot;No&quot;);[.M3];0)" office:value-type="float" office:value="4" calcext:value-type="float">
            <text:p>4</text:p>
          </table:table-cell>
          <table:table-cell table:style-name="ce4" table:number-matrix-columns-spanned="1" table:number-matrix-rows-spanned="1" table:formula="of:=IF(ISBLANK([.M4]);&quot;&quot;;[.M4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Bug 76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formula="of:=NOT(0)" office:value-type="boolean" office:boolean-value="true" calcext:value-type="boolean">
            <text:p>TRUE</text:p>
          </table:table-cell>
          <table:table-cell table:formula="of:=NOT(1)" office:value-type="boolean" office:boolean-value="false" calcext:value-type="boolean">
            <text:p>FALSE</text:p>
          </table:table-cell>
          <table:table-cell table:number-columns-repeated="9"/>
          <table:table-cell table:style-name="ce4" office:value-type="string" calcext:value-type="string">
            <text:p>Bug 7269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OR(0;0)" office:value-type="boolean" office:boolean-value="false" calcext:value-type="boolean">
            <text:p>FALSE</text:p>
          </table:table-cell>
          <table:table-cell table:formula="of:=OR(1;0)" office:value-type="boolean" office:boolean-value="true" calcext:value-type="boolean">
            <text:p>TRUE</text:p>
          </table:table-cell>
          <table:table-cell table:style-name="ce1" table:formula="of:=OR(0;1)" office:value-type="boolean" office:boolean-value="true" calcext:value-type="boolean">
            <text:p>TRUE</text:p>
          </table:table-cell>
          <table:table-cell table:style-name="ce1" table:formula="of:=OR(1;1)" office:value-type="boolean" office:boolean-value="true" calcext:value-type="boolean">
            <text:p>TRUE</text:p>
          </table:table-cell>
          <table:table-cell table:style-name="ce1" table:formula="of:=OR(0; 0; 0; 1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formula="of:=TRUE()" office:value-type="boolean" office:boolean-value="true" calcext:value-type="boolean">
            <text:p>TRU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table:formula="of:=XOR([.B5];[.C5])" office:value-type="boolean" office:boolean-value="false" calcext:value-type="boolean">
            <text:p>NEPRAVDA</text:p>
          </table:table-cell>
          <table:table-cell table:style-name="ce2" table:formula="of:=XOR([.B5];[.C5];[.D5])" office:value-type="boolean" office:boolean-value="true" calcext:value-type="boolean">
            <text:p>PRAVDA</text:p>
          </table:table-cell>
          <table:table-cell table:style-name="ce2" table:formula="of:=XOR([.A5];[.B5])" office:value-type="boolean" office:boolean-value="true" calcext:value-type="boolean">
            <text:p>PRAVDA</text:p>
          </table:table-cell>
          <table:table-cell table:style-name="ce5" table:number-columns-repeated="7"/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13" table:default-cell-style-name="Default"/>
        <table:table-row table:style-name="ro1">
          <table:table-cell table:style-name="ce13" table:formula="of:=ADDRESS(2;3)" office:value-type="string" office:string-value="$C$2" calcext:value-type="string">
            <text:p>$C$2</text:p>
          </table:table-cell>
          <table:table-cell table:style-name="ce13" table:formula="of:=ADDRESS(1;1)" office:value-type="string" office:string-value="$A$1" calcext:value-type="string">
            <text:p>$A$1</text:p>
          </table:table-cell>
          <table:table-cell table:style-name="ce13" table:formula="of:=ADDRESS(2;2;2;;&quot;Sheet&quot;)" office:value-type="string" office:string-value="Sheet.B$2" calcext:value-type="string">
            <text:p>Sheet.B$2</text:p>
          </table:table-cell>
          <table:table-cell table:style-name="ce13"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44" office:value-type="string" calcext:value-type="string">
            <text:p>Bug 71589</text:p>
          </table:table-cell>
          <table:table-cell table:style-name="ce44" table:number-columns-repeated="3"/>
        </table:table-row>
        <table:table-row table:style-name="ro1">
          <table:table-cell table:style-name="ce13" table:formula="of:=COLUMN([.B3])" office:value-type="float" office:value="2" calcext:value-type="float">
            <text:p>2</text:p>
          </table:table-cell>
          <table:table-cell table:style-name="ce13" table:formula="of:=COLUMN([.D2:.F3])" office:value-type="float" office:value="4" calcext:value-type="float">
            <text:p>4</text:p>
          </table:table-cell>
          <table:table-cell table:number-matrix-columns-spanned="3" table:number-matrix-rows-spanned="1" table:formula="of:=COLUMN([.D2:.F3])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COLUMN(global1)" office:value-type="float" office:value="15" calcext:value-type="float">
            <text:p>15</text:p>
          </table:table-cell>
          <table:table-cell table:style-name="ce13" table:formula="of:=COLUMN(local1)" office:value-type="float" office:value="15" calcext:value-type="float">
            <text:p>15</text:p>
          </table:table-cell>
          <table:table-cell table:style-name="ce13" table:formula="of:=COLUMN([Logical.F3])" office:value-type="float" office:value="6" calcext:value-type="float">
            <text:p>6</text:p>
          </table:table-cell>
          <table:table-cell table:number-matrix-columns-spanned="1" table:number-matrix-rows-spanned="1" table:formula="of:=COLUMN()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E</text:p>
          </table:table-cell>
        </table:table-row>
        <table:table-row table:style-name="ro1">
          <table:table-cell table:style-name="ce13" table:formula="of:=INDIRECT(&quot;O2&quot;)" office:value-type="float" office:value="1" calcext:value-type="float">
            <text:p>1</text:p>
          </table:table-cell>
          <table:table-cell table:style-name="ce13" table:formula="of:=INDIRECT(local1)" office:value-type="float" office:value="3" calcext:value-type="float">
            <text:p>3</text:p>
          </table:table-cell>
          <table:table-cell table:style-name="ce13" table:formula="of:=INDIRECT(global1)" office:value-type="float" office:value="4" calcext:value-type="float">
            <text:p>4</text:p>
          </table:table-cell>
          <table:table-cell table:style-name="ce13" table:formula="of:=INDIRECT([.O7])" office:value-type="float" office:value="4" calcext:value-type="float">
            <text:p>4</text:p>
          </table:table-cell>
          <table:table-cell table:style-name="ce13" table:formula="of:=INDIRECT(&quot;R3C15&quot;;0)" office:value-type="float" office:value="2" calcext:value-type="float">
            <text:p>2</text:p>
          </table:table-cell>
          <table:table-cell table:style-name="ce13" table:formula="of:=INDIRECT(&quot;R[0]C[9]&quot;;0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ROW([.B2])" office:value-type="float" office:value="2" calcext:value-type="float">
            <text:p>2</text:p>
          </table:table-cell>
          <table:table-cell table:style-name="ce13" table:formula="of:=ROW([.F4:.H5])" office:value-type="float" office:value="4" calcext:value-type="float">
            <text:p>4</text:p>
          </table:table-cell>
          <table:table-cell table:style-name="ce13" table:formula="of:=ROW(global1)" office:value-type="float" office:value="7" calcext:value-type="float">
            <text:p>7</text:p>
          </table:table-cell>
          <table:table-cell table:style-name="ce13" table:formula="of:=ROW(local1)" office:value-type="float" office:value="8" calcext:value-type="float">
            <text:p>8</text:p>
          </table:table-cell>
          <table:table-cell table:number-matrix-columns-spanned="1" table:number-matrix-rows-spanned="1" table:formula="of:=ROW()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MATCH(&quot;test&quot;; [.R1:.R10]; 0)" office:value-type="float" office:value="4" calcext:value-type="float">
            <text:p>4</text:p>
          </table:table-cell>
          <table:table-cell table:style-name="ce13" table:formula="of:=MATCH(&quot;test&quot;; [.R1:.R10]; -1)" office:value-type="float" office:value="5" calcext:value-type="float">
            <text:p>5</text:p>
          </table:table-cell>
          <table:table-cell table:style-name="ce13" table:formula="of:=MATCH(&quot;testi&quot;; [.R1:.R10]; 0)" office:value-type="string" office:string-value="" calcext:value-type="error">
            <text:p>#N/A</text:p>
          </table:table-cell>
          <table:table-cell table:style-name="ce13" table:formula="of:=MATCH(&quot;testi..&quot;; [.R1:.R10]; 0)" office:value-type="float" office:value="8" calcext:value-type="float">
            <text:p>8</text:p>
          </table:table-cell>
          <table:table-cell table:style-name="ce4" table:formula="of:=MATCH(&quot;O5&quot;;global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table:style-name="ce4" office:value-type="string" calcext:value-type="string">
            <text:p>Bug 60366</text:p>
          </table:table-cell>
          <table:table-cell table:number-columns-repeated="3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LUE</text:p>
          </table:table-cell>
          <table:table-cell table:style-name="ce44" office:value-type="string" calcext:value-type="string">
            <text:p>PEAR</text:p>
          </table:table-cell>
          <table:table-cell table:style-name="ce44" office:value-type="string" calcext:value-type="string">
            <text:p>TRUCK</text:p>
          </table:table-cell>
        </table:table-row>
        <table:table-row table:style-name="ro1">
          <table:table-cell table:style-name="ce14" table:formula="of:=GETPIVOTDATA(&quot;quantity&quot;;[.T21])" office:value-type="float" office:value="24" calcext:value-type="float">
            <text:p>24</text:p>
          </table:table-cell>
          <table:table-cell table:style-name="ce14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4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6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type&quot;;&quot;c&quot;;&quot;fruits&quot;;&quot;pLum&quot;)" office:value-type="float" office:value="3" calcext:value-type="float">
            <text:p>3</text:p>
          </table:table-cell>
          <table:table-cell table:style-name="ce16" table:formula="of:=GETPIVOTDATA([.T21];&quot;fruiTs[applE] Type[b]&quot;)" office:value-type="float" office:value="4" calcext:value-type="float">
            <text:p>4</text:p>
          </table:table-cell>
          <table:table-cell table:style-name="ce16" table:formula="of:=GETPIVOTDATA([.T21];&quot; Type[b] fruiTs[applE]&quot;)" office:value-type="float" office:value="4" calcext:value-type="float">
            <text:p>4</text:p>
          </table:table-cell>
          <table:table-cell table:style-name="ce20" table:formula="of:=GETPIVOTDATA(&quot;quantity&quot;;[.T21];&quot;type&quot;;&quot;c&quot;;&quot;fruits&quot;;&quot;melon   &quot;)" office:value-type="float" office:value="0" calcext:value-type="float">
            <text:p>0</text:p>
          </table:table-cell>
          <table:table-cell table:style-name="ce21" table:formula="of:=GETPIVOTDATA([.X23];&quot;fruits[pluM]&quot;)" office:value-type="float" office:value="12" calcext:value-type="float">
            <text:p>12</text:p>
          </table:table-cell>
          <table:table-cell table:style-name="ce21" table:formula="of:=GETPIVOTDATA([.X23];&quot;fruits[pluM] type[A]&quot;)" office:value-type="float" office:value="9" calcext:value-type="float">
            <text:p>9</text:p>
          </table:table-cell>
          <table:table-cell table:style-name="ce22" table:formula="of:=GETPIVOTDATA([.X23];&quot;type[A] fruits[pluM] &quot;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14"/>
          <table:table-cell table:style-name="ce16" office:value-type="string" calcext:value-type="string">
            <text:p>Bug 72645</text:p>
          </table:table-cell>
          <table:table-cell table:number-columns-repeated="3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GREEN</text:p>
          </table:table-cell>
          <table:table-cell table:style-name="ce44" office:value-type="string" calcext:value-type="string">
            <text:p>PLUM</text:p>
          </table:table-cell>
          <table:table-cell table:style-name="ce44" office:value-type="string" calcext:value-type="string">
            <text:p>VAN</text:p>
          </table:table-cell>
        </table:table-row>
        <table:table-row table:style-name="ro1">
          <table:table-cell table:formula="of:=VLOOKUP(&quot;cc&quot;;[Spreadsheet.P12:.Q17];2)" office:value-type="float" office:value="3" calcext:value-type="float">
            <text:p>3</text:p>
          </table:table-cell>
          <table:table-cell table:formula="of:=VLOOKUP(&quot;cc&quot;;[Spreadsheet.P12:.Q17];2;0)" office:value-type="float" office:value="3" calcext:value-type="float">
            <text:p>3</text:p>
          </table:table-cell>
          <table:table-cell table:formula="of:=VLOOKUP(&quot;cc&quot;;[Spreadsheet.P12:.Q17];2;1)" office:value-type="float" office:value="3" calcext:value-type="float">
            <text:p>3</text:p>
          </table:table-cell>
          <table:table-cell table:style-name="ce17" table:formula="of:=VLOOKUP(&quot;b&quot;;VlookupTable;2)" office:value-type="float" office:value="2" calcext:value-type="float">
            <text:p>2</text:p>
          </table:table-cell>
          <table:table-cell table:style-name="ce18" table:formula="of:=VLOOKUP(&quot;cc&quot;;[Spreadsheet.P12:.Q18];2;1)" office:value-type="float" office:value="3" calcext:value-type="float">
            <text:p>3</text:p>
          </table:table-cell>
          <table:table-cell table:style-name="ce19" table:formula="of:=VLOOKUP([.R4];[.R4];1)" office:value-type="string" office:string-value="test" calcext:value-type="string">
            <text:p>test</text:p>
          </table:table-cell>
          <table:table-cell table:number-columns-repeated="8"/>
          <table:table-cell office:value-type="string" calcext:value-type="string">
            <table:detective>
              <table:operation table:name="trace-dependents" table:index="0"/>
              <table:operation table:name="remove-dependents" table:index="1"/>
            </table:detective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14"/>
          <table:table-cell table:style-name="ce17" office:value-type="string" calcext:value-type="string">
            <text:p>Bug 75642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COLUMNS([.B5])" office:value-type="float" office:value="1" calcext:value-type="float">
            <text:p>1</text:p>
          </table:table-cell>
          <table:table-cell table:formula="of:=COLUMNS([.A1:.C5])" office:value-type="float" office:value="3" calcext:value-type="float">
            <text:p>3</text:p>
          </table:table-cell>
          <table:table-cell table:formula="of:=COLUMNS(global1)" office:value-type="float" office:value="1" calcext:value-type="float">
            <text:p>1</text:p>
          </table:table-cell>
          <table:table-cell table:formula="of:=COLUMNS(local1)" office:value-type="float" office:value="1" calcext:value-type="float">
            <text:p>1</text:p>
          </table:table-cell>
          <table:table-cell table:formula="of:=COLUMNS([Logical.F3])" office:value-type="float" office:value="1" calcext:value-type="float">
            <text:p>1</text:p>
          </table:table-cell>
          <table:table-cell table:number-matrix-columns-spanned="1" table:number-matrix-rows-spanned="1" table:formula="of:=COLUMNS(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/>
          <table:table-cell table:style-name="ce14"/>
          <table:table-cell table:style-name="ce18" office:value-type="string" calcext:value-type="string">
            <text:p>Bug 74558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INDEX(rangeX;4;1)" office:value-type="float" office:value="4" calcext:value-type="float">
            <text:p>4</text:p>
          </table:table-cell>
          <table:table-cell table:formula="of:=COLUMN(INDEX([.A2:.B6];0;1))" office:value-type="float" office:value="1" calcext:value-type="float">
            <text:p>1</text:p>
          </table:table-cell>
          <table:table-cell table:formula="of:=INDEX([.A2:.B6];1;1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esting2</text:p>
          </table:table-cell>
          <table:table-cell/>
          <table:table-cell table:style-name="ce14"/>
          <table:table-cell table:style-name="ce19" office:value-type="string" calcext:value-type="string">
            <text:p>Bug 37776</text:p>
          </table:table-cell>
          <table:table-cell table:number-columns-repeated="7"/>
        </table:table-row>
        <table:table-row table:style-name="ro1">
          <table:table-cell table:formula="of:=ORG.OPENOFFICE.ERRORTYPE([.C5])" office:value-type="float" office:value="32767" calcext:value-type="float">
            <text:p>32767</text:p>
          </table:table-cell>
          <table:table-cell table:formula="of:=ORG.OPENOFFICE.ERRORTYPE([Mathematical.B3])" office:value-type="float" office:value="502" calcext:value-type="float">
            <text:p>502</text:p>
          </table:table-cell>
          <table:table-cell table:formula="of:=ORG.OPENOFFICE.ERRORTYPE([.C2])" office:value-type="string" office:string-value="" calcext:value-type="error">
            <text:p>#N/A</text:p>
          </table:table-cell>
          <table:table-cell table:number-columns-repeated="11"/>
          <table:table-cell office:value-type="string" calcext:value-type="string">
            <text:p><text:a xlink:href="http://www.example.org/" xlink:type="simple">http://www.example.org</text:a></text:p>
          </table:table-cell>
          <table:table-cell table:number-columns-repeated="13"/>
        </table:table-row>
        <table:table-row table:style-name="ro1">
          <table:table-cell table:formula="of:=HYPERLINK(&quot;http://www.example.com&quot;; &quot;Hyperlink&quot;)" office:value-type="string" office:string-value="Hyperlink" calcext:value-type="string">
            <text:p>Hyperlink</text:p>
          </table:table-cell>
          <table:table-cell table:formula="of:=HYPERLINK([.O10])" office:value-type="string" office:string-value="http://www.example.org" calcext:value-type="string">
            <text:p>http://www.example.org</text:p>
          </table:table-cell>
          <table:table-cell table:number-columns-repeated="13"/>
          <table:table-cell office:value-type="string" calcext:value-type="string">
            <text:p>for lookup function</text:p>
          </table:table-cell>
          <table:table-cell table:number-columns-repeated="10"/>
          <table:table-cell table:style-name="ce55"/>
          <table:table-cell/>
        </table:table-row>
        <table:table-row table:style-name="ro1">
          <table:table-cell table:formula="of:=AREAS(([.A1:.B3]~[.F2]~[.G1]))" office:value-type="float" office:value="3" calcext:value-type="float">
            <text:p>3</text:p>
          </table:table-cell>
          <table:table-cell table:formula="of:=AREAS(pivotRange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table:number-columns-repeated="10"/>
        </table:table-row>
        <table:table-row table:style-name="ro1">
          <table:table-cell table:formula="of:=ROWS([.B5])" office:value-type="float" office:value="1" calcext:value-type="float">
            <text:p>1</text:p>
          </table:table-cell>
          <table:table-cell table:formula="of:=ROWS([.A10:.B12])" office:value-type="float" office:value="3" calcext:value-type="float">
            <text:p>3</text:p>
          </table:table-cell>
          <table:table-cell table:formula="of:=ROWS(rangeX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table:number-columns-repeated="10"/>
        </table:table-row>
        <table:table-row table:style-name="ro1">
          <table:table-cell table:formula="of:=HLOOKUP(&quot;aa&quot;;[Spreadsheet.P12:.Q17];2)" office:value-type="string" office:string-value="bb" calcext:value-type="string">
            <text:p>bb</text:p>
          </table:table-cell>
          <table:table-cell table:formula="of:=HLOOKUP(&quot;aa&quot;;[Spreadsheet.P12:.Q17];2;0)" office:value-type="string" office:string-value="bb" calcext:value-type="string">
            <text:p>bb</text:p>
          </table:table-cell>
          <table:table-cell table:formula="of:=HLOOKUP(&quot;xx&quot;;[Spreadsheet.P12:.R17];2;1)" office:value-type="string" office:string-value="zz" calcext:value-type="string">
            <text:p>zz</text:p>
          </table:table-cell>
          <table:table-cell table:number-columns-repeated="12"/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</text:p>
          </table:table-cell>
          <table:table-cell table:number-columns-repeated="10"/>
        </table:table-row>
        <table:table-row table:style-name="ro1">
          <table:table-cell table:formula="of:=CHOOSE(2;[.B1];[.B2];[.B3];&quot;Today&quot;;&quot;Yesterday&quot;;&quot;Tomorrow&quot;)" office:value-type="float" office:value="4" calcext:value-type="float">
            <text:p>4</text:p>
          </table:table-cell>
          <table:table-cell table:formula="of:=CHOOSE(4;[.B1];[.B2];[.B3];&quot;Today&quot;;&quot;Yesterday&quot;;&quot;Tomorrow&quot;)" office:value-type="string" office:string-value="Today" calcext:value-type="string">
            <text:p>Today</text:p>
          </table:table-cell>
          <table:table-cell table:number-columns-repeated="13"/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w</text:p>
          </table:table-cell>
          <table:table-cell table:number-columns-repeated="10"/>
        </table:table-row>
        <table:table-row table:style-name="ro1">
          <table:table-cell table:formula="of:=LOOKUP(&quot;cc&quot;;[Spreadsheet.P12:.P17];[.R12:.R17])" office:value-type="string" office:string-value="yy" calcext:value-type="string">
            <text:p>yy</text:p>
          </table:table-cell>
          <table:table-cell table:formula="of:=LOOKUP(&quot;cc&quot;;[Spreadsheet.P12:.P17];[.R3:.R9])" office:value-type="string" office:string-value="test" calcext:value-type="string">
            <text:p>test</text:p>
          </table:table-cell>
          <table:table-cell table:style-name="ce15" table:formula="of:=LOOKUP(3;[.Y2:.AB2];[.Y6:.AB6])" office:value-type="string" office:string-value="PLUM" calcext:value-type="string">
            <text:p>PLUM</text:p>
          </table:table-cell>
          <table:table-cell table:style-name="ce15" table:formula="of:=LOOKUP(&quot;E&quot;;[.Y2:.AB2];[.Y6:.AB6])" office:value-type="string" office:string-value="VAN" calcext:value-type="string">
            <text:p>VAN</text:p>
          </table:table-cell>
          <table:table-cell table:number-columns-repeated="11"/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q</text:p>
          </table:table-cell>
          <table:table-cell table:number-columns-repeated="10"/>
        </table:table-row>
        <table:table-row table:style-name="ro1">
          <table:table-cell table:formula="of:=OFFSET([.A1];2;2)" office:value-type="float" office:value="4" calcext:value-type="float">
            <text:p>4</text:p>
          </table:table-cell>
          <table:table-cell table:formula="of:=SUM(OFFSET([.A1];1;1;3;4))"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number-columns-repeated="10"/>
        </table:table-row>
        <table:table-row table:style-name="ro1">
          <table:table-cell table:formula="of:=SHEETS()" office:value-type="float" office:value="7" calcext:value-type="float">
            <text:p>7</text:p>
          </table:table-cell>
          <table:table-cell table:formula="of:=SHEETS([Logical.A1:Mathematical.G1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formula="of:=SHEET()" office:value-type="float" office:value="2" calcext:value-type="float">
            <text:p>2</text:p>
          </table:table-cell>
          <table:table-cell table:formula="of:=SHEET([Financial.A1])" office:value-type="float" office:value="7" calcext:value-type="float">
            <text:p>7</text:p>
          </table:table-cell>
          <table:table-cell table:number-columns-repeated="22"/>
          <table:table-cell table:style-name="ce21" office:value-type="string" calcext:value-type="string">
            <text:p>Bug 69518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pivot data</text:p>
          </table:table-cell>
          <table:table-cell table:number-columns-repeated="2"/>
          <table:table-cell table:style-name="ce111" office:value-type="string" calcext:value-type="string">
            <text:p>type</text:p>
          </table:table-cell>
          <table:table-cell table:style-name="ce117" office:value-type="string" calcext:value-type="string">
            <text:p>fruits</text:p>
          </table:table-cell>
          <table:table-cell table:style-name="ce123"/>
          <table:table-cell table:number-columns-repeated="2"/>
          <table:table-cell office:value-type="string" calcext:value-type="string">
            <text:p>Filtr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yp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quantity</text:p>
          </table:table-cell>
          <table:table-cell/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plum</text:p>
          </table:table-cell>
          <table:table-cell table:style-name="ce12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apple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2"/>
          <table:table-cell table:style-name="ce129" office:value-type="string" calcext:value-type="string">
            <text:p>Součet - quantity</text:p>
          </table:table-cell>
          <table:table-cell table:style-name="ce117" office:value-type="string" calcext:value-type="string">
            <text:p>type</text:p>
          </table:table-cell>
          <table:table-cell table:style-name="ce138" table:number-columns-repeated="2"/>
          <table:table-cell table:style-name="ce148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melon <text:s text:c="2"/>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table-cell table:style-name="ce130" office:value-type="string" calcext:value-type="string">
            <text:p>fruits</text:p>
          </table:table-cell>
          <table:table-cell table:style-name="ce133" office:value-type="string" calcext:value-type="string">
            <text:p>A</text:p>
          </table:table-cell>
          <table:table-cell table:style-name="ce139" office:value-type="string" calcext:value-type="string">
            <text:p>B</text:p>
          </table:table-cell>
          <table:table-cell table:style-name="ce139" office:value-type="string" calcext:value-type="string">
            <text:p>C</text:p>
          </table:table-cell>
          <table:table-cell table:style-name="ce149" office:value-type="string" calcext:value-type="string">
            <text:p>Celkem Výsledek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4"/>
          <table:table-cell table:style-name="ce120" office:value-type="string" calcext:value-type="string">
            <text:p>pear</text:p>
          </table:table-cell>
          <table:table-cell table:style-name="ce126" office:value-type="float" office:value="8" calcext:value-type="float">
            <text:p>8</text:p>
          </table:table-cell>
          <table:table-cell table:number-columns-repeated="2"/>
          <table:table-cell table:style-name="ce113" office:value-type="string" calcext:value-type="string">
            <text:p>apple</text:p>
          </table:table-cell>
          <table:table-cell table:style-name="ce134"/>
          <table:table-cell table:style-name="ce140" office:value-type="float" office:value="4" calcext:value-type="float">
            <text:p>4</text:p>
          </table:table-cell>
          <table:table-cell table:style-name="ce144"/>
          <table:table-cell table:style-name="ce150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5"/>
          <table:table-cell table:style-name="ce121" office:value-type="string" calcext:value-type="string">
            <text:p>plum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/>
          <table:table-cell table:style-name="ce114" office:value-type="string" calcext:value-type="string">
            <text:p>melon <text:s text:c="2"/></text:p>
          </table:table-cell>
          <table:table-cell table:style-name="ce135"/>
          <table:table-cell table:style-name="Pivot_20_Table_20_Value"/>
          <table:table-cell table:style-name="ce14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6" office:value-type="string" calcext:value-type="string">
            <text:p>Celkem Výsledek</text:p>
          </table:table-cell>
          <table:table-cell table:style-name="ce122"/>
          <table:table-cell table:style-name="ce128" office:value-type="float" office:value="24" calcext:value-type="float">
            <text:p>24</text:p>
          </table:table-cell>
          <table:table-cell table:number-columns-repeated="2"/>
          <table:table-cell table:style-name="ce114" office:value-type="string" calcext:value-type="string">
            <text:p>pear</text:p>
          </table:table-cell>
          <table:table-cell table:style-name="ce135"/>
          <table:table-cell table:style-name="Pivot_20_Table_20_Value"/>
          <table:table-cell table:style-name="ce145" office:value-type="float" office:value="8" calcext:value-type="float">
            <text:p>8</text:p>
          </table:table-cell>
          <table:table-cell table:style-name="ce151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14" office:value-type="string" calcext:value-type="string">
            <text:p>plum</text:p>
          </table:table-cell>
          <table:table-cell table:style-name="ce136" office:value-type="float" office:value="9" calcext:value-type="float">
            <text:p>9</text:p>
          </table:table-cell>
          <table:table-cell table:style-name="ce141"/>
          <table:table-cell table:style-name="ce146" office:value-type="float" office:value="3" calcext:value-type="float">
            <text:p>3</text:p>
          </table:table-cell>
          <table:table-cell table:style-name="ce152"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31" office:value-type="string" calcext:value-type="string">
            <text:p>Celkem Výsledek</text:p>
          </table:table-cell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28"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melon 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named-expressions>
          <table:named-range table:name="local1" table:base-cell-address="$Spreadsheet.$B$3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3" table:formula="of:=ABS(0)" office:value-type="float" office:value="0" calcext:value-type="float">
            <text:p>0</text:p>
          </table:table-cell>
          <table:table-cell table:style-name="ce13" table:formula="of:=ABS(1)" office:value-type="float" office:value="1" calcext:value-type="float">
            <text:p>1</text:p>
          </table:table-cell>
          <table:table-cell table:style-name="ce13" table:formula="of:=ABS(-10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table:style-name="ce13" table:formula="of:=ACOS(0)/PI()" office:value-type="float" office:value="0.5" calcext:value-type="float">
            <text:p>0,5</text:p>
          </table:table-cell>
          <table:table-cell table:style-name="ce13" table:formula="of:=ACOS(1)" office:value-type="float" office:value="0" calcext:value-type="float">
            <text:p>0</text:p>
          </table:table-cell>
          <table:table-cell table:style-name="ce13" table:formula="of:=ACOS(-1)/PI(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OS</text:p>
          </table:table-cell>
          <table:table-cell table:number-columns-repeated="9"/>
        </table:table-row>
        <table:table-row table:style-name="ro1">
          <table:table-cell table:style-name="ce13" table:formula="of:=ACOSH(1)" office:value-type="float" office:value="0" calcext:value-type="float">
            <text:p>0</text:p>
          </table:table-cell>
          <table:table-cell table:style-name="ce13" table:formula="of:=ACOSH(0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ACOSH</text:p>
          </table:table-cell>
          <table:table-cell table:number-columns-repeated="9"/>
        </table:table-row>
        <table:table-row table:style-name="ro1">
          <table:table-cell table:style-name="ce13" table:formula="of:=ACOT(0)/PI()" office:value-type="float" office:value="0.5" calcext:value-type="float">
            <text:p>0,5</text:p>
          </table:table-cell>
          <table:table-cell table:style-name="ce13" table:formula="of:=ACOT(-1)/PI()" office:value-type="float" office:value="0.75" calcext:value-type="float">
            <text:p>0,75</text:p>
          </table:table-cell>
          <table:table-cell table:style-name="ce13" table:formula="of:=ACOT(1)/PI()" office:value-type="float" office:value="0.25" calcext:value-type="float">
            <text:p>0,25</text:p>
          </table:table-cell>
          <table:table-cell table:number-columns-repeated="6"/>
          <table:table-cell office:value-type="string" calcext:value-type="string">
            <text:p>ACOT</text:p>
          </table:table-cell>
          <table:table-cell table:number-columns-repeated="9"/>
        </table:table-row>
        <table:table-row table:style-name="ro1">
          <table:table-cell table:style-name="ce13" table:formula="of:=ROUND(PI();10)" office:value-type="float" office:value="3.1415926536" calcext:value-type="float">
            <text:p>3,1415926536</text:p>
          </table:table-cell>
          <table:table-cell table:number-columns-repeated="8"/>
          <table:table-cell office:value-type="string" calcext:value-type="string">
            <text:p>PI</text:p>
          </table:table-cell>
          <table:table-cell table:number-columns-repeated="9"/>
        </table:table-row>
        <table:table-row table:style-name="ro1">
          <table:table-cell table:style-name="ce13" table:formula="of:=ODD(0)" office:value-type="float" office:value="1" calcext:value-type="float">
            <text:p>1</text:p>
          </table:table-cell>
          <table:table-cell table:style-name="ce13" table:formula="of:=ODD(1)" office:value-type="float" office:value="1" calcext:value-type="float">
            <text:p>1</text:p>
          </table:table-cell>
          <table:table-cell table:style-name="ce13" table:formula="of:=ODD(2)" office:value-type="float" office:value="3" calcext:value-type="float">
            <text:p>3</text:p>
          </table:table-cell>
          <table:table-cell table:style-name="ce13" table:formula="of:=ODD(-3)" office:value-type="float" office:value="-3" calcext:value-type="float">
            <text:p>-3</text:p>
          </table:table-cell>
          <table:table-cell table:style-name="ce13" table:formula="of:=ODD(-4)" office:value-type="float" office:value="-5" calcext:value-type="float">
            <text:p>-5</text:p>
          </table:table-cell>
          <table:table-cell table:style-name="ce13" table:formula="of:=ODD(3.4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DD</text:p>
          </table:table-cell>
          <table:table-cell table:number-columns-repeated="9"/>
        </table:table-row>
        <table:table-row table:style-name="ro1">
          <table:table-cell table:style-name="ce13" table:formula="of:=EVEN(0)" office:value-type="float" office:value="0" calcext:value-type="float">
            <text:p>0</text:p>
          </table:table-cell>
          <table:table-cell table:style-name="ce13" table:formula="of:=EVEN(1)" office:value-type="float" office:value="2" calcext:value-type="float">
            <text:p>2</text:p>
          </table:table-cell>
          <table:table-cell table:style-name="ce13" table:formula="of:=EVEN(11)" office:value-type="float" office:value="12" calcext:value-type="float">
            <text:p>12</text:p>
          </table:table-cell>
          <table:table-cell table:style-name="ce13" table:formula="of:=EVEN(-3)" office:value-type="float" office:value="-4" calcext:value-type="float">
            <text:p>-4</text:p>
          </table:table-cell>
          <table:table-cell table:style-name="ce13" table:formula="of:=EVEN(-5)" office:value-type="float" office:value="-6" calcext:value-type="float">
            <text:p>-6</text:p>
          </table:table-cell>
          <table:table-cell table:style-name="ce13" table:formula="of:=EVEN(3.4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style-name="ce13" table:formula="of:=BITAND(12;6)" office:value-type="float" office:value="4" calcext:value-type="float">
            <text:p>4</text:p>
          </table:table-cell>
          <table:table-cell table:style-name="ce13" table:formula="of:=BITAND(-1;12)" office:value-type="string" office:string-value="" calcext:value-type="error">
            <text:p>Chyba:502</text:p>
          </table:table-cell>
          <table:table-cell table:style-name="ce13" table:formula="of:=BITAND(281474976710656;12)" office:value-type="string" office:string-value="" calcext:value-type="error">
            <text:p>Chyba:502</text:p>
          </table:table-cell>
          <table:table-cell table:number-columns-repeated="6"/>
          <table:table-cell office:value-type="string" calcext:value-type="string">
            <text:p>BITAND</text:p>
          </table:table-cell>
          <table:table-cell table:number-columns-repeated="9"/>
        </table:table-row>
        <table:table-row table:style-name="ro1">
          <table:table-cell table:style-name="ce13" table:formula="of:=BITOR(12;6)" office:value-type="float" office:value="14" calcext:value-type="float">
            <text:p>14</text:p>
          </table:table-cell>
          <table:table-cell table:style-name="ce13" table:formula="of:=BITOR(-1;12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BITOR</text:p>
          </table:table-cell>
          <table:table-cell table:number-columns-repeated="9"/>
        </table:table-row>
        <table:table-row table:style-name="ro1">
          <table:table-cell table:style-name="ce13" table:formula="of:=BITXOR(6;12)" office:value-type="float" office:value="10" calcext:value-type="float">
            <text:p>10</text:p>
          </table:table-cell>
          <table:table-cell table:style-name="ce13" table:formula="of:=BITXOR(-1;12)" office:value-type="string" office:string-value="" calcext:value-type="error">
            <text:p>Chyba:502</text:p>
          </table:table-cell>
          <table:table-cell table:number-columns-repeated="7"/>
          <table:table-cell office:value-type="string" calcext:value-type="string">
            <text:p>BITXOR</text:p>
          </table:table-cell>
          <table:table-cell table:number-columns-repeated="9"/>
        </table:table-row>
        <table:table-row table:style-name="ro1">
          <table:table-cell table:style-name="ce13" table:formula="of:=BITRSHIFT(12;2)" office:value-type="float" office:value="3" calcext:value-type="float">
            <text:p>3</text:p>
          </table:table-cell>
          <table:table-cell table:style-name="ce13" table:formula="of:=BITRSHIFT(12;-2)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BITSHIFT</text:p>
          </table:table-cell>
          <table:table-cell table:number-columns-repeated="9"/>
        </table:table-row>
        <table:table-row table:style-name="ro1">
          <table:table-cell table:style-name="ce13" table:formula="of:=BITLSHIFT(12;2)" office:value-type="float" office:value="48" calcext:value-type="float">
            <text:p>48</text:p>
          </table:table-cell>
          <table:table-cell table:style-name="ce13" table:formula="of:=BITLSHIFT(12;-2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ITLSHIFT</text:p>
          </table:table-cell>
          <table:table-cell table:number-columns-repeated="9"/>
        </table:table-row>
        <table:table-row table:style-name="ro1">
          <table:table-cell table:style-name="ce13" table:formula="of:=ROUND(SIN(PI()/4);10)" office:value-type="float" office:value="0.7071067812" calcext:value-type="float">
            <text:p>0,7071067812</text:p>
          </table:table-cell>
          <table:table-cell table:style-name="ce68" table:formula="of:=SIN(PI())" office:value-type="float" office:value="1.22464679914735E-016" calcext:value-type="float">
            <text:p>0,00</text:p>
          </table:table-cell>
          <table:table-cell table:number-columns-repeated="7"/>
          <table:table-cell office:value-type="string" calcext:value-type="string">
            <text:p>SIN</text:p>
          </table:table-cell>
          <table:table-cell table:number-columns-repeated="9"/>
        </table:table-row>
        <table:table-row table:style-name="ro1">
          <table:table-cell table:style-name="ce13" table:formula="of:=ROUND(COS(PI()/4);10)" office:value-type="float" office:value="0.7071067812" calcext:value-type="float">
            <text:p>0,7071067812</text:p>
          </table:table-cell>
          <table:table-cell table:style-name="ce13" table:formula="of:=COS(PI()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COS</text:p>
          </table:table-cell>
          <table:table-cell table:number-columns-repeated="9"/>
        </table:table-row>
        <table:table-row table:style-name="ro1">
          <table:table-cell table:style-name="ce13" table:formula="of:=COUNTBLANK([.A1:.C13]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style-name="ce13" table:formula="of:=COUNTA([.B1:.B13])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COUNTA</text:p>
          </table:table-cell>
          <table:table-cell table:number-columns-repeated="9"/>
        </table:table-row>
        <table:table-row table:style-name="ro1">
          <table:table-cell table:style-name="ce13" table:formula="of:=COUNT([.C1:.C13])" office:value-type="float" office:value="5" calcext:value-type="float">
            <text:p>5</text:p>
          </table:table-cell>
          <table:table-cell table:style-name="ce44" table:formula="of:=COUNT([.C1:.C13];1;&quot;text&quot;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/>
          <table:table-cell table:style-name="ce44" office:value-type="string" calcext:value-type="string">
            <text:p>Bug 75228</text:p>
          </table:table-cell>
          <table:table-cell table:number-columns-repeated="7"/>
        </table:table-row>
        <table:table-row table:style-name="ro1">
          <table:table-cell table:style-name="ce13" table:formula="of:=ROUND(1.234;1)" office:value-type="float" office:value="1.2" calcext:value-type="float">
            <text:p>1,2</text:p>
          </table:table-cell>
          <table:table-cell table:style-name="ce13" table:formula="of:=ROUND(1.2345;0)" office:value-type="float" office:value="1" calcext:value-type="float">
            <text:p>1</text:p>
          </table:table-cell>
          <table:table-cell table:style-name="ce13" table:formula="of:=ROUND(1.234;-1)" office:value-type="float" office:value="0" calcext:value-type="float">
            <text:p>0</text:p>
          </table:table-cell>
          <table:table-cell table:style-name="ce13" table:formula="of:=ROUND(951.23;-2)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 table:number-columns-repeated="9"/>
        </table:table-row>
        <table:table-row table:style-name="ro1">
          <table:table-cell table:style-name="ce13" table:formula="of:=SQRT(4)" office:value-type="float" office:value="2" calcext:value-type="float">
            <text:p>2</text:p>
          </table:table-cell>
          <table:table-cell table:style-name="ce13" table:formula="of:=SQRT(16)" office:value-type="float" office:value="4" calcext:value-type="float">
            <text:p>4</text:p>
          </table:table-cell>
          <table:table-cell table:style-name="ce13" table:formula="of:=SQRT(-1)" office:value-type="string" office:string-value="" calcext:value-type="error">
            <text:p>Chyba:502</text:p>
          </table:table-cell>
          <table:table-cell table:number-columns-repeated="6"/>
          <table:table-cell office:value-type="string" calcext:value-type="string">
            <text:p>SQRT</text:p>
          </table:table-cell>
          <table:table-cell table:number-columns-repeated="9"/>
        </table:table-row>
        <table:table-row table:style-name="ro1">
          <table:table-cell table:style-name="ce5" table:formula="of:=ROUND(ORG.OPENOFFICE.CONVERT(100;&quot;ATS&quot;;&quot;EUR&quot;);10)" office:value-type="float" office:value="7.2672834168" calcext:value-type="float">
            <text:p>7,2672834168</text:p>
          </table:table-cell>
          <table:table-cell table:style-name="ce5" table:formula="of:=ORG.OPENOFFICE.CONVERT(100;&quot;EUR&quot;;&quot;DEM&quot;)" office:value-type="float" office:value="195.583" calcext:value-type="float">
            <text:p>195,583</text:p>
          </table:table-cell>
          <table:table-cell table:style-name="ce5" table:number-columns-repeated="7"/>
          <table:table-cell table:style-name="ce5" office:value-type="string" calcext:value-type="string">
            <text:p>CONVERT</text:p>
          </table:table-cell>
          <table:table-cell table:number-columns-repeated="9"/>
        </table:table-row>
        <table:table-row table:style-name="ro1">
          <table:table-cell table:formula="of:=COM.MICROSOFT.FLOOR.PRECISE( -11;-2)" office:value-type="float" office:value="-12" calcext:value-type="float">
            <text:p>-12</text:p>
          </table:table-cell>
          <table:table-cell table:number-columns-repeated="8"/>
          <table:table-cell office:value-type="string" calcext:value-type="string">
            <text:p>FLOOR.PRECISE</text:p>
          </table:table-cell>
          <table:table-cell table:number-columns-repeated="9"/>
        </table:table-row>
        <table:table-row table:style-name="ro1">
          <table:table-cell table:formula="of:=FLOOR( -11;-2)" office:value-type="float" office:value="-12" calcext:value-type="float">
            <text:p>-12</text:p>
          </table:table-cell>
          <table:table-cell table:formula="of:=FLOOR( -11;-2;0)" office:value-type="float" office:value="-12" calcext:value-type="float">
            <text:p>-12</text:p>
          </table:table-cell>
          <table:table-cell table:formula="of:=FLOOR( -11;-2;1)"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9"/>
        </table:table-row>
        <table:table-row table:style-name="ro1">
          <table:table-cell table:formula="of:=SIGN(3.4)" office:value-type="float" office:value="1" calcext:value-type="float">
            <text:p>1</text:p>
          </table:table-cell>
          <table:table-cell table:formula="of:=SIGN(-4.5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SIGN</text:p>
          </table:table-cell>
          <table:table-cell table:number-columns-repeated="9"/>
        </table:table-row>
        <table:table-row table:style-name="ro1">
          <table:table-cell table:formula="of:=MROUND(15.5;3)" office:value-type="float" office:value="15" calcext:value-type="float">
            <text:p>15</text:p>
          </table:table-cell>
          <table:table-cell table:formula="of:=MROUND(1.4;0.5)" office:value-type="float" office:value="1.5" calcext:value-type="float">
            <text:p>1,5</text:p>
          </table:table-cell>
          <table:table-cell table:number-columns-repeated="7"/>
          <table:table-cell office:value-type="string" calcext:value-type="string">
            <text:p>MROUND</text:p>
          </table:table-cell>
          <table:table-cell table:number-columns-repeated="9"/>
        </table:table-row>
        <table:table-row table:style-name="ro1">
          <table:table-cell table:formula="of:=ROUND(CSCH(1);10)" office:value-type="float" office:value="0.8509181282" calcext:value-type="float">
            <text:p>0,8509181282</text:p>
          </table:table-cell>
          <table:table-cell table:number-columns-repeated="8"/>
          <table:table-cell office:value-type="string" calcext:value-type="string">
            <text:p>CSCH</text:p>
          </table:table-cell>
          <table:table-cell table:number-columns-repeated="9"/>
        </table:table-row>
        <table:table-row table:style-name="ro1">
          <table:table-cell table:formula="of:=SEC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ECH</text:p>
          </table:table-cell>
          <table:table-cell table:number-columns-repeated="9"/>
        </table:table-row>
        <table:table-row table:style-name="ro1">
          <table:table-cell table:formula="of:=ROUND(CSC(PI()/4);10)" office:value-type="float" office:value="1.4142135624" calcext:value-type="float">
            <text:p>1,4142135624</text:p>
          </table:table-cell>
          <table:table-cell table:formula="of:=CSC(RADIANS(3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SC</text:p>
          </table:table-cell>
          <table:table-cell table:number-columns-repeated="9"/>
        </table:table-row>
        <table:table-row table:style-name="ro1">
          <table:table-cell table:formula="of:=ROUND(SEC(PI()/4);10)" office:value-type="float" office:value="1.4142135624" calcext:value-type="float">
            <text:p>1,4142135624</text:p>
          </table:table-cell>
          <table:table-cell table:formula="of:=SEC(RADIANS(6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table:formula="of:=COUNTBLANK([.B28:.D29])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formula="of:=ROUND(ACOTH(1.1);10)" office:value-type="float" office:value="1.5222612189" calcext:value-type="float">
            <text:p>1,5222612189</text:p>
          </table:table-cell>
          <table:table-cell table:number-columns-repeated="8"/>
          <table:table-cell office:value-type="string" calcext:value-type="string">
            <text:p>ACOTH</text:p>
          </table:table-cell>
          <table:table-cell table:number-columns-repeated="9"/>
        </table:table-row>
        <table:table-row table:style-name="ro1">
          <table:table-cell table:formula="of:=ASIN(0)" office:value-type="float" office:value="0" calcext:value-type="float">
            <text:p>0</text:p>
          </table:table-cell>
          <table:table-cell table:formula="of:=ROUND(ASIN(1);10)" office:value-type="float" office:value="1.5707963268" calcext:value-type="float">
            <text:p>1,5707963268</text:p>
          </table:table-cell>
          <table:table-cell table:formula="of:=DEGREES(ASIN(0.5)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SIN</text:p>
          </table:table-cell>
          <table:table-cell table:number-columns-repeated="9"/>
        </table:table-row>
        <table:table-row table:style-name="ro1">
          <table:table-cell table:formula="of:=ROUND(ASINH(-90);10)" office:value-type="float" office:value="-5.1929877137" calcext:value-type="float">
            <text:p>-5,1929877137</text:p>
          </table:table-cell>
          <table:table-cell table:formula="of:=ASINH(SINH(4)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SINH</text:p>
          </table:table-cell>
          <table:table-cell table:number-columns-repeated="9"/>
        </table:table-row>
        <table:table-row table:style-name="ro1">
          <table:table-cell table:formula="of:=ROUND(ATAN(1);10)" office:value-type="float" office:value="0.7853981634" calcext:value-type="float">
            <text:p>0,7853981634</text:p>
          </table:table-cell>
          <table:table-cell table:formula="of:=DEGREES(ATAN(1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</text:p>
          </table:table-cell>
          <table:table-cell table:number-columns-repeated="9"/>
        </table:table-row>
        <table:table-row table:style-name="ro1">
          <table:table-cell table:formula="of:=ROUND(ATAN2(20;20);10)" office:value-type="float" office:value="0.7853981634" calcext:value-type="float">
            <text:p>0,7853981634</text:p>
          </table:table-cell>
          <table:table-cell table:formula="of:=DEGREES(ATAN2(12.3;12.3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2</text:p>
          </table:table-cell>
          <table:table-cell table:number-columns-repeated="9"/>
        </table:table-row>
        <table:table-row table:style-name="ro1">
          <table:table-cell table:formula="of:=A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TANH</text:p>
          </table:table-cell>
          <table:table-cell table:number-columns-repeated="9"/>
        </table:table-row>
        <table:table-row table:style-name="ro1">
          <table:table-cell table:formula="of:=COS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COSH</text:p>
          </table:table-cell>
          <table:table-cell table:number-columns-repeated="9"/>
        </table:table-row>
        <table:table-row table:style-name="ro1">
          <table:table-cell table:formula="of:=COT(PI()/4)" office:value-type="float" office:value="1" calcext:value-type="float">
            <text:p>1</text:p>
          </table:table-cell>
          <table:table-cell table:formula="of:=COT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T</text:p>
          </table:table-cell>
          <table:table-cell table:number-columns-repeated="9"/>
        </table:table-row>
        <table:table-row table:style-name="ro1">
          <table:table-cell table:formula="of:=ROUND(SQRTPI(2);10)" office:value-type="float" office:value="2.5066282746" calcext:value-type="float">
            <text:p>2,5066282746</text:p>
          </table:table-cell>
          <table:table-cell table:number-columns-repeated="8"/>
          <table:table-cell office:value-type="string" calcext:value-type="string">
            <text:p>SQRTPI</text:p>
          </table:table-cell>
          <table:table-cell table:number-columns-repeated="9"/>
        </table:table-row>
        <table:table-row table:style-name="ro1">
          <table:table-cell table:formula="of:=ROUND(COTH(1);10)" office:value-type="float" office:value="1.3130352855" calcext:value-type="float">
            <text:p>1,3130352855</text:p>
          </table:table-cell>
          <table:table-cell table:number-columns-repeated="8"/>
          <table:table-cell office:value-type="string" calcext:value-type="string">
            <text:p>COTH</text:p>
          </table:table-cell>
          <table:table-cell table:number-columns-repeated="9"/>
        </table:table-row>
        <table:table-row table:style-name="ro1">
          <table:table-cell table:formula="of:=DEGREES(PI())"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DEGREES</text:p>
          </table:table-cell>
          <table:table-cell table:number-columns-repeated="9"/>
        </table:table-row>
        <table:table-row table:style-name="ro1">
          <table:table-cell table:formula="of:=ROUND(EXP(1);10)" office:value-type="float" office:value="2.7182818285" calcext:value-type="float">
            <text:p>2,7182818285</text:p>
          </table:table-cell>
          <table:table-cell table:number-columns-repeated="8"/>
          <table:table-cell office:value-type="string" calcext:value-type="string">
            <text:p>EXP</text:p>
          </table:table-cell>
          <table:table-cell table:number-columns-repeated="9"/>
        </table:table-row>
        <table:table-row table:style-name="ro1">
          <table:table-cell table:formula="of:=FACT(3)" office:value-type="float" office:value="6" calcext:value-type="float">
            <text:p>6</text:p>
          </table:table-cell>
          <table:table-cell table:formula="of:=FACT(0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CT</text:p>
          </table:table-cell>
          <table:table-cell table:number-columns-repeated="9"/>
        </table:table-row>
        <table:table-row table:style-name="ro1">
          <table:table-cell table:formula="of:=INT(5.7)" office:value-type="float" office:value="5" calcext:value-type="float">
            <text:p>5</text:p>
          </table:table-cell>
          <table:table-cell table:formula="of:=INT(-1.3)" office:value-type="float" office:value="-2" calcext:value-type="float">
            <text:p>-2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formula="of:=EVEN(2.3)" office:value-type="float" office:value="4" calcext:value-type="float">
            <text:p>4</text:p>
          </table:table-cell>
          <table:table-cell table:formula="of:=EVEN(2)" office:value-type="float" office:value="2" calcext:value-type="float">
            <text:p>2</text:p>
          </table:table-cell>
          <table:table-cell table:formula="of:=EVEN(0)" office:value-type="float" office:value="0" calcext:value-type="float">
            <text:p>0</text:p>
          </table:table-cell>
          <table:table-cell table:formula="of:=EVEN(-0.5)"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formula="of:=GCD(16;32;24)" office:value-type="float" office:value="8" calcext:value-type="float">
            <text:p>8</text:p>
          </table:table-cell>
          <table:table-cell table:formula="of:=GCD([.A8:.A10]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GCD</text:p>
          </table:table-cell>
          <table:table-cell table:number-columns-repeated="9"/>
        </table:table-row>
        <table:table-row table:style-name="ro1">
          <table:table-cell table:formula="of:=GCD(5;15;25)" office:value-type="float" office:value="5" calcext:value-type="float">
            <text:p>5</text:p>
          </table:table-cell>
          <table:table-cell table:formula="of:=GCD([.A43];[.A24];[.A10]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CD_ADD</text:p>
          </table:table-cell>
          <table:table-cell table:number-columns-repeated="9"/>
        </table:table-row>
        <table:table-row table:style-name="ro1">
          <table:table-cell table:style-name="ce66" table:formula="of:=ISEVEN(48)" office:value-type="boolean" office:boolean-value="true" calcext:value-type="boolean">
            <text:p>PRAVDA</text:p>
          </table:table-cell>
          <table:table-cell table:style-name="ce66" table:formula="of:=ISEVEN(33)" office:value-type="boolean" office:boolean-value="false" calcext:value-type="boolean">
            <text:p>NEPRAVDA</text:p>
          </table:table-cell>
          <table:table-cell table:style-name="ce66" table:formula="of:=ISEVEN(0)" office:value-type="boolean" office:boolean-value="true" calcext:value-type="boolean">
            <text:p>PRAVDA</text:p>
          </table:table-cell>
          <table:table-cell table:style-name="ce66" table:formula="of:=ISEVEN(-2.1)" office:value-type="boolean" office:boolean-value="true" calcext:value-type="boolean">
            <text:p>PRAVDA</text:p>
          </table:table-cell>
          <table:table-cell table:style-name="ce66" table:formula="of:=ISEVEN(3.999)" office:value-type="boolean" office:boolean-value="false" calcext:value-type="boolean">
            <text:p>NEPRAVDA</text:p>
          </table:table-cell>
          <table:table-cell table:number-columns-repeated="4"/>
          <table:table-cell office:value-type="string" calcext:value-type="string">
            <text:p>ISEVEN</text:p>
          </table:table-cell>
          <table:table-cell table:number-columns-repeated="9"/>
        </table:table-row>
        <table:table-row table:style-name="ro1">
          <table:table-cell table:style-name="ce66" table:formula="of:=ISODD(33)" office:value-type="boolean" office:boolean-value="true" calcext:value-type="boolean">
            <text:p>PRAVDA</text:p>
          </table:table-cell>
          <table:table-cell table:style-name="ce66" table:formula="of:=ISODD(48)" office:value-type="boolean" office:boolean-value="false" calcext:value-type="boolean">
            <text:p>NEPRAVDA</text:p>
          </table:table-cell>
          <table:table-cell table:style-name="ce66" table:formula="of:=ISODD(3.999)" office:value-type="boolean" office:boolean-value="true" calcext:value-type="boolean">
            <text:p>PRAVDA</text:p>
          </table:table-cell>
          <table:table-cell table:style-name="ce66" table:formula="of:=ISODD(-3.1)" office:value-type="boolean" office:boolean-value="true" calcext:value-type="boolean">
            <text:p>PRAVDA</text:p>
          </table:table-cell>
          <table:table-cell table:number-columns-repeated="5"/>
          <table:table-cell office:value-type="string" calcext:value-type="string">
            <text:p>ISODD</text:p>
          </table:table-cell>
          <table:table-cell table:number-columns-repeated="9"/>
        </table:table-row>
        <table:table-row table:style-name="ro1">
          <table:table-cell table:formula="of:=LCM(512;1024;2000)" office:value-type="float" office:value="128000" calcext:value-type="float">
            <text:p>128000</text:p>
          </table:table-cell>
          <table:table-cell table:number-columns-repeated="8"/>
          <table:table-cell office:value-type="string" calcext:value-type="string">
            <text:p>LCM</text:p>
          </table:table-cell>
          <table:table-cell table:number-columns-repeated="9"/>
        </table:table-row>
        <table:table-row table:style-name="ro1">
          <table:table-cell table:formula="of:=LCM(5;15;25)"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LCM_ADD</text:p>
          </table:table-cell>
          <table:table-cell table:number-columns-repeated="9"/>
        </table:table-row>
        <table:table-row table:style-name="ro1">
          <table:table-cell table:formula="of:=COMBIN(3;2)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OMBIN</text:p>
          </table:table-cell>
          <table:table-cell table:number-columns-repeated="9"/>
        </table:table-row>
        <table:table-row table:style-name="ro1">
          <table:table-cell table:formula="of:=COMBINA(3;2)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OMBINA</text:p>
          </table:table-cell>
          <table:table-cell table:number-columns-repeated="9"/>
        </table:table-row>
        <table:table-row table:style-name="ro1">
          <table:table-cell table:formula="of:=TRUNC(1.239;2)" office:value-type="float" office:value="1.23" calcext:value-type="float">
            <text:p>1,23</text:p>
          </table:table-cell>
          <table:table-cell table:formula="of:=TRUNC(-1.234999;3)" office:value-type="float" office:value="-1.234" calcext:value-type="float">
            <text:p>-1,234</text:p>
          </table:table-cell>
          <table:table-cell table:number-columns-repeated="7"/>
          <table:table-cell office:value-type="string" calcext:value-type="string">
            <text:p>TRUNC</text:p>
          </table:table-cell>
          <table:table-cell table:number-columns-repeated="6"/>
          <table:table-cell office:value-type="string" calcext:value-type="string">
            <text:p>vlookup table bug 75642</text:p>
          </table:table-cell>
          <table:table-cell table:number-columns-repeated="2"/>
        </table:table-row>
        <table:table-row table:style-name="ro1">
          <table:table-cell table:formula="of:=ROUND(LN(3);10)" office:value-type="float" office:value="1.0986122887" calcext:value-type="float">
            <text:p>1,0986122887</text:p>
          </table:table-cell>
          <table:table-cell table:formula="of:=LN(EXP(321))" office:value-type="float" office:value="321" calcext:value-type="float">
            <text:p>321</text:p>
          </table:table-cell>
          <table:table-cell table:number-columns-repeated="7"/>
          <table:table-cell office:value-type="string" calcext:value-type="string">
            <text:p>LN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OUND(LOG(10;3);10)" office:value-type="float" office:value="2.0959032743" calcext:value-type="float">
            <text:p>2,0959032743</text:p>
          </table:table-cell>
          <table:table-cell table:formula="of:=LOG(7^4;7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LOG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ROUND(LOG10(5);10)" office:value-type="float" office:value="0.6989700043" calcext:value-type="float">
            <text:p>0,6989700043</text:p>
          </table:table-cell>
          <table:table-cell table:number-columns-repeated="8"/>
          <table:table-cell office:value-type="string" calcext:value-type="string">
            <text:p>LOG10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COM.MICROSOFT.ISO.CEILING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SO.CEILING</text:p>
          </table:table-cell>
          <table:table-cell table:number-columns-repeated="9"/>
        </table:table-row>
        <table:table-row table:style-name="ro1">
          <table:table-cell table:formula="of:=COM.MICROSOFT.CEILING.PRECISE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EILING.PRECISE</text:p>
          </table:table-cell>
          <table:table-cell table:number-columns-repeated="9"/>
        </table:table-row>
        <table:table-row table:style-name="ro1">
          <table:table-cell table:formula="of:=CEILING(-11;-2)" office:value-type="float" office:value="-10" calcext:value-type="float">
            <text:p>-10</text:p>
          </table:table-cell>
          <table:table-cell table:formula="of:=CEILING(-11;-2;0)" office:value-type="float" office:value="-10" calcext:value-type="float">
            <text:p>-10</text:p>
          </table:table-cell>
          <table:table-cell table:formula="of:=CEILING(-11;-2;1)" office:value-type="float" office:value="-12" calcext:value-type="float">
            <text:p>-12</text:p>
          </table:table-cell>
          <table:table-cell table:number-columns-repeated="6"/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PRODUCT bug 76663</text:p>
          </table:table-cell>
          <table:table-cell table:number-columns-repeated="6"/>
        </table:table-row>
        <table:table-row table:style-name="ro1">
          <table:table-cell table:formula="of:=MULTINOMIAL([.A51:.A52])"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MULTINOMIAL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POWER(4;3)"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table:formula="of:=SERIESSUM(2;3;2;3)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ERIESSUM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table:formula="of:=PRODUCT(2;3;4)" office:value-type="float" office:value="24" calcext:value-type="float">
            <text:p>24</text:p>
          </table:table-cell>
          <table:table-cell table:formula="of:=PRODUCT([.A42:.A44])" office:value-type="float" office:value="120" calcext:value-type="float">
            <text:p>120</text:p>
          </table:table-cell>
          <table:table-cell table:number-matrix-columns-spanned="1" table:number-matrix-rows-spanned="1" table:formula="of:=PRODUCT(1+[.M60:.M63])-1" office:value-type="float" office:value="1.4024" calcext:value-type="float">
            <text:p>1,4024</text:p>
          </table:table-cell>
          <table:table-cell table:formula="of:=PRODUCT({1|2|3})" office:value-type="float" office:value="6" calcext:value-type="float">
            <text:p>6</text:p>
          </table:table-cell>
          <table:table-cell table:style-name="ce69" table:formula="of:=PRODUCT([.R63:.S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Bug 36810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style-name="ce69" office:value-type="string" calcext:value-type="string">
            <text:p>Bug 79978</text:p>
          </table:table-cell>
          <table:table-cell table:style-name="ce69" table:formula="of:=1/0" office:value-type="string" office:string-value="" calcext:value-type="error">
            <text:p>#DIV/0!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table-cell table:style-name="ce67" table:formula="of:=SUMSQ(1;2;3)" office:value-type="float" office:value="14" calcext:value-type="float">
            <text:p>14</text:p>
          </table:table-cell>
          <table:table-cell table:style-name="ce67" table:formula="of:=SUMSQ([.B44];[.A44];[.B45])" office:value-type="float" office:value="24" calcext:value-type="float">
            <text:p>24</text:p>
          </table:table-cell>
          <table:table-cell table:style-name="ce67" table:formula="of:=SUMSQ([.B44:.B46])" office:value-type="float" office:value="33" calcext:value-type="float">
            <text:p>33</text:p>
          </table:table-cell>
          <table:table-cell table:style-name="ce67" table:number-matrix-columns-spanned="1" table:number-matrix-rows-spanned="1" table:formula="of:=SUMSQ([.A42:.B43])" office:value-type="float" office:value="66" calcext:value-type="float">
            <text:p>66</text:p>
          </table:table-cell>
          <table:table-cell table:style-name="ce67" table:number-columns-repeated="5"/>
          <table:table-cell table:style-name="ce67" office:value-type="string" calcext:value-type="string">
            <text:p>SUMSQ</text:p>
          </table:table-cell>
          <table:table-cell office:value-type="string" calcext:value-type="string">
            <text:p>Note: bad online help <text:a xlink:href="https://help.libreoffice.org/Calc/Mathematical_Functions#SUMSQ" xlink:type="simple">https://help.libreoffice.org/Calc/Mathematical_Functions#SUMSQ</text:a></text:p>
          </table:table-cell>
          <table:table-cell table:number-columns-repeated="8"/>
        </table:table-row>
        <table:table-row table:style-name="ro1">
          <table:table-cell table:formula="of:=MOD(22;3)" office:value-type="float" office:value="1" calcext:value-type="float">
            <text:p>1</text:p>
          </table:table-cell>
          <table:table-cell table:formula="of:=MOD(11.25;2.5)" office:value-type="float" office:value="1.25" calcext:value-type="float">
            <text:p>1,25</text:p>
          </table:table-cell>
          <table:table-cell table:formula="of:=MOD([.A50];[.A52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OD</text:p>
          </table:table-cell>
          <table:table-cell table:number-columns-repeated="9"/>
        </table:table-row>
        <table:table-row table:style-name="ro1">
          <table:table-cell table:formula="of:=QUOTIENT(11;3)" office:value-type="float" office:value="3" calcext:value-type="float">
            <text:p>3</text:p>
          </table:table-cell>
          <table:table-cell table:formula="of:=QUOTIENT([.A63];[.A46]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QUOTIENT</text:p>
          </table:table-cell>
          <table:table-cell table:number-columns-repeated="9"/>
        </table:table-row>
        <table:table-row table:style-name="ro1">
          <table:table-cell table:formula="of:=ROUND(RADIANS(90);10)" office:value-type="float" office:value="1.5707963268" calcext:value-type="float">
            <text:p>1,5707963268</text:p>
          </table:table-cell>
          <table:table-cell table:formula="of:=ROUND(RADIANS([.A50]);10)" office:value-type="float" office:value="1.308996939" calcext:value-type="float">
            <text:p>1,308996939</text:p>
          </table:table-cell>
          <table:table-cell table:number-columns-repeated="7"/>
          <table:table-cell office:value-type="string" calcext:value-type="string">
            <text:p>RADIANS</text:p>
          </table:table-cell>
          <table:table-cell table:number-columns-repeated="9"/>
        </table:table-row>
        <table:table-row table:style-name="ro1">
          <table:table-cell table:formula="of:=ROUNDDOWN(1.234;2)" office:value-type="float" office:value="1.23" calcext:value-type="float">
            <text:p>1,23</text:p>
          </table:table-cell>
          <table:table-cell table:formula="of:=ROUNDDOWN(45.67;0)" office:value-type="float" office:value="45" calcext:value-type="float">
            <text:p>45</text:p>
          </table:table-cell>
          <table:table-cell table:formula="of:=ROUNDDOWN(-45.67)" office:value-type="float" office:value="-45" calcext:value-type="float">
            <text:p>-45</text:p>
          </table:table-cell>
          <table:table-cell table:formula="of:=ROUNDDOWN(987.65;-2)" office:value-type="float" office:value="900" calcext:value-type="float">
            <text:p>900</text:p>
          </table:table-cell>
          <table:table-cell table:formula="of:=ROUNDDOWN([.B65];1)" office:value-type="float" office:value="1.2" calcext:value-type="float">
            <text:p>1,2</text:p>
          </table:table-cell>
          <table:table-cell table:number-columns-repeated="4"/>
          <table:table-cell office:value-type="string" calcext:value-type="string">
            <text:p>ROUNDDOWN</text:p>
          </table:table-cell>
          <table:table-cell table:number-columns-repeated="9"/>
        </table:table-row>
        <table:table-row table:style-name="ro1">
          <table:table-cell table:formula="of:=COUNTIF([.A60:.A66];24)" office:value-type="float" office:value="2" calcext:value-type="float">
            <text:p>2</text:p>
          </table:table-cell>
          <table:table-cell table:formula="of:=COUNTIF([.A60:.A66];[.A63])" office:value-type="float" office:value="2" calcext:value-type="float">
            <text:p>2</text:p>
          </table:table-cell>
          <table:table-cell table:formula="of:=COUNTIF([.A60:.A66];&quot;&gt;=14&quot;)" office:value-type="float" office:value="5" calcext:value-type="float">
            <text:p>5</text:p>
          </table:table-cell>
          <table:table-cell table:formula="of:=COUNTIF([.A60:.A66];&quot;&lt;=&quot;&amp;[.A64])" office:value-type="float" office:value="3" calcext:value-type="float">
            <text:p>3</text:p>
          </table:table-cell>
          <table:table-cell table:formula="of:=COUNTIF([.A60:.A66];[.L69])" office:value-type="float" office:value="5" calcext:value-type="float">
            <text:p>5</text:p>
          </table:table-cell>
          <table:table-cell table:number-matrix-columns-spanned="1" table:number-matrix-rows-spanned="1" table:formula="of:=COUNTIF([.A60:.C66];24)" office:value-type="float" office:value="3" calcext:value-type="float">
            <text:p>3</text:p>
          </table:table-cell>
          <table:table-cell table:formula="of:=COUNTIF(local2;14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IF</text:p>
          </table:table-cell>
          <table:table-cell/>
          <table:table-cell office:value-type="string" calcext:value-type="string">
            <text:p>&gt;=14</text:p>
          </table:table-cell>
          <table:table-cell table:number-columns-repeated="7"/>
        </table:table-row>
        <table:table-row table:style-name="ro1">
          <table:table-cell table:formula="of:=ROUNDUP([.C63];2)" office:value-type="float" office:value="1.41" calcext:value-type="float">
            <text:p>1,41</text:p>
          </table:table-cell>
          <table:table-cell table:formula="of:=ROUNDUP(1.2345;1)" office:value-type="float" office:value="1.3" calcext:value-type="float">
            <text:p>1,3</text:p>
          </table:table-cell>
          <table:table-cell table:formula="of:=ROUNDUP(45.67;0)" office:value-type="float" office:value="46" calcext:value-type="float">
            <text:p>46</text:p>
          </table:table-cell>
          <table:table-cell table:formula="of:=ROUNDUP(-45.67)" office:value-type="float" office:value="-46" calcext:value-type="float">
            <text:p>-46</text:p>
          </table:table-cell>
          <table:table-cell table:formula="of:=ROUNDUP(987.65;-2)"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ROUNDUP</text:p>
          </table:table-cell>
          <table:table-cell table:number-columns-repeated="9"/>
        </table:table-row>
        <table:table-row table:style-name="ro1">
          <table:table-cell table:formula="of:=SI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INH</text:p>
          </table:table-cell>
          <table:table-cell table:number-columns-repeated="9"/>
        </table:table-row>
        <table:table-row table:style-name="ro1">
          <table:table-cell table:formula="of:=SUM([.A65];[.A66];[.B66])" office:value-type="float" office:value="8" calcext:value-type="float">
            <text:p>8</text:p>
          </table:table-cell>
          <table:table-cell table:formula="of:=SUM([.B68:.B71])" office:value-type="float" office:value="48.3" calcext:value-type="float">
            <text:p>48,3</text:p>
          </table:table-cell>
          <table:table-cell table:style-name="ce14" table:number-matrix-columns-spanned="1" table:number-matrix-rows-spanned="1" table:formula="of:=SUM(([.A60:.A66]&lt;14)*[.B60:.B66])" office:value-type="float" office:value="5.25" calcext:value-type="float">
            <text:p>5,25</text:p>
          </table:table-cell>
          <table:table-cell table:number-columns-repeated="6"/>
          <table:table-cell office:value-type="string" calcext:value-type="string">
            <text:p>SUM</text:p>
          </table:table-cell>
          <table:table-cell/>
          <table:table-cell table:style-name="ce14" table:number-columns-repeated="5"/>
          <table:table-cell table:number-columns-repeated="3"/>
        </table:table-row>
        <table:table-row table:style-name="ro1">
          <table:table-cell table:formula="of:=SUMIF([.A58:.A61];&quot;&lt;0&quot;)" office:value-type="float" office:value="-20" calcext:value-type="float">
            <text:p>-20</text:p>
          </table:table-cell>
          <table:table-cell table:formula="of:=SUMIF([.A62:.A66];&quot;&lt;14&quot;;[.B62:.B66])" office:value-type="float" office:value="5.25" calcext:value-type="float">
            <text:p>5,25</text:p>
          </table:table-cell>
          <table:table-cell table:formula="of:=SUMIF([.A60:.A66];24)" office:value-type="float" office:value="48" calcext:value-type="float">
            <text:p>48</text:p>
          </table:table-cell>
          <table:table-cell table:formula="of:=SUMIF([.A60:.A66];[.A63])" office:value-type="float" office:value="48" calcext:value-type="float">
            <text:p>48</text:p>
          </table:table-cell>
          <table:table-cell table:formula="of:=SUMIF([.A60:.A66];&quot;&lt;=&quot;&amp;[.A64])" office:value-type="float" office:value="18" calcext:value-type="float">
            <text:p>18</text:p>
          </table:table-cell>
          <table:table-cell table:formula="of:=SUMIF([.A60:.A66];[.L69])" office:value-type="float" office:value="210" calcext:value-type="float">
            <text:p>210</text:p>
          </table:table-cell>
          <table:table-cell table:number-matrix-columns-spanned="1" table:number-matrix-rows-spanned="1" table:formula="of:=SUMIF([.A60:.C66];24)" office:value-type="float" office:value="72" calcext:value-type="float">
            <text:p>72</text:p>
          </table:table-cell>
          <table:table-cell table:formula="of:=SUMIF(local2;14)" office:value-type="float" office:value="14" calcext:value-type="float">
            <text:p>14</text:p>
          </table:table-cell>
          <table:table-cell/>
          <table:table-cell office:value-type="string" calcext:value-type="string">
            <text:p>SUMIF</text:p>
          </table:table-cell>
          <table:table-cell table:number-columns-repeated="9"/>
        </table:table-row>
        <table:table-row table:style-name="ro1">
          <table:table-cell table:formula="of:=TAN(PI()/4)" office:value-type="float" office:value="1" calcext:value-type="float">
            <text:p>1</text:p>
          </table:table-cell>
          <table:table-cell table:formula="of:=TAN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N</text:p>
          </table:table-cell>
          <table:table-cell table:number-columns-repeated="9"/>
        </table:table-row>
        <table:table-row table:style-name="ro1">
          <table:table-cell table:formula="of:=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subtotal separately</text:p>
          </table:table-cell>
          <table:table-cell table:number-columns-repeated="7"/>
        </table:table-row>
        <table:table-row table:style-name="ro1">
          <table:table-cell table:formula="of:=EUROCONVERT(100;&quot;ATS&quot;;&quot;EUR&quot;)" office:value-type="float" office:value="7.27" calcext:value-type="float">
            <text:p>7,27</text:p>
          </table:table-cell>
          <table:table-cell table:formula="of:=EUROCONVERT(100;&quot;EUR&quot;;&quot;DEM&quot;)" office:value-type="float" office:value="195.58" calcext:value-type="float">
            <text:p>195,58</text:p>
          </table:table-cell>
          <table:table-cell table:number-columns-repeated="7"/>
          <table:table-cell office:value-type="string" calcext:value-type="string">
            <text:p>EUROCONVERT</text:p>
          </table:table-cell>
          <table:table-cell table:number-columns-repeated="9"/>
        </table:table-row>
        <table:named-expressions>
          <table:named-range table:name="local2" table:base-cell-address="$Mathematical.$F$69" table:cell-range-address="$Mathematical.$A$60:.$A$66"/>
        </table:named-expressions>
      </table:table>
      <table:table table:name="Information" table:style-name="ta1"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>27</text:p>
          </table:table-cell>
          <table:table-cell table:style-name="Default" table:formula="of:=CELL(&quot;ROW&quot;;[.AA1])" office:value-type="float" office:value="1" calcext:value-type="float">
            <text:p>1</text:p>
          </table:table-cell>
          <table:table-cell table:style-name="Default" table:formula="of:=CELL(&quot;SHEET&quot;; [.A1])" office:value-type="float" office:value="4" calcext:value-type="float">
            <text:p>4</text:p>
          </table:table-cell>
          <table:table-cell table:style-name="ce13" table:formula="of:=CELL(&quot;Address&quot;; [.E1])" office:value-type="string" office:string-value="$E$1" calcext:value-type="string">
            <text:p>$E$1</text:p>
          </table:table-cell>
          <table:table-cell table:style-name="ce13" table:formula="of:=CELL(&quot;Address&quot;; [Logical.A1])" office:value-type="string" office:string-value="$Logical.$A$1" calcext:value-type="string">
            <text:p>$Logical.$A$1</text:p>
          </table:table-cell>
          <table:table-cell table:style-name="ce13" table:formula="of:=CELL(&quot;CONTENTS&quot;;[.C1])" office:value-type="float" office:value="4" calcext:value-type="float">
            <text:p>4</text:p>
          </table:table-cell>
          <table:table-cell table:style-name="ce13" table:formula="of:=CELL(&quot;TYPE&quot;; [.AA1])" office:value-type="string" office:string-value="b" calcext:value-type="string">
            <text:p>b</text:p>
          </table:table-cell>
          <table:table-cell table:style-name="ce13" table:formula="of:=CELL(&quot;TYPE&quot;;[.A1])" office:value-type="string" office:string-value="v" calcext:value-type="string">
            <text:p>v</text:p>
          </table:table-cell>
          <table:table-cell table:style-name="ce13" table:formula="of:=CELL(&quot;TYPE&quot;;[.D1])" office:value-type="string" office:string-value="l" calcext:value-type="string">
            <text:p>l</text:p>
          </table:table-cell>
          <table:table-cell table:number-columns-repeated="6"/>
        </table:table-row>
        <table:table-row table:style-name="ro1">
          <table:table-cell table:style-name="Default" table:formula="of:=1+2+ORG.OPENOFFICE.CURRENT(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FORMULA([.B1])" office:value-type="string" office:string-value="=CELL(&quot;ROW&quot;;AA1)" calcext:value-type="string">
            <text:p>=CELL("ROW";AA1)</text:p>
          </table:table-cell>
          <table:table-cell table:style-name="Default" table:formula="of:=FORMULA([Spreadsheet.A1])" office:value-type="string" office:string-value="=ADDRESS(2;3)" calcext:value-type="string">
            <text:p>=ADDRESS(2;3)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SBLANK([.B3])" office:value-type="boolean" office:boolean-value="false" calcext:value-type="boolean">
            <text:p>FALSE</text:p>
          </table:table-cell>
          <table:table-cell table:formula="of:=ISBLANK([.B2])" office:value-type="boolean" office:boolean-value="true" calcext:value-type="boolean">
            <text:p>TRUE</text:p>
          </table:table-cell>
          <table:table-cell table:formula="of:=ISBLANK(global1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ERR([.B4])" office:value-type="boolean" office:boolean-value="false" calcext:value-type="boolean">
            <text:p>FALSE</text:p>
          </table:table-cell>
          <table:table-cell table:formula="of:=ISERR([Mathematical.B3])" office:value-type="boolean" office:boolean-value="true" calcext:value-type="boolean">
            <text:p>TRUE</text:p>
          </table:table-cell>
          <table:table-cell table:formula="of:=ISERR(NA())" office:value-type="boolean" office:boolean-value="false" calcext:value-type="boolean">
            <text:p>FALSE</text:p>
          </table:table-cell>
          <table:table-cell table:style-name="ce1" table:formula="of:=ISERR(1/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RROR([Mathematical.B3])" office:value-type="boolean" office:boolean-value="true" calcext:value-type="boolean">
            <text:p>TRUE</text:p>
          </table:table-cell>
          <table:table-cell table:formula="of:=ISERROR([.B3])" office:value-type="boolean" office:boolean-value="false" calcext:value-type="boolean">
            <text:p>FALSE</text:p>
          </table:table-cell>
          <table:table-cell table:formula="of:=ISERROR(NA())" office:value-type="boolean" office:boolean-value="true" calcext:value-type="boolean">
            <text:p>TRUE</text:p>
          </table:table-cell>
          <table:table-cell table:style-name="ce1" table:formula="of:=ISERROR(SQRT(-1)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VEN(0)" office:value-type="boolean" office:boolean-value="true" calcext:value-type="boolean">
            <text:p>TRUE</text:p>
          </table:table-cell>
          <table:table-cell table:formula="of:=ISEVEN(-3)" office:value-type="boolean" office:boolean-value="false" calcext:value-type="boolean">
            <text:p>FALSE</text:p>
          </table:table-cell>
          <table:table-cell table:formula="of:=ISEVEN(3)" office:value-type="boolean" office:boolean-value="false" calcext:value-type="boolean">
            <text:p>FALSE</text:p>
          </table:table-cell>
          <table:table-cell table:style-name="ce1" table:formula="of:=ISEVEN(1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FORMULA([.B1])" office:value-type="boolean" office:boolean-value="true" calcext:value-type="boolean">
            <text:p>TRUE</text:p>
          </table:table-cell>
          <table:table-cell table:formula="of:=ISFORMULA([.AA1])" office:value-type="boolean" office:boolean-value="false" calcext:value-type="boolean">
            <text:p>FALSE</text:p>
          </table:table-cell>
          <table:table-cell table:formula="of:=ISFORMULA([Spreadsheet.O3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LOGICAL(2)" office:value-type="boolean" office:boolean-value="false" calcext:value-type="boolean">
            <text:p>FALSE</text:p>
          </table:table-cell>
          <table:table-cell table:formula="of:=ISLOGICAL(1)" office:value-type="boolean" office:boolean-value="false" calcext:value-type="boolean">
            <text:p>FALSE</text:p>
          </table:table-cell>
          <table:table-cell table:formula="of:=ISLOGICAL(&quot;FALSE&quot;)" office:value-type="boolean" office:boolean-value="false" calcext:value-type="boolean">
            <text:p>FALSE</text:p>
          </table:table-cell>
          <table:table-cell table:style-name="ce1" table:formula="of:=ISLOGICAL([.B4]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NA(NA())" office:value-type="boolean" office:boolean-value="true" calcext:value-type="boolean">
            <text:p>TRUE</text:p>
          </table:table-cell>
          <table:table-cell table:formula="of:=ISNA([.B9])" office:value-type="boolean" office:boolean-value="false" calcext:value-type="boolean">
            <text:p>FALSE</text:p>
          </table:table-cell>
          <table:table-cell table:formula="of:=ISNA([.B3])" office:value-type="boolean" office:boolean-value="false" calcext:value-type="boolean">
            <text:p>FALSE</text:p>
          </table:table-cell>
          <table:table-cell table:style-name="ce1" table:formula="of:=ISNA(1/0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table:formula="of:=ISNONTEXT([.A2])" office:value-type="boolean" office:boolean-value="true" calcext:value-type="boolean">
            <text:p>TRUE</text:p>
          </table:table-cell>
          <table:table-cell table:formula="of:=ISNONTEXT([.B10])" office:value-type="boolean" office:boolean-value="true" calcext:value-type="boolean">
            <text:p>TRUE</text:p>
          </table:table-cell>
          <table:table-cell table:formula="of:=ISNONTEXT([.D1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NUMBER([.A11])" office:value-type="boolean" office:boolean-value="true" calcext:value-type="boolean">
            <text:p>TRUE</text:p>
          </table:table-cell>
          <table:table-cell table:formula="of:=ISNUMBER([.B3])" office:value-type="boolean" office:boolean-value="false" calcext:value-type="boolean">
            <text:p>FALSE</text:p>
          </table:table-cell>
          <table:table-cell table:formula="of:=ISNUMBER([.C1])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table:formula="of:=ISODD(1)" office:value-type="boolean" office:boolean-value="true" calcext:value-type="boolean">
            <text:p>TRUE</text:p>
          </table:table-cell>
          <table:table-cell table:formula="of:=ISODD(2)" office:value-type="boolean" office:boolean-value="false" calcext:value-type="boolean">
            <text:p>FALSE</text:p>
          </table:table-cell>
          <table:table-cell table:formula="of:=ISODD(0)" office:value-type="boolean" office:boolean-value="false" calcext:value-type="boolean">
            <text:p>FALSE</text:p>
          </table:table-cell>
          <table:table-cell table:style-name="ce1" table:formula="of:=ISODD(-5)" office:value-type="boolean" office:boolean-value="true" calcext:value-type="boolean">
            <text:p>TRUE</text:p>
          </table:table-cell>
          <table:table-cell table:style-name="ce1" table:formula="of:=ISODD(100)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formula="of:=ISREF([.E1])" office:value-type="boolean" office:boolean-value="true" calcext:value-type="boolean">
            <text:p>TRUE</text:p>
          </table:table-cell>
          <table:table-cell table:formula="of:=ISREF([.B3:.F4])" office:value-type="boolean" office:boolean-value="true" calcext:value-type="boolean">
            <text:p>TRUE</text:p>
          </table:table-cell>
          <table:table-cell table:formula="of:=ISREF(c)" office:value-type="boolean" office:boolean-value="false" calcext:value-type="boolean">
            <text:p>FALSE</text:p>
          </table:table-cell>
          <table:table-cell table:style-name="ce1" table:formula="of:=ISREF(&quot;test&quot;)" office:value-type="boolean" office:boolean-value="false" calcext:value-type="boolean">
            <text:p>FALSE</text:p>
          </table:table-cell>
          <table:table-cell table:style-name="ce1" table:formula="of:=ISREF(33)" office:value-type="boolean" office:boolean-value="false" calcext:value-type="boolean">
            <text:p>FALSE</text:p>
          </table:table-cell>
          <table:table-cell table:style-name="ce1" table:formula="of:=ISREF(g10000000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ISTEXT([.A14])" office:value-type="boolean" office:boolean-value="false" calcext:value-type="boolean">
            <text:p>FALSE</text:p>
          </table:table-cell>
          <table:table-cell table:formula="of:=ISTEXT([.B3])" office:value-type="boolean" office:boolean-value="true" calcext:value-type="boolean">
            <text:p>TRUE</text:p>
          </table:table-cell>
          <table:table-cell table:formula="of:=ISTEXT(3)" office:value-type="boolean" office:boolean-value="false" calcext:value-type="boolean">
            <text:p>FALSE</text:p>
          </table:table-cell>
          <table:table-cell table:style-name="ce1" table:formula="of:=ISTEXT(&quot;3&quot;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style-name="Default" table:formula="of:=N([.A15])" office:value-type="float" office:value="0" calcext:value-type="float">
            <text:p>0</text:p>
          </table:table-cell>
          <table:table-cell table:style-name="Default" table:formula="of:=N([.B15])" office:value-type="float" office:value="1" calcext:value-type="float">
            <text:p>1</text:p>
          </table:table-cell>
          <table:table-cell table:style-name="Default" table:formula="of:=N(42)" office:value-type="float" office:value="42" calcext:value-type="float">
            <text:p>42</text:p>
          </table:table-cell>
          <table:table-cell table:style-name="ce13" table:formula="of:=N(&quot;3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NA()" office:value-type="string" office:string-value="" calcext:value-type="error">
            <text:p>#N/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TYPE(3)" office:value-type="float" office:value="1" calcext:value-type="float">
            <text:p>1</text:p>
          </table:table-cell>
          <table:table-cell table:style-name="Default" table:formula="of:=TYPE(&quot;test&quot;)" office:value-type="float" office:value="2" calcext:value-type="float">
            <text:p>2</text:p>
          </table:table-cell>
          <table:table-cell table:style-name="Default" table:formula="of:=TYPE([.A15])" office:value-type="float" office:value="8" calcext:value-type="float">
            <text:p>8</text:p>
          </table:table-cell>
          <table:table-cell table:style-name="ce13" table:formula="of:=TYPE({1;2})" office:value-type="float" office:value="64" calcext:value-type="float">
            <text:p>64</text:p>
          </table:table-cell>
          <table:table-cell table:style-name="ce13" table:formula="of:=TYPE(NA(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table:formula="of:=ISODD(5)" office:value-type="boolean" office:boolean-value="true" calcext:value-type="boolean">
            <text:p>PRAVDA</text:p>
          </table:table-cell>
          <table:table-cell table:style-name="ce2" table:formula="of:=ISODD(6)" office:value-type="boolean" office:boolean-value="false" calcext:value-type="boolean">
            <text:p>NEPRAVDA</text:p>
          </table:table-cell>
          <table:table-cell table:style-name="ce5" table:number-columns-repeated="12"/>
          <table:table-cell table:style-name="ce5" office:value-type="string" calcext:value-type="string">
            <text:p>ISODD_ADD</text:p>
          </table:table-cell>
        </table:table-row>
        <table:table-row table:style-name="ro1">
          <table:table-cell table:style-name="ce66" table:formula="of:=ISEVEN(5)" office:value-type="boolean" office:boolean-value="false" calcext:value-type="boolean">
            <text:p>NEPRAVDA</text:p>
          </table:table-cell>
          <table:table-cell table:style-name="ce66" table:formula="of:=ISEVEN([.A2])" office:value-type="boolean" office:boolean-value="true" calcext:value-type="boolean">
            <text:p>PRAVDA</text:p>
          </table:table-cell>
          <table:table-cell table:style-name="Default"/>
          <table:table-cell table:number-columns-repeated="11"/>
          <table:table-cell office:value-type="string" calcext:value-type="string">
            <text:p>ISEVEN_ADD</text:p>
          </table:table-cell>
        </table:table-row>
      </table:table>
      <table:table table:name="Text" table:style-name="ta1"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2" table:default-cell-style-name="ce78"/>
        <table:table-column table:style-name="co10" table:number-columns-repeated="2" table:default-cell-style-name="ce78"/>
        <table:table-column table:style-name="co11" table:default-cell-style-name="ce78"/>
        <table:table-column table:style-name="co2" table:number-columns-repeated="1017" table:default-cell-style-name="ce78"/>
        <table:table-row table:style-name="ro1">
          <table:table-cell table:style-name="ce70" table:formula="of:=ARABIC(&quot;MXIV&quot;)" office:value-type="float" office:value="1014" calcext:value-type="float">
            <text:p>1014</text:p>
          </table:table-cell>
          <table:table-cell table:style-name="ce70" table:formula="of:=ARABIC(&quot;MMII&quot;)" office:value-type="float" office:value="2002" calcext:value-type="float">
            <text:p>2002</text:p>
          </table:table-cell>
          <table:table-cell table:number-columns-repeated="4"/>
          <table:table-cell office:value-type="string" calcext:value-type="string">
            <text:p>ARABIC</text:p>
          </table:table-cell>
          <table:table-cell table:number-columns-repeated="1017"/>
        </table:table-row>
        <table:table-row table:style-name="ro1">
          <table:table-cell table:style-name="ce70" table:formula="of:=ASC(&quot;ＡＢＣＤＥＦＧＨＩＪＫＬＭＮＯＰＱＲＳＴＵＶＷＸＹＺ&quot;)" office:value-type="string" office:string-value="ABCDEFGHIJKLMNOPQRSTUVWXYZ" calcext:value-type="string">
            <text:p>ABCDEFGHIJKLMNOPQRSTUVWXYZ</text:p>
          </table:table-cell>
          <table:table-cell table:number-columns-repeated="5"/>
          <table:table-cell office:value-type="string" calcext:value-type="string">
            <text:p>ASC</text:p>
          </table:table-cell>
          <table:table-cell table:number-columns-repeated="1017"/>
        </table:table-row>
        <table:table-row table:style-name="ro1">
          <table:table-cell table:style-name="ce71" table:formula="of:=BASE(17;10;4)" office:value-type="string" office:string-value="0017" calcext:value-type="string">
            <text:p>0017</text:p>
          </table:table-cell>
          <table:table-cell table:style-name="ce71" table:formula="of:=BASE(17;2)" office:value-type="string" office:string-value="10001" calcext:value-type="string">
            <text:p>10001</text:p>
          </table:table-cell>
          <table:table-cell table:style-name="ce71" table:formula="of:=BASE(255;16;4)" office:value-type="string" office:string-value="00FF" calcext:value-type="string">
            <text:p>00FF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table:style-name="ce70" table:formula="of:=CHAR(65)" office:value-type="string" office:string-value="A" calcext:value-type="string">
            <text:p>A</text:p>
          </table:table-cell>
          <table:table-cell table:style-name="ce70" table:formula="of:=CHAR(97)" office:value-type="string" office:string-value="a" calcext:value-type="string">
            <text:p>a</text:p>
          </table:table-cell>
          <table:table-cell table:style-name="ce71" table:formula="of:=CHAR(100)" office:value-type="string" office:string-value="d" calcext:value-type="string">
            <text:p>d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style-name="ce70" table:formula="of:=CLEAN(&quot;d&quot;&amp;CHAR(10)&amp;&quot;o&quot;&amp;CHAR(10)&amp;&quot;g&quot;)" office:value-type="string" office:string-value="dog" calcext:value-type="string">
            <text:p>dog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7"/>
        </table:table-row>
        <table:table-row table:style-name="ro1">
          <table:table-cell table:style-name="ce72" table:formula="of:=CODE(&quot;Hieronymus&quot;)" office:value-type="float" office:value="72" calcext:value-type="float">
            <text:p>72</text:p>
          </table:table-cell>
          <table:table-cell table:style-name="ce70" table:formula="of:=CODE(&quot;hieroglyphic&quot;)" office:value-type="float" office:value="104" calcext:value-type="float">
            <text:p>104</text:p>
          </table:table-cell>
          <table:table-cell table:style-name="ce70" table:formula="of:=CODE(&quot;apple&quot;)"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73"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  <table:table-cell table:number-columns-repeated="5"/>
          <table:table-cell office:value-type="string" calcext:value-type="string">
            <text:p>CONCATENATE</text:p>
          </table:table-cell>
          <table:table-cell table:number-columns-repeated="1017"/>
        </table:table-row>
        <table:table-row table:style-name="ro1">
          <table:table-cell table:style-name="ce73" table:formula="of:=DECIMAL(&quot;17&quot;;10)" office:value-type="float" office:value="17" calcext:value-type="float">
            <text:p>17</text:p>
          </table:table-cell>
          <table:table-cell table:style-name="ce73" table:formula="of:=DECIMAL(&quot;FACE&quot;;16)" office:value-type="float" office:value="64206" calcext:value-type="float">
            <text:p>64206</text:p>
          </table:table-cell>
          <table:table-cell table:style-name="ce73" table:formula="of:=DECIMAL(&quot;0101&quot;;2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CIMAL</text:p>
          </table:table-cell>
          <table:table-cell table:number-columns-repeated="1017"/>
        </table:table-row>
        <table:table-row table:style-name="ro1">
          <table:table-cell table:style-name="ce73" table:formula="of:=DOLLAR(255)" office:value-type="string" office:string-value="$255.00" calcext:value-type="string">
            <text:p>$255.00</text:p>
          </table:table-cell>
          <table:table-cell table:style-name="ce73" table:formula="of:=DOLLAR(367.456;2)" office:value-type="string" office:string-value="$367.46" calcext:value-type="string">
            <text:p>$367.46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table:style-name="ce74" table:formula="of:=EXACT(&quot;microsystems&quot;;&quot;Microsystems&quot;)" office:value-type="boolean" office:boolean-value="false" calcext:value-type="boolean">
            <text:p>NEPRAVDA</text:p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1017"/>
        </table:table-row>
        <table:table-row table:style-name="ro1">
          <table:table-cell table:style-name="ce71"/>
          <table:table-cell table:number-columns-repeated="1023"/>
        </table:table-row>
        <table:table-row table:style-name="ro1">
          <table:table-cell table:style-name="ce71" table:formula="of:=FIND(76;998877665544)" office:value-type="float" office:value="6" calcext:value-type="float">
            <text:p>6</text:p>
          </table:table-cell>
          <table:table-cell table:style-name="ce70" table:formula="of:=FIND(&quot;og&quot;;&quot;dog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ND</text:p>
          </table:table-cell>
          <table:table-cell table:number-columns-repeated="1017"/>
        </table:table-row>
        <table:table-row table:style-name="ro1">
          <table:table-cell table:style-name="ce73" table:formula="of:=FIXED(1234567.89;3;1)" office:value-type="string" office:string-value="1234567.890" calcext:value-type="string">
            <text:p>1234567.890</text:p>
          </table:table-cell>
          <table:table-cell table:number-columns-repeated="5"/>
          <table:table-cell office:value-type="string" calcext:value-type="string">
            <text:p>FIXE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4"/>
          <table:table-cell table:style-name="ce80"/>
          <table:table-cell table:number-columns-repeated="1018"/>
        </table:table-row>
        <table:table-row table:style-name="ro1">
          <table:table-cell table:style-name="ce70" table:formula="of:=LEFT(&quot;testing&quot;)" office:value-type="string" office:string-value="t" calcext:value-type="string">
            <text:p>t</text:p>
          </table:table-cell>
          <table:table-cell table:style-name="ce70" table:formula="of:=LEFT(&quot;testing&quot;;3)" office:value-type="string" office:string-value="tes" calcext:value-type="string">
            <text:p>tes</text:p>
          </table:table-cell>
          <table:table-cell table:style-name="ce70" table:formula="of:=LEFT(&quot;testing&quot;;10)" office:value-type="string" office:string-value="testing" calcext:value-type="string">
            <text:p>testing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LEN(&quot;outupt&quot;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LEN</text:p>
          </table:table-cell>
          <table:table-cell table:number-columns-repeated="1017"/>
        </table:table-row>
        <table:table-row table:style-name="ro1">
          <table:table-cell table:style-name="ce70" table:formula="of:=LENB(JIS(&quot;output&quot;))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LENB</text:p>
          </table:table-cell>
          <table:table-cell table:number-columns-repeated="1017"/>
        </table:table-row>
        <table:table-row table:style-name="ro1">
          <table:table-cell table:style-name="ce70" table:formula="of:=LOWER(&quot;HAPPY&quot;)" office:value-type="string" office:string-value="happy" calcext:value-type="string">
            <text:p>happy</text:p>
          </table:table-cell>
          <table:table-cell table:style-name="ce70" table:formula="of:=LOWER(&quot;aPe&quot;)" office:value-type="string" office:string-value="ape" calcext:value-type="string">
            <text:p>ap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1">
          <table:table-cell table:style-name="ce70" table:formula="of:=MID(&quot;test&quot;;1;2)" office:value-type="string" office:string-value="te" calcext:value-type="string">
            <text:p>te</text:p>
          </table:table-cell>
          <table:table-cell table:style-name="ce70" table:formula="of:=MID(&quot;test&quot;;2;3)" office:value-type="string" office:string-value="est" calcext:value-type="string">
            <text:p>est</text:p>
          </table:table-cell>
          <table:table-cell table:style-name="ce70" table:formula="of:=MID(&quot;test&quot;;2;10)" office:value-type="string" office:string-value="est" calcext:value-type="string">
            <text:p>est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2">
          <table:table-cell table:style-name="ce75" table:formula="of:=NUMBERVALUE(&quot;1,000,000.35&quot;;&quot;.&quot;;&quot;,&quot;)" office:value-type="float" office:value="1000000.35" calcext:value-type="float">
            <text:p>1000000,35</text:p>
          </table:table-cell>
          <table:table-cell table:style-name="ce75" table:formula="of:=NUMBERVALUE(&quot;4.500,75&quot;;&quot;,&quot;;&quot;.&quot;)" office:value-type="float" office:value="4500.75" calcext:value-type="float">
            <text:p>4500,75</text:p>
          </table:table-cell>
          <table:table-cell table:number-columns-repeated="4"/>
          <table:table-cell office:value-type="string" calcext:value-type="string">
            <text:p>NUMBERVALUE</text:p>
          </table:table-cell>
          <table:table-cell table:number-columns-repeated="1017"/>
        </table:table-row>
        <table:table-row table:style-name="ro1">
          <table:table-cell table:style-name="ce70" table:formula="of:=PROPER(&quot;cat&quot;)" office:value-type="string" office:string-value="Cat" calcext:value-type="string">
            <text:p>Cat</text:p>
          </table:table-cell>
          <table:table-cell table:style-name="ce70" table:formula="of:=PROPER(&quot;monKEY&quot;)" office:value-type="string" office:string-value="Monkey" calcext:value-type="string">
            <text:p>Monkey</text:p>
          </table:table-cell>
          <table:table-cell table:number-columns-repeated="4"/>
          <table:table-cell office:value-type="string" calcext:value-type="string">
            <text:p>PROPER</text:p>
          </table:table-cell>
          <table:table-cell table:number-columns-repeated="1017"/>
        </table:table-row>
        <table:table-row table:style-name="ro1">
          <table:table-cell table:style-name="ce70" table:formula="of:=REPLACE(&quot;outplace&quot;;4;5;&quot;put&quot;)" office:value-type="string" office:string-value="output" calcext:value-type="string">
            <text:p>output</text:p>
          </table:table-cell>
          <table:table-cell table:style-name="ce70" table:formula="of:=REPLACE(&quot;outplace&quot;;4;3;&quot;put&quot;)" office:value-type="string" office:string-value="outputce" calcext:value-type="string">
            <text:p>outputce</text:p>
          </table:table-cell>
          <table:table-cell table:number-columns-repeated="4"/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1">
          <table:table-cell table:style-name="ce70" table:formula="of:=REPT(&quot;shoe&quot;;3)" office:value-type="string" office:string-value="shoeshoeshoe" calcext:value-type="string">
            <text:p>shoeshoeshoe</text:p>
          </table:table-cell>
          <table:table-cell table:number-columns-repeated="5"/>
          <table:table-cell office:value-type="string" calcext:value-type="string">
            <text:p>REPT</text:p>
          </table:table-cell>
          <table:table-cell table:number-columns-repeated="1017"/>
        </table:table-row>
        <table:table-row table:style-name="ro1">
          <table:table-cell table:style-name="ce70" table:formula="of:=RIGHT(&quot;Monday&quot;;3)" office:value-type="string" office:string-value="day" calcext:value-type="string">
            <text:p>day</text:p>
          </table:table-cell>
          <table:table-cell table:number-columns-repeated="5"/>
          <table:table-cell office:value-type="string" calcext:value-type="string">
            <text:p>RIGH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6" table:formula="of:=ROMAN(999)" office:value-type="string" office:string-value="CMXCIX" calcext:value-type="string">
            <text:p>CMXCIX</text:p>
          </table:table-cell>
          <table:table-cell table:style-name="ce76" table:formula="of:=ROMAN(999;0)" office:value-type="string" office:string-value="CMXCIX" calcext:value-type="string">
            <text:p>CMXCIX</text:p>
          </table:table-cell>
          <table:table-cell table:style-name="ce76" table:formula="of:=ROMAN(999;1)" office:value-type="string" office:string-value="LMVLIV" calcext:value-type="string">
            <text:p>LMVLIV</text:p>
          </table:table-cell>
          <table:table-cell table:style-name="ce76" table:formula="of:=ROMAN(999;2)" office:value-type="string" office:string-value="XMIX" calcext:value-type="string">
            <text:p>XMIX</text:p>
          </table:table-cell>
          <table:table-cell table:style-name="ce76" table:formula="of:=ROMAN(999;3)" office:value-type="string" office:string-value="VMIV" calcext:value-type="string">
            <text:p>VMIV</text:p>
          </table:table-cell>
          <table:table-cell table:style-name="ce76" table:formula="of:=ROMAN(999;4)" office:value-type="string" office:string-value="IM" calcext:value-type="string">
            <text:p>IM</text:p>
          </table:table-cell>
          <table:table-cell office:value-type="string" calcext:value-type="string">
            <text:p>ROMAN</text:p>
          </table:table-cell>
          <table:table-cell table:number-columns-repeated="1017"/>
        </table:table-row>
        <table:table-row table:style-name="ro1">
          <table:table-cell table:style-name="ce70" table:formula="of:=ORG.OPENOFFICE.ROT13(&quot;bacon&quot;)" office:value-type="string" office:string-value="onpba" calcext:value-type="string">
            <text:p>onpba</text:p>
          </table:table-cell>
          <table:table-cell table:number-columns-repeated="5"/>
          <table:table-cell office:value-type="string" calcext:value-type="string">
            <text:p>ROT13</text:p>
          </table:table-cell>
          <table:table-cell table:number-columns-repeated="1017"/>
        </table:table-row>
        <table:table-row table:style-name="ro1">
          <table:table-cell table:style-name="ce70" table:formula="of:=SEARCH(&quot;ath&quot;;&quot;bathtub&quot;;1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EARCH</text:p>
          </table:table-cell>
          <table:table-cell table:number-columns-repeated="1017"/>
        </table:table-row>
        <table:table-row table:style-name="ro1">
          <table:table-cell table:style-name="ce76" table:formula="of:=SUBSTITUTE(&quot;123123123&quot;;&quot;3&quot;;&quot;abc&quot;)" office:value-type="string" office:string-value="12abc12abc12abc" calcext:value-type="string">
            <text:p>12abc12abc12abc</text:p>
          </table:table-cell>
          <table:table-cell table:style-name="ce76" table:formula="of:=SUBSTITUTE(&quot;123123123&quot;;&quot;3&quot;;&quot;abc&quot;;2)" office:value-type="string" office:string-value="12312abc123" calcext:value-type="string">
            <text:p>12312abc123</text:p>
          </table:table-cell>
          <table:table-cell table:number-columns-repeated="4"/>
          <table:table-cell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76" table:formula="of:=T(12345)">
            <text:p/>
          </table:table-cell>
          <table:table-cell table:style-name="ce76" table:formula="of:=T(&quot;12345&quot;)" office:value-type="string" office:string-value="12345" calcext:value-type="string">
            <text:p>1234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style-name="ce76" table:formula="of:=TEXT(12.34567;&quot;###.##&quot;)" office:value-type="string" office:string-value="12.35" calcext:value-type="string">
            <text:p>12.35</text:p>
          </table:table-cell>
          <table:table-cell table:style-name="ce76" table:formula="of:=TEXT(12.34567;&quot;000.00&quot;)" office:value-type="string" office:string-value="012.35" calcext:value-type="string">
            <text:p>012.35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76" table:formula="of:=TRIM(&quot;             hello                 world            &quot;)" office:value-type="string" office:string-value="hello world" calcext:value-type="string">
            <text:p>hello world</text:p>
          </table:table-cell>
          <table:table-cell table:number-columns-repeated="5"/>
          <table:table-cell office:value-type="string" calcext:value-type="string">
            <text:p>TRIM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UNICODE(&quot;©&quot;)"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table:style-name="ce70" table:formula="of:=UPPER(&quot;maybe&quot;)" office:value-type="string" office:string-value="MAYBE" calcext:value-type="string">
            <text:p>MAYBE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1">
          <table:table-cell table:style-name="ce76" table:formula="of:=VALUE(&quot;4321&quot;)" office:value-type="float" office:value="4321" calcext:value-type="float">
            <text:p>4321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table:style-name="ce77" table:formula="of:=RIGHTB(&quot;Sun&quot;;2)" office:value-type="string" office:string-value="un" calcext:value-type="string">
            <text:p>un</text:p>
          </table:table-cell>
          <table:table-cell table:style-name="ce79" table:number-columns-repeated="5"/>
          <table:table-cell table:style-name="ce79" office:value-type="string" calcext:value-type="string">
            <text:p>RIGHTB</text:p>
          </table:table-cell>
          <table:table-cell table:number-columns-repeated="1017"/>
        </table:table-row>
        <table:table-row table:style-name="ro1">
          <table:table-cell table:formula="of:=MIDB(&quot;office&quot;;2;2)" office:value-type="string" office:string-value="ff" calcext:value-type="string">
            <text:p>ff</text:p>
          </table:table-cell>
          <table:table-cell table:number-columns-repeated="5"/>
          <table:table-cell office:value-type="string" calcext:value-type="string">
            <text:p>MIDB</text:p>
          </table:table-cell>
          <table:table-cell table:number-columns-repeated="1017"/>
        </table:table-row>
        <table:table-row table:style-name="ro1">
          <table:table-cell table:formula="of:=LEFTB(&quot;output&quot;;3)" office:value-type="string" office:string-value="out" calcext:value-type="string">
            <text:p>out</text:p>
          </table:table-cell>
          <table:table-cell table:number-columns-repeated="5"/>
          <table:table-cell office:value-type="string" calcext:value-type="string">
            <text:p>LEFTB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" table:style-name="ta1"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13" table:formula="of:=COUNT(3)" office:value-type="float" office:value="1" calcext:value-type="float">
            <text:p>1</text:p>
          </table:table-cell>
          <table:table-cell table:style-name="ce13" table:formula="of:=COUNT([.A1])" office:value-type="float" office:value="1" calcext:value-type="float">
            <text:p>1</text:p>
          </table:table-cell>
          <table:table-cell table:style-name="ce13" table:formula="of:=COUNT([.A1:.B1])" office:value-type="float" office:value="2" calcext:value-type="float">
            <text:p>2</text:p>
          </table:table-cell>
          <table:table-cell table:style-name="ce13" table:formula="of:=COUNT(&quot;test&quot;)" office:value-type="float" office:value="0" calcext:value-type="float">
            <text:p>0</text:p>
          </table:table-cell>
          <table:table-cell table:style-name="ce13" table:formula="of:=COUNT(1;2;3;&quot;test&quot;)" office:value-type="float" office:value="3" calcext:value-type="float">
            <text:p>3</text:p>
          </table:table-cell>
          <table:table-cell table:style-name="ce13" table:formula="of:=COUNT([.A1:.B1];[.D1];[.L1:.M1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RSQ([.O1:.O10];[.P1:.P10])" office:value-type="float" office:value="0.367679613604347" calcext:value-type="float">
            <text:p>0,367679613604347</text:p>
          </table:table-cell>
          <table:table-cell table:formula="of:=RSQ(range1;range2)" office:value-type="float" office:value="0.367679613604347" calcext:value-type="float">
            <text:p>0,367679613604347</text:p>
          </table:table-cell>
          <table:table-cell table:number-columns-repeated="10"/>
          <table:table-cell office:value-type="string" calcext:value-type="string">
            <text:p>RS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INTERCEPT([.O1:.O10];[.P1:.P10])" office:value-type="float" office:value="6.17307305292816" calcext:value-type="float">
            <text:p>6,17307305292816</text:p>
          </table:table-cell>
          <table:table-cell table:formula="of:=INTERCEPT(range1;range2)" office:value-type="float" office:value="6.17307305292816" calcext:value-type="float">
            <text:p>6,17307305292816</text:p>
          </table:table-cell>
          <table:table-cell table:number-columns-repeated="10"/>
          <table:table-cell office:value-type="string" calcext:value-type="string">
            <text:p>INTERCEP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M.MICROSOFT.EXPON.DIST(3;0.5;1)" office:value-type="float" office:value="0.77686983985157" calcext:value-type="float">
            <text:p>0,77686983985157</text:p>
          </table:table-cell>
          <table:table-cell table:number-columns-repeated="11"/>
          <table:table-cell office:value-type="string" calcext:value-type="string">
            <text:p>EXPON.D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EXPONDIST(3;0.5;1)" office:value-type="float" office:value="0.77686983985157" calcext:value-type="float">
            <text:p>0,77686983985157</text:p>
          </table:table-cell>
          <table:table-cell table:number-columns-repeated="11"/>
          <table:table-cell office:value-type="string" calcext:value-type="string">
            <text:p>EXPOND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A(2;4;6;&quot;eight&quot;)" office:value-type="float" office:value="4" calcext:value-type="float">
            <text:p>4</text:p>
          </table:table-cell>
          <table:table-cell table:formula="of:=COUNTA([.O1:.P3])" office:value-type="float" office:value="6" calcext:value-type="float">
            <text:p>6</text:p>
          </table:table-cell>
          <table:table-cell table:formula="of:=COUNTA(range1;range2)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COUNT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(2;4;6;&quot;eight&quot;)" office:value-type="float" office:value="3" calcext:value-type="float">
            <text:p>3</text:p>
          </table:table-cell>
          <table:table-cell table:formula="of:=COUNT([.O1:.P3])" office:value-type="float" office:value="6" calcext:value-type="float">
            <text:p>6</text:p>
          </table:table-cell>
          <table:table-cell table:formula="of:=COUNT(range1;range2)" office:value-type="float" office:value="14" calcext:value-type="float">
            <text:p>14</text:p>
          </table:table-cell>
          <table:table-cell table:formula="of:=COUNT([.M1:.P2])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OU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formula="of:=LEGACY.CHITEST([.S1:.S6];[.T1:.T6])" office:value-type="float" office:value="0.0209708028742119" calcext:value-type="float">
            <text:p>0,0209708028742119</text:p>
          </table:table-cell>
          <table:table-cell table:formula="of:=LEGACY.CHITEST(chi1range;chi2range)" office:value-type="float" office:value="0.0209708028742119" calcext:value-type="float">
            <text:p>0,0209708028742119</text:p>
          </table:table-cell>
          <table:table-cell table:number-columns-repeated="10"/>
          <table:table-cell office:value-type="string" calcext:value-type="string">
            <text:p>CHITEST</text:p>
          </table:table-cell>
          <table:table-cell table:number-columns-repeated="7"/>
        </table:table-row>
        <table:table-row table:style-name="ro1">
          <table:table-cell table:style-name="ce14" table:formula="of:=CHISQINV(0.93;1)" office:value-type="float" office:value="3.28302028675954" calcext:value-type="float">
            <text:p>3,28302028675954</text:p>
          </table:table-cell>
          <table:table-cell table:style-name="ce14" table:number-columns-repeated="11"/>
          <table:table-cell table:style-name="ce14" office:value-type="string" calcext:value-type="string">
            <text:p>CHISQINV</text:p>
          </table:table-cell>
          <table:table-cell table:number-columns-repeated="7"/>
        </table:table-row>
        <table:table-row table:style-name="ro1">
          <table:table-cell table:formula="of:=COM.MICROSOFT.CHISQ.INV.RT(0.05;5)" office:value-type="float" office:value="11.0704976935164" calcext:value-type="float">
            <text:p>11,0704976935164</text:p>
          </table:table-cell>
          <table:table-cell table:formula="of:=COM.MICROSOFT.CHISQ.INV.RT(0.02;5)" office:value-type="float" office:value="13.3882225990363" calcext:value-type="float">
            <text:p>13,3882225990363</text:p>
          </table:table-cell>
          <table:table-cell table:number-columns-repeated="10"/>
          <table:table-cell office:value-type="string" calcext:value-type="string">
            <text:p>CHISQ.INV.RT</text:p>
          </table:table-cell>
          <table:table-cell table:number-columns-repeated="7"/>
        </table:table-row>
        <table:table-row table:style-name="ro1">
          <table:table-cell table:formula="of:=COM.MICROSOFT.CHISQ.INV(0.5;1)" office:value-type="float" office:value="0.454936423119572" calcext:value-type="float">
            <text:p>0,454936423119572</text:p>
          </table:table-cell>
          <table:table-cell table:number-columns-repeated="11"/>
          <table:table-cell office:value-type="string" calcext:value-type="string">
            <text:p>CHISQ.INV</text:p>
          </table:table-cell>
          <table:table-cell table:number-columns-repeated="7"/>
        </table:table-row>
        <table:table-row table:style-name="ro1">
          <table:table-cell table:formula="of:=COM.MICROSOFT.CHISQ.DIST.RT(13.27; 5)" office:value-type="float" office:value="0.0209757694030221" calcext:value-type="float">
            <text:p>0,0209757694030221</text:p>
          </table:table-cell>
          <table:table-cell table:number-columns-repeated="11"/>
          <table:table-cell office:value-type="string" calcext:value-type="string">
            <text:p>CHISQ.DIST.RT</text:p>
          </table:table-cell>
          <table:table-cell table:number-columns-repeated="7"/>
        </table:table-row>
        <table:table-row table:style-name="ro1">
          <table:table-cell table:formula="of:=COM.MICROSOFT.CHISQ.DIST(3; 2; 0)" office:value-type="float" office:value="0.111565080074215" calcext:value-type="float">
            <text:p>0,111565080074215</text:p>
          </table:table-cell>
          <table:table-cell table:formula="of:=COM.MICROSOFT.CHISQ.DIST(3; 2; 1)" office:value-type="float" office:value="0.77686983985157" calcext:value-type="float">
            <text:p>0,77686983985157</text:p>
          </table:table-cell>
          <table:table-cell table:number-columns-repeated="10"/>
          <table:table-cell office:value-type="string" calcext:value-type="string">
            <text:p>CHISQ.DIST</text:p>
          </table:table-cell>
          <table:table-cell table:number-columns-repeated="7"/>
        </table:table-row>
        <table:table-row table:style-name="ro1">
          <table:table-cell table:formula="of:=CHISQDIST(2.3;15;FALSE())" office:value-type="float" office:value="0.000209862334569992" calcext:value-type="float">
            <text:p>0,000209862334569992</text:p>
          </table:table-cell>
          <table:table-cell table:formula="of:=CHISQDIST(1.5;2)" office:value-type="float" office:value="0.527633447258985" calcext:value-type="float">
            <text:p>0,527633447258985</text:p>
          </table:table-cell>
          <table:table-cell table:number-columns-repeated="10"/>
          <table:table-cell office:value-type="string" calcext:value-type="string">
            <text:p>CHISQDIST</text:p>
          </table:table-cell>
          <table:table-cell table:number-columns-repeated="7"/>
        </table:table-row>
        <table:table-row table:style-name="ro1">
          <table:table-cell table:formula="of:=LEGACY.CHIINV(0.05;[.O7])" office:value-type="float" office:value="11.0704976935164" calcext:value-type="float">
            <text:p>11,0704976935164</text:p>
          </table:table-cell>
          <table:table-cell table:number-columns-repeated="11"/>
          <table:table-cell office:value-type="string" calcext:value-type="string">
            <text:p>CHIINV</text:p>
          </table:table-cell>
          <table:table-cell table:number-columns-repeated="7"/>
        </table:table-row>
        <table:table-row table:style-name="ro1">
          <table:table-cell table:formula="of:=COM.MICROSOFT.CHISQ.TEST([.S1:.S6];[.T1:.T6])" office:value-type="float" office:value="0.0209708028742119" calcext:value-type="float">
            <text:p>0,0209708028742119</text:p>
          </table:table-cell>
          <table:table-cell table:number-columns-repeated="11"/>
          <table:table-cell office:value-type="string" calcext:value-type="string">
            <text:p>CHISQ.TEST</text:p>
          </table:table-cell>
          <table:table-cell table:number-columns-repeated="7"/>
        </table:table-row>
        <table:table-row table:style-name="ro1">
          <table:table-cell table:formula="of:=LEGACY.CHIDIST(13.27; [.O7])" office:value-type="float" office:value="0.0209757694030221" calcext:value-type="float">
            <text:p>0,0209757694030221</text:p>
          </table:table-cell>
          <table:table-cell table:number-columns-repeated="11"/>
          <table:table-cell office:value-type="string" calcext:value-type="string">
            <text:p>CHIDIST</text:p>
          </table:table-cell>
          <table:table-cell table:number-columns-repeated="7"/>
        </table:table-row>
        <table:table-row table:style-name="ro1">
          <table:table-cell table:formula="of:=COM.MICROSOFT.BINOM.INV([.P2];0.6;0.9)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BINOM.INV</text:p>
          </table:table-cell>
          <table:table-cell table:number-columns-repeated="2"/>
          <table:table-cell table:style-name="ce84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formula="of:=COM.MICROSOFT.BINOM.DIST([.P1];12;0.5;1)" office:value-type="float" office:value="0.19384765625" calcext:value-type="float">
            <text:p>0,19384765625</text:p>
          </table:table-cell>
          <table:table-cell table:formula="of:=COM.MICROSOFT.BINOM.DIST([.P1];12;0.5;0)" office:value-type="float" office:value="0.120849609375" calcext:value-type="float">
            <text:p>0,120849609375</text:p>
          </table:table-cell>
          <table:table-cell table:number-columns-repeated="10"/>
          <table:table-cell office:value-type="string" calcext:value-type="string">
            <text:p>BINOM.DIST</text:p>
          </table:table-cell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BINOMDIST([.P1];12;0.5;1)" office:value-type="float" office:value="0.19384765625" calcext:value-type="float">
            <text:p>0,19384765625</text:p>
          </table:table-cell>
          <table:table-cell table:formula="of:=BINOMDIST([.P1];12;0.5;0)" office:value-type="float" office:value="0.120849609375" calcext:value-type="float">
            <text:p>0,120849609375</text:p>
          </table:table-cell>
          <table:table-cell table:number-columns-repeated="10"/>
          <table:table-cell office:value-type="string" calcext:value-type="string">
            <text:p>BINOM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INV(0.5;[.O7];[.O3])" office:value-type="float" office:value="0.350163393761495" calcext:value-type="float">
            <text:p>0,350163393761495</text:p>
          </table:table-cell>
          <table:table-cell table:number-columns-repeated="11"/>
          <table:table-cell office:value-type="string" calcext:value-type="string">
            <text:p>BETAINV</text:p>
          </table:table-cell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COM.MICROSOFT.BETA.INV(0.5;[.O7];[.O3])" office:value-type="float" office:value="0.350163393761495" calcext:value-type="float">
            <text:p>0,350163393761495</text:p>
          </table:table-cell>
          <table:table-cell table:number-columns-repeated="11"/>
          <table:table-cell office:value-type="string" calcext:value-type="string">
            <text:p>BETA.INV</text:p>
          </table:table-cell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COM.MICROSOFT.BETA.DIST(2;8;10;1;1;3)" office:value-type="float" office:value="0.685470581054688" calcext:value-type="float">
            <text:p>0,685470581054688</text:p>
          </table:table-cell>
          <table:table-cell table:formula="of:=COM.MICROSOFT.BETA.DIST(2;8;10;0;1;3)" office:value-type="float" office:value="1.4837646484375" calcext:value-type="float">
            <text:p>1,4837646484375</text:p>
          </table:table-cell>
          <table:table-cell table:number-columns-repeated="10"/>
          <table:table-cell office:value-type="string" calcext:value-type="string">
            <text:p>BETA.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DIST(0.75;3;4)" office:value-type="float" office:value="0.96240234375" calcext:value-type="float">
            <text:p>0,96240234375</text:p>
          </table:table-cell>
          <table:table-cell table:number-columns-repeated="11"/>
          <table:table-cell office:value-type="string" calcext:value-type="string">
            <text:p>BETADIST</text:p>
          </table:table-cell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BINOM.DIST.RANGE(10;1/6;2)" office:value-type="float" office:value="0.290710049201722" calcext:value-type="float">
            <text:p>0,290710049201722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2"/>
          <table:table-cell table:style-name="ce8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9" table:number-columns-repeated="13"/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Z.TEST</text:p>
          </table:table-cell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TRIMMEAN([.P19:.P28]; 0.1)" office:value-type="float" office:value="5.1" calcext:value-type="float">
            <text:p>5,1</text:p>
          </table:table-cell>
          <table:table-cell table:number-columns-repeated="11"/>
          <table:table-cell office:value-type="string" calcext:value-type="string">
            <text:p>TRIMMEAN</text:p>
          </table:table-cell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COM.MICROSOFT.HYPGEOM.DIST(2;2;90;100;0)" office:value-type="float" office:value="0.809090909090909" calcext:value-type="float">
            <text:p>0,809090909090909</text:p>
          </table:table-cell>
          <table:table-cell table:formula="of:=COM.MICROSOFT.HYPGEOM.DIST(2;2;90;100;1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HYPGEOM.DIST</text:p>
          </table:table-cell>
          <table:table-cell table:number-columns-repeated="7"/>
        </table:table-row>
        <table:table-row table:style-name="ro1">
          <table:table-cell table:formula="of:=HYPGEOMDIST(2;2;90;100)" office:value-type="float" office:value="0.809090909090909" calcext:value-type="float">
            <text:p>0,809090909090909</text:p>
          </table:table-cell>
          <table:table-cell table:number-columns-repeated="11"/>
          <table:table-cell office:value-type="string" calcext:value-type="string">
            <text:p>HYPGEOMDIST</text:p>
          </table:table-cell>
          <table:table-cell table:number-columns-repeated="7"/>
        </table:table-row>
        <table:table-row table:style-name="ro1">
          <table:table-cell table:formula="of:=HARMEAN(23;46;69)" office:value-type="float" office:value="37.6363636363636" calcext:value-type="float">
            <text:p>37,6363636363636</text:p>
          </table:table-cell>
          <table:table-cell table:number-columns-repeated="11"/>
          <table:table-cell office:value-type="string" calcext:value-type="string">
            <text:p>HARMEAN</text:p>
          </table:table-cell>
          <table:table-cell table:number-columns-repeated="7"/>
        </table:table-row>
        <table:table-row table:style-name="ro1">
          <table:table-cell table:formula="of:=GEOMEAN(23;46;69)" office:value-type="float" office:value="41.7937736351392" calcext:value-type="float">
            <text:p>41,7937736351392</text:p>
          </table:table-cell>
          <table:table-cell table:number-columns-repeated="11"/>
          <table:table-cell office:value-type="string" calcext:value-type="string">
            <text:p>GEOMEAN</text:p>
          </table:table-cell>
          <table:table-cell table:number-columns-repeated="7"/>
        </table:table-row>
        <table:table-row table:style-name="ro1">
          <table:table-cell table:formula="of:=GAUSS(0.19)" office:value-type="float" office:value="0.0753454347347955" calcext:value-type="float">
            <text:p>0,0753454347347955</text:p>
          </table:table-cell>
          <table:table-cell table:formula="of:=GAUSS(0.0375)" office:value-type="float" office:value="0.0149568299259098" calcext:value-type="float">
            <text:p>0,0149568299259098</text:p>
          </table:table-cell>
          <table:table-cell table:number-columns-repeated="10"/>
          <table:table-cell office:value-type="string" calcext:value-type="string">
            <text:p>GAUSS</text:p>
          </table:table-cell>
          <table:table-cell table:number-columns-repeated="7"/>
        </table:table-row>
        <table:table-row table:style-name="ro1">
          <table:table-cell table:formula="of:=COM.MICROSOFT.GAMMALN.PRECISE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.PRECISE</text:p>
          </table:table-cell>
          <table:table-cell table:number-columns-repeated="7"/>
        </table:table-row>
        <table:table-row table:style-name="ro1">
          <table:table-cell table:formula="of:=GAMMALN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</text:p>
          </table:table-cell>
          <table:table-cell table:number-columns-repeated="7"/>
        </table:table-row>
        <table:table-row table:style-name="ro1">
          <table:table-cell table:formula="of:=GAMMAINV(0.8;1;1)" office:value-type="float" office:value="1.6094379124341" calcext:value-type="float">
            <text:p>1,6094379124341</text:p>
          </table:table-cell>
          <table:table-cell table:number-columns-repeated="11"/>
          <table:table-cell office:value-type="string" calcext:value-type="string">
            <text:p>GAMMAINV</text:p>
          </table:table-cell>
          <table:table-cell table:number-columns-repeated="7"/>
        </table:table-row>
        <table:table-row table:style-name="ro1">
          <table:table-cell table:formula="of:=COM.MICROSOFT.GAMMA.INV(0.8;1;1)" office:value-type="float" office:value="1.6094379124341" calcext:value-type="float">
            <text:p>1,6094379124341</text:p>
          </table:table-cell>
          <table:table-cell table:number-columns-repeated="11"/>
          <table:table-cell office:value-type="string" calcext:value-type="string">
            <text:p>GAMMA.INV</text:p>
          </table:table-cell>
          <table:table-cell table:number-columns-repeated="7"/>
        </table:table-row>
        <table:table-row table:style-name="ro1">
          <table:table-cell table:formula="of:=COM.MICROSOFT.GAMMA.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GAMMA.DIST</text:p>
          </table:table-cell>
          <table:table-cell table:number-columns-repeated="7"/>
        </table:table-row>
        <table:table-row table:style-name="ro1">
          <table:table-cell table:formula="of:=GAMMA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GAMMADIST</text:p>
          </table:table-cell>
          <table:table-cell table:number-columns-repeated="7"/>
        </table:table-row>
        <table:table-row table:style-name="ro1">
          <table:table-cell table:formula="of:=FTEST([.P24:.P28];[.P19:.P23])" office:value-type="float" office:value="0.347265701088015" calcext:value-type="float">
            <text:p>0,347265701088015</text:p>
          </table:table-cell>
          <table:table-cell table:number-columns-repeated="11"/>
          <table:table-cell office:value-type="string" calcext:value-type="string">
            <text:p>FTEST</text:p>
          </table:table-cell>
          <table:table-cell table:number-columns-repeated="7"/>
        </table:table-row>
        <table:table-row table:style-name="ro1">
          <table:table-cell table:formula="of:=FISHERINV(0.5)" office:value-type="float" office:value="0.46211715726001" calcext:value-type="float">
            <text:p>0,46211715726001</text:p>
          </table:table-cell>
          <table:table-cell table:number-columns-repeated="11"/>
          <table:table-cell office:value-type="string" calcext:value-type="string">
            <text:p>FISHERINV</text:p>
          </table:table-cell>
          <table:table-cell table:number-columns-repeated="7"/>
        </table:table-row>
        <table:table-row table:style-name="ro1">
          <table:table-cell table:formula="of:=FISHER(0.5)" office:value-type="float" office:value="0.549306144334055" calcext:value-type="float">
            <text:p>0,549306144334055</text:p>
          </table:table-cell>
          <table:table-cell table:number-columns-repeated="11"/>
          <table:table-cell office:value-type="string" calcext:value-type="string">
            <text:p>FISHER</text:p>
          </table:table-cell>
          <table:table-cell table:number-columns-repeated="7"/>
        </table:table-row>
        <table:table-row table:style-name="ro1">
          <table:table-cell table:formula="of:=LEGACY.FINV(0.5;5;10)" office:value-type="float" office:value="0.931933160851048" calcext:value-type="float">
            <text:p>0,931933160851048</text:p>
          </table:table-cell>
          <table:table-cell table:number-columns-repeated="11"/>
          <table:table-cell office:value-type="string" calcext:value-type="string">
            <text:p>FINV</text:p>
          </table:table-cell>
          <table:table-cell table:number-columns-repeated="7"/>
        </table:table-row>
        <table:table-row table:style-name="ro1">
          <table:table-cell table:formula="of:=COM.MICROSOFT.F.TEST([.P20:.P23];[.P24:.P28])" office:value-type="float" office:value="0.0817550089594968" calcext:value-type="float">
            <text:p>0,0817550089594968</text:p>
          </table:table-cell>
          <table:table-cell table:number-columns-repeated="11"/>
          <table:table-cell office:value-type="string" calcext:value-type="string">
            <text:p>F.TEST</text:p>
          </table:table-cell>
          <table:table-cell table:number-columns-repeated="7"/>
        </table:table-row>
        <table:table-row table:style-name="ro1">
          <table:table-cell table:formula="of:=COM.MICROSOFT.F.INV.RT(0.5;5;10)" office:value-type="float" office:value="0.931933160851048" calcext:value-type="float">
            <text:p>0,931933160851048</text:p>
          </table:table-cell>
          <table:table-cell table:number-columns-repeated="11"/>
          <table:table-cell office:value-type="string" calcext:value-type="string">
            <text:p>F.INV.RT</text:p>
          </table:table-cell>
          <table:table-cell table:number-columns-repeated="7"/>
        </table:table-row>
        <table:table-row table:style-name="ro1">
          <table:table-cell table:formula="of:=COM.MICROSOFT.F.DIST.RT(0.8;8;12)" office:value-type="float" office:value="0.614339643745812" calcext:value-type="float">
            <text:p>0,614339643745812</text:p>
          </table:table-cell>
          <table:table-cell table:number-columns-repeated="11"/>
          <table:table-cell office:value-type="string" calcext:value-type="string">
            <text:p>F.DIST.RT</text:p>
          </table:table-cell>
          <table:table-cell table:number-columns-repeated="7"/>
        </table:table-row>
        <table:table-row table:style-name="ro1">
          <table:table-cell table:formula="of:=FDIST(0.8;8;12;0)" office:value-type="float" office:value="0.709528249878683" calcext:value-type="float">
            <text:p>0,709528249878683</text:p>
          </table:table-cell>
          <table:table-cell table:formula="of:=FDIST(0.8;8;12;1)" office:value-type="float" office:value="0.385660356254188" calcext:value-type="float">
            <text:p>0,385660356254188</text:p>
          </table:table-cell>
          <table:table-cell table:number-columns-repeated="10"/>
          <table:table-cell office:value-type="string" calcext:value-type="string">
            <text:p>F.DIST</text:p>
          </table:table-cell>
          <table:table-cell table:number-columns-repeated="7"/>
        </table:table-row>
        <table:table-row table:style-name="ro1">
          <table:table-cell table:formula="of:=LEGACY.FDIST(0.8;8;12)" office:value-type="float" office:value="0.614339643745812" calcext:value-type="float">
            <text:p>0,614339643745812</text:p>
          </table:table-cell>
          <table:table-cell table:number-columns-repeated="11"/>
          <table:table-cell office:value-type="string" calcext:value-type="string">
            <text:p>FDIST</text:p>
          </table:table-cell>
          <table:table-cell table:number-columns-repeated="7"/>
        </table:table-row>
        <table:table-row table:style-name="ro1">
          <table:table-cell table:formula="of:=SMALL([.P19:.R28];2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table:formula="of:=COM.MICROSOFT.LOGNORM.INV(0.05;0;1)" office:value-type="float" office:value="0.193040816698737" calcext:value-type="float">
            <text:p>0,193040816698737</text:p>
          </table:table-cell>
          <table:table-cell table:number-columns-repeated="11"/>
          <table:table-cell office:value-type="string" calcext:value-type="string">
            <text:p>LOGNORM.INV</text:p>
          </table:table-cell>
          <table:table-cell table:number-columns-repeated="7"/>
        </table:table-row>
        <table:table-row table:style-name="ro1">
          <table:table-cell table:formula="of:=COM.MICROSOFT.LOGNORM.DIST(0.1;0;1;1)" office:value-type="float" office:value="0.0106510993417001" calcext:value-type="float">
            <text:p>0,0106510993417001</text:p>
          </table:table-cell>
          <table:table-cell table:number-columns-repeated="11"/>
          <table:table-cell office:value-type="string" calcext:value-type="string">
            <text:p>LOGNORM.DIST</text:p>
          </table:table-cell>
          <table:table-cell table:number-columns-repeated="7"/>
        </table:table-row>
        <table:table-row table:style-name="ro1">
          <table:table-cell table:formula="of:=LOGNORMDIST(0.1;0;1)" office:value-type="float" office:value="0.0106510993417001" calcext:value-type="float">
            <text:p>0,0106510993417001</text:p>
          </table:table-cell>
          <table:table-cell table:number-columns-repeated="11"/>
          <table:table-cell office:value-type="string" calcext:value-type="string">
            <text:p>LOGNORMDIST</text:p>
          </table:table-cell>
          <table:table-cell table:number-columns-repeated="7"/>
        </table:table-row>
        <table:table-row table:style-name="ro1">
          <table:table-cell table:formula="of:=LOGINV(0.05;0;1)" office:value-type="float" office:value="0.193040816698737" calcext:value-type="float">
            <text:p>0,193040816698737</text:p>
          </table:table-cell>
          <table:table-cell table:number-columns-repeated="11"/>
          <table:table-cell office:value-type="string" calcext:value-type="string">
            <text:p>LOGINV</text:p>
          </table:table-cell>
          <table:table-cell table:number-columns-repeated="7"/>
        </table:table-row>
        <table:table-row table:style-name="ro1">
          <table:table-cell table:formula="of:=LARGE([.P19:.P31];2)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table:formula="of:=KURT([.A1];[.A2];[.A3];[.A4];[.A5];[.A6])" office:value-type="float" office:value="0.173500839171479" calcext:value-type="float">
            <text:p>0,173500839171479</text:p>
          </table:table-cell>
          <table:table-cell table:number-columns-repeated="11"/>
          <table:table-cell office:value-type="string" calcext:value-type="string">
            <text:p>KURT</text:p>
          </table:table-cell>
          <table:table-cell table:number-columns-repeated="7"/>
        </table:table-row>
        <table:table-row table:style-name="ro1">
          <table:table-cell table:formula="of:=COM.MICROSOFT.COVARIANCE.S([.O1:.O7];[.P1:.P7])" office:value-type="float" office:value="-29" calcext:value-type="float">
            <text:p>-29</text:p>
          </table:table-cell>
          <table:table-cell table:number-columns-repeated="11"/>
          <table:table-cell office:value-type="string" calcext:value-type="string">
            <text:p>COVARIANCE.S</text:p>
          </table:table-cell>
          <table:table-cell table:number-columns-repeated="7"/>
        </table:table-row>
        <table:table-row table:style-name="ro1">
          <table:table-cell table:formula="of:=COM.MICROSOFT.COVARIANCE.P([.O1:.O7];[.P1:.P7])" office:value-type="float" office:value="-24.8571428571429" calcext:value-type="float">
            <text:p>-24,8571428571429</text:p>
          </table:table-cell>
          <table:table-cell table:number-columns-repeated="11"/>
          <table:table-cell office:value-type="string" calcext:value-type="string">
            <text:p>COVARIANCE.P</text:p>
          </table:table-cell>
          <table:table-cell table:number-columns-repeated="7"/>
        </table:table-row>
        <table:table-row table:style-name="ro1">
          <table:table-cell table:formula="of:=COVAR([.O2:.O7];[.P2:.P7])" office:value-type="float" office:value="-32.25" calcext:value-type="float">
            <text:p>-32,25</text:p>
          </table:table-cell>
          <table:table-cell table:number-columns-repeated="11"/>
          <table:table-cell office:value-type="string" calcext:value-type="string">
            <text:p>COVAR</text:p>
          </table:table-cell>
          <table:table-cell table:number-columns-repeated="7"/>
        </table:table-row>
        <table:table-row table:style-name="ro1">
          <table:table-cell table:formula="of:=CORREL([.O1:.O7];[.P1:.P7])" office:value-type="float" office:value="-0.606365907356562" calcext:value-type="float">
            <text:p>-0,606365907356562</text:p>
          </table:table-cell>
          <table:table-cell table:number-columns-repeated="11"/>
          <table:table-cell office:value-type="string" calcext:value-type="string">
            <text:p>CORREL</text:p>
          </table:table-cell>
          <table:table-cell table:number-columns-repeated="7"/>
        </table:table-row>
        <table:table-row table:style-name="ro1">
          <table:table-cell table:formula="of:=COM.MICROSOFT.CONFIDENCE.T(0.05;1.5;100)" office:value-type="float" office:value="0.297632542737962" calcext:value-type="float">
            <text:p>0,297632542737962</text:p>
          </table:table-cell>
          <table:table-cell table:number-columns-repeated="11"/>
          <table:table-cell office:value-type="string" calcext:value-type="string">
            <text:p>CONFIDENCE.T</text:p>
          </table:table-cell>
          <table:table-cell table:number-columns-repeated="7"/>
        </table:table-row>
        <table:table-row table:style-name="ro1">
          <table:table-cell table:formula="of:=COM.MICROSOFT.CONFIDENCE.NORM(0.05;1.5;100)" office:value-type="float" office:value="0.293994597681008" calcext:value-type="float">
            <text:p>0,293994597681008</text:p>
          </table:table-cell>
          <table:table-cell table:number-columns-repeated="11"/>
          <table:table-cell office:value-type="string" calcext:value-type="string">
            <text:p>CONFIDENCE.NORM</text:p>
          </table:table-cell>
          <table:table-cell table:number-columns-repeated="7"/>
        </table:table-row>
        <table:table-row table:style-name="ro1">
          <table:table-cell table:formula="of:=CONFIDENCE(0.05;1.5;100)" office:value-type="float" office:value="0.293994597681008" calcext:value-type="float">
            <text:p>0,293994597681008</text:p>
          </table:table-cell>
          <table:table-cell table:number-columns-repeated="11"/>
          <table:table-cell office:value-type="string" calcext:value-type="string">
            <text:p>CONFIDENCE</text:p>
          </table:table-cell>
          <table:table-cell table:number-columns-repeated="7"/>
        </table:table-row>
        <table:table-row table:style-name="ro1">
          <table:table-cell table:formula="of:=COM.MICROSOFT.QUARTILE.IN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INC</text:p>
          </table:table-cell>
          <table:table-cell table:number-columns-repeated="7"/>
        </table:table-row>
        <table:table-row table:style-name="ro1">
          <table:table-cell table:formula="of:=COM.MICROSOFT.QUARTILE.EX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EXC</text:p>
          </table:table-cell>
          <table:table-cell table:number-columns-repeated="7"/>
        </table:table-row>
        <table:table-row table:style-name="ro1">
          <table:table-cell table:style-name="ce81" table:formula="of:=QUARTILE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</text:p>
          </table:table-cell>
          <table:table-cell table:number-columns-repeated="7"/>
        </table:table-row>
        <table:table-row table:style-name="ro1">
          <table:table-cell table:formula="of:=COM.MICROSOFT.POISSON.DIST(60;50;1)" office:value-type="float" office:value="0.927839820186743" calcext:value-type="float">
            <text:p>0,927839820186743</text:p>
          </table:table-cell>
          <table:table-cell table:number-columns-repeated="11"/>
          <table:table-cell office:value-type="string" calcext:value-type="string">
            <text:p>POISSON.DIST</text:p>
          </table:table-cell>
          <table:table-cell table:number-columns-repeated="7"/>
        </table:table-row>
        <table:table-row table:style-name="ro1">
          <table:table-cell table:formula="of:=POISSON(60;50;1)" office:value-type="float" office:value="0.927839820186743" calcext:value-type="float">
            <text:p>0,927839820186743</text:p>
          </table:table-cell>
          <table:table-cell table:number-columns-repeated="11"/>
          <table:table-cell office:value-type="string" calcext:value-type="string">
            <text:p>POISSON</text:p>
          </table:table-cell>
          <table:table-cell table:number-columns-repeated="7"/>
        </table:table-row>
        <table:table-row table:style-name="ro1">
          <table:table-cell table:formula="of:=PHI(2.25)" office:value-type="float" office:value="0.0317396518356674" calcext:value-type="float">
            <text:p>0,0317396518356674</text:p>
          </table:table-cell>
          <table:table-cell table:formula="of:=PHI(-2.25)" office:value-type="float" office:value="0.0317396518356674" calcext:value-type="float">
            <text:p>0,0317396518356674</text:p>
          </table:table-cell>
          <table:table-cell table:formula="of:=PHI(0)" office:value-type="float" office:value="0.398942280401433" calcext:value-type="float">
            <text:p>0,398942280401433</text:p>
          </table:table-cell>
          <table:table-cell table:number-columns-repeated="9"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formula="of:=COM.MICROSOFT.PERCENTRANK.INC([.O1:.O7];7)" office:value-type="float" office:value="0.667" calcext:value-type="float">
            <text:p>0,667</text:p>
          </table:table-cell>
          <table:table-cell table:number-columns-repeated="11"/>
          <table:table-cell office:value-type="string" calcext:value-type="string">
            <text:p>PERCENTRANK.INC</text:p>
          </table:table-cell>
          <table:table-cell table:number-columns-repeated="7"/>
        </table:table-row>
        <table:table-row table:style-name="ro1">
          <table:table-cell table:style-name="ce81" table:formula="of:=COM.MICROSOFT.PERCENTRANK.EXC([.O1:.O7];7)" office:value-type="float" office:value="0.625" calcext:value-type="float">
            <text:p>0,625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style-name="ce81" table:formula="of:=PERCENTRANK([.O1:.O7];7)" office:value-type="float" office:value="0.667" calcext:value-type="float">
            <text:p>0,667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formula="of:=COM.MICROSOFT.PERCENTILE.INC([.P1:.P7];0.1)" office:value-type="float" office:value="1.6" calcext:value-type="float">
            <text:p>1,6</text:p>
          </table:table-cell>
          <table:table-cell table:number-columns-repeated="11"/>
          <table:table-cell office:value-type="string" calcext:value-type="string">
            <text:p>PERCENTILE.INC</text:p>
          </table:table-cell>
          <table:table-cell table:number-columns-repeated="7"/>
        </table:table-row>
        <table:table-row table:style-name="ro1">
          <table:table-cell table:formula="of:=COM.MICROSOFT.PERCENTILE.EXC([.P19:.P28];0.1)" office:value-type="float" office:value="1.1" calcext:value-type="float">
            <text:p>1,1</text:p>
          </table:table-cell>
          <table:table-cell table:number-columns-repeated="11"/>
          <table:table-cell office:value-type="string" calcext:value-type="string">
            <text:p>PERCENTILE.EXC</text:p>
          </table:table-cell>
          <table:table-cell table:number-columns-repeated="7"/>
        </table:table-row>
        <table:table-row table:style-name="ro1">
          <table:table-cell table:style-name="ce81" table:formula="of:=PERCENTILE([.P19:.P28];0.1)" office:value-type="float" office:value="1.9" calcext:value-type="float">
            <text:p>1,9</text:p>
          </table:table-cell>
          <table:table-cell table:number-columns-repeated="11"/>
          <table:table-cell office:value-type="string" calcext:value-type="string">
            <text:p>PERCENTILE</text:p>
          </table:table-cell>
          <table:table-cell table:number-columns-repeated="7"/>
        </table:table-row>
        <table:table-row table:style-name="ro1">
          <table:table-cell table:formula="of:=PEARSON([.O1:.O7];[.P1:.P7])" office:value-type="float" office:value="-0.606365907356562" calcext:value-type="float">
            <text:p>-0,606365907356562</text:p>
          </table:table-cell>
          <table:table-cell table:number-columns-repeated="11"/>
          <table:table-cell office:value-type="string" calcext:value-type="string">
            <text:p>PEARSON</text:p>
          </table:table-cell>
          <table:table-cell table:number-columns-repeated="7"/>
        </table:table-row>
        <table:table-row table:style-name="ro1">
          <table:table-cell table:formula="of:=NORMINV(0.9;63;5)" office:value-type="float" office:value="69.407757827723" calcext:value-type="float">
            <text:p>69,407757827723</text:p>
          </table:table-cell>
          <table:table-cell table:number-columns-repeated="11"/>
          <table:table-cell office:value-type="string" calcext:value-type="string">
            <text:p>NORMINV</text:p>
          </table:table-cell>
          <table:table-cell table:number-columns-repeated="7"/>
        </table:table-row>
        <table:table-row table:style-name="ro1">
          <table:table-cell table:formula="of:=COM.MICROSOFT.NORM.INV(0.9;63;5)" office:value-type="float" office:value="69.407757827723" calcext:value-type="float">
            <text:p>69,407757827723</text:p>
          </table:table-cell>
          <table:table-cell table:number-columns-repeated="11"/>
          <table:table-cell office:value-type="string" calcext:value-type="string">
            <text:p>NORM.INV</text:p>
          </table:table-cell>
          <table:table-cell table:number-columns-repeated="7"/>
        </table:table-row>
        <table:table-row table:style-name="ro1">
          <table:table-cell table:formula="of:=COM.MICROSOFT.NORM.DIST(70;63;5;0)" office:value-type="float" office:value="0.029945493127149" calcext:value-type="float">
            <text:p>0,029945493127149</text:p>
          </table:table-cell>
          <table:table-cell table:formula="of:=COM.MICROSOFT.NORM.DIST(70;63;5;1)" office:value-type="float" office:value="0.919243340766229" calcext:value-type="float">
            <text:p>0,919243340766229</text:p>
          </table:table-cell>
          <table:table-cell table:number-columns-repeated="10"/>
          <table:table-cell office:value-type="string" calcext:value-type="string">
            <text:p>NORM.DIST</text:p>
          </table:table-cell>
          <table:table-cell table:number-columns-repeated="7"/>
        </table:table-row>
        <table:table-row table:style-name="ro1">
          <table:table-cell table:formula="of:=NORMDIST(70;63;5;0)" office:value-type="float" office:value="0.029945493127149" calcext:value-type="float">
            <text:p>0,029945493127149</text:p>
          </table:table-cell>
          <table:table-cell table:formula="of:=NORMDIST(70;63;5;1)" office:value-type="float" office:value="0.919243340766229" calcext:value-type="float">
            <text:p>0,919243340766229</text:p>
          </table:table-cell>
          <table:table-cell table:number-columns-repeated="10"/>
          <table:table-cell office:value-type="string" calcext:value-type="string">
            <text:p>NORMDIST</text:p>
          </table:table-cell>
          <table:table-cell table:number-columns-repeated="7"/>
        </table:table-row>
        <table:table-row table:style-name="ro1">
          <table:table-cell table:formula="of:=COM.MICROSOFT.NEGBINOM.DIST(1;1;0.5;0)" office:value-type="float" office:value="0.25" calcext:value-type="float">
            <text:p>0,25</text:p>
          </table:table-cell>
          <table:table-cell table:formula="of:=COM.MICROSOFT.NEGBINOM.DIST(1;1;0.5;1)" office:value-type="float" office:value="0.75" calcext:value-type="float">
            <text:p>0,75</text:p>
          </table:table-cell>
          <table:table-cell table:number-columns-repeated="10"/>
          <table:table-cell office:value-type="string" calcext:value-type="string">
            <text:p>NEGBINOM.DIST</text:p>
          </table:table-cell>
          <table:table-cell table:number-columns-repeated="7"/>
        </table:table-row>
        <table:table-row table:style-name="ro1">
          <table:table-cell table:formula="of:=NEGBINOMDIST(1;1;0.5)" office:value-type="float" office:value="0.25" calcext:value-type="float">
            <text:p>0,25</text:p>
          </table:table-cell>
          <table:table-cell table:number-columns-repeated="11"/>
          <table:table-cell office:value-type="string" calcext:value-type="string">
            <text:p>NEGBINOMDIST</text:p>
          </table:table-cell>
          <table:table-cell table:number-columns-repeated="7"/>
        </table:table-row>
        <table:table-row table:style-name="ro1">
          <table:table-cell table:formula="of:=COM.MICROSOFT.MODE.SNGL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SNGL</text:p>
          </table:table-cell>
          <table:table-cell table:number-columns-repeated="7"/>
        </table:table-row>
        <table:table-row table:style-name="ro1">
          <table:table-cell table:formula="of:=COM.MICROSOFT.MODE.MULT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MULT</text:p>
          </table:table-cell>
          <table:table-cell table:number-columns-repeated="7"/>
        </table:table-row>
        <table:table-row table:style-name="ro1">
          <table:table-cell table:style-name="ce81" table:formula="of:=MODE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formula="of:=MINA(1;&quot;Text&quot;;20)" office:value-type="float" office:value="0" calcext:value-type="float">
            <text:p>0</text:p>
          </table:table-cell>
          <table:table-cell table:formula="of:=MINA([.P19:.P28]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MINA</text:p>
          </table:table-cell>
          <table:table-cell table:number-columns-repeated="7"/>
        </table:table-row>
        <table:table-row table:style-name="ro1">
          <table:table-cell table:formula="of:=MIN([.P19:.P28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table:formula="of:=MEDIAN(1;5;9;20;21)" office:value-type="float" office:value="9" calcext:value-type="float">
            <text:p>9</text:p>
          </table:table-cell>
          <table:table-cell table:formula="of:=MEDIAN(1;5;9;20)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table:formula="of:=MAXA([.A1];[.A2];[.A3];50;100;200;&quot;Text&quot;)" office:value-type="float" office:value="200" calcext:value-type="float">
            <text:p>200</text:p>
          </table:table-cell>
          <table:table-cell table:formula="of:=MAXA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A</text:p>
          </table:table-cell>
          <table:table-cell table:number-columns-repeated="7"/>
        </table:table-row>
        <table:table-row table:style-name="ro1">
          <table:table-cell table:formula="of:=MAX([.A1];[.A2];[.A3];50;100;200)" office:value-type="float" office:value="200" calcext:value-type="float">
            <text:p>200</text:p>
          </table:table-cell>
          <table:table-cell table:style-name="ce81" table:formula="of:=MAX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formula="of:=AVERAGEA([.A1:.C16])" office:value-type="float" office:value="3.80009236129505" calcext:value-type="float">
            <text:p>3,80009236129505</text:p>
          </table:table-cell>
          <table:table-cell table:number-columns-repeated="11"/>
          <table:table-cell office:value-type="string" calcext:value-type="string">
            <text:p>AVERAGEA</text:p>
          </table:table-cell>
          <table:table-cell table:number-columns-repeated="7"/>
        </table:table-row>
        <table:table-row table:style-name="ro1">
          <table:table-cell table:style-name="ce81" table:formula="of:=AVERAGE([.A1:.C16])" office:value-type="float" office:value="3.80009236129505" calcext:value-type="float">
            <text:p>3,80009236129505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DEV([.A1:.A5])" office:value-type="float" office:value="1.74166983347241" calcext:value-type="float">
            <text:p>1,74166983347241</text:p>
          </table:table-cell>
          <table:table-cell table:number-columns-repeated="11"/>
          <table:table-cell office:value-type="string" calcext:value-type="string">
            <text:p>AVEDEV</text:p>
          </table:table-cell>
          <table:table-cell table:number-columns-repeated="7"/>
        </table:table-row>
        <table:table-row table:style-name="ro1">
          <table:table-cell table:formula="of:=COM.MICROSOFT.WEIBULL.DIST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WEIBULL.DIST</text:p>
          </table:table-cell>
          <table:table-cell table:number-columns-repeated="7"/>
        </table:table-row>
        <table:table-row table:style-name="ro1">
          <table:table-cell table:formula="of:=WEIBULL(2;1;1;1)" office:value-type="float" office:value="0.864664716763387" calcext:value-type="float">
            <text:p>0,864664716763387</text:p>
          </table:table-cell>
          <table:table-cell table:number-columns-repeated="11"/>
          <table:table-cell office:value-type="string" calcext:value-type="string">
            <text:p>WEIBULL</text:p>
          </table:table-cell>
          <table:table-cell table:number-columns-repeated="7"/>
        </table:table-row>
        <table:table-row table:style-name="ro1">
          <table:table-cell table:formula="of:=VARPA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PA</text:p>
          </table:table-cell>
          <table:table-cell table:number-columns-repeated="7"/>
        </table:table-row>
        <table:table-row table:style-name="ro1">
          <table:table-cell table:formula="of:=VARP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P</text:p>
          </table:table-cell>
          <table:table-cell table:number-columns-repeated="7"/>
        </table:table-row>
        <table:table-row table:style-name="ro1">
          <table:table-cell table:formula="of:=COM.MICROSOFT.VAR.S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.S</text:p>
          </table:table-cell>
          <table:table-cell table:number-columns-repeated="7"/>
        </table:table-row>
        <table:table-row table:style-name="ro1">
          <table:table-cell table:formula="of:=COM.MICROSOFT.VAR.P([.P19:.P28])" office:value-type="float" office:value="6.09" calcext:value-type="float">
            <text:p>6,09</text:p>
          </table:table-cell>
          <table:table-cell table:number-columns-repeated="11"/>
          <table:table-cell office:value-type="string" calcext:value-type="string">
            <text:p>VAR.P</text:p>
          </table:table-cell>
          <table:table-cell table:number-columns-repeated="7"/>
        </table:table-row>
        <table:table-row table:style-name="ro1">
          <table:table-cell table:formula="of:=VARA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A</text:p>
          </table:table-cell>
          <table:table-cell table:number-columns-repeated="7"/>
        </table:table-row>
        <table:table-row table:style-name="ro1">
          <table:table-cell table:formula="of:=VAR([.P19:.P28])" office:value-type="float" office:value="6.76666666666667" calcext:value-type="float">
            <text:p>6,76666666666667</text:p>
          </table:table-cell>
          <table:table-cell table:number-columns-repeated="11"/>
          <table:table-cell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table:formula="of:=TTEST([.O1:.O7];[.P1:.P7];2;2)" office:value-type="float" office:value="0.455795561691905" calcext:value-type="float">
            <text:p>0,455795561691905</text:p>
          </table:table-cell>
          <table:table-cell table:number-columns-repeated="11"/>
          <table:table-cell office:value-type="string" calcext:value-type="string">
            <text:p>TTEST</text:p>
          </table:table-cell>
          <table:table-cell table:number-columns-repeated="7"/>
        </table:table-row>
        <table:table-row table:style-name="ro1">
          <table:table-cell table:formula="of:=TINV(0.1;6)" office:value-type="float" office:value="1.9431802805153" calcext:value-type="float">
            <text:p>1,9431802805153</text:p>
          </table:table-cell>
          <table:table-cell table:number-columns-repeated="11"/>
          <table:table-cell office:value-type="string" calcext:value-type="string">
            <text:p>TINV</text:p>
          </table:table-cell>
          <table:table-cell table:number-columns-repeated="7"/>
        </table:table-row>
        <table:table-row table:style-name="ro1">
          <table:table-cell table:formula="of:=COM.MICROSOFT.T.TEST([.O1:.O7];[.P1:.P7];2;2)" office:value-type="float" office:value="0.455795561691905" calcext:value-type="float">
            <text:p>0,455795561691905</text:p>
          </table:table-cell>
          <table:table-cell table:number-columns-repeated="11"/>
          <table:table-cell office:value-type="string" calcext:value-type="string">
            <text:p>T.TEST</text:p>
          </table:table-cell>
          <table:table-cell table:number-columns-repeated="7"/>
        </table:table-row>
        <table:table-row table:style-name="ro1">
          <table:table-cell table:formula="of:=COM.MICROSOFT.T.INV.2T(0.25; 10)" office:value-type="float" office:value="1.22125539500392" calcext:value-type="float">
            <text:p>1,22125539500392</text:p>
          </table:table-cell>
          <table:table-cell table:number-columns-repeated="11"/>
          <table:table-cell office:value-type="string" calcext:value-type="string">
            <text:p>T.INV.2T</text:p>
          </table:table-cell>
          <table:table-cell table:number-columns-repeated="7"/>
        </table:table-row>
        <table:table-row table:style-name="ro1">
          <table:table-cell table:formula="of:=COM.MICROSOFT.T.INV(0.1;6)" office:value-type="float" office:value="-1.43975574726515" calcext:value-type="float">
            <text:p>-1,43975574726515</text:p>
          </table:table-cell>
          <table:table-cell table:number-columns-repeated="11"/>
          <table:table-cell office:value-type="string" calcext:value-type="string">
            <text:p>T.INV</text:p>
          </table:table-cell>
          <table:table-cell table:number-columns-repeated="7"/>
        </table:table-row>
        <table:table-row table:style-name="ro1">
          <table:table-cell table:formula="of:=COM.MICROSOFT.T.DIST.RT(1; 10)" office:value-type="float" office:value="0.17044656615103" calcext:value-type="float">
            <text:p>0,17044656615103</text:p>
          </table:table-cell>
          <table:table-cell table:number-columns-repeated="11"/>
          <table:table-cell office:value-type="string" calcext:value-type="string">
            <text:p>T.DIST.RT</text:p>
          </table:table-cell>
          <table:table-cell table:number-columns-repeated="7"/>
        </table:table-row>
        <table:table-row table:style-name="ro1">
          <table:table-cell table:formula="of:=COM.MICROSOFT.T.DIST.2T(1; 10)" office:value-type="float" office:value="0.34089313230206" calcext:value-type="float">
            <text:p>0,34089313230206</text:p>
          </table:table-cell>
          <table:table-cell table:number-columns-repeated="11"/>
          <table:table-cell office:value-type="string" calcext:value-type="string">
            <text:p>T.DIST.2T</text:p>
          </table:table-cell>
          <table:table-cell table:number-columns-repeated="7"/>
        </table:table-row>
        <table:table-row table:style-name="ro1">
          <table:table-cell table:formula="of:=COM.MICROSOFT.T.DIST(1; 10; TRUE())" office:value-type="float" office:value="0.82955343384897" calcext:value-type="float">
            <text:p>0,82955343384897</text:p>
          </table:table-cell>
          <table:table-cell table:number-columns-repeated="11"/>
          <table:table-cell office:value-type="string" calcext:value-type="string">
            <text:p>T.DIST</text:p>
          </table:table-cell>
          <table:table-cell office:value-type="string" calcext:value-type="string">
            <text:p>bad wiki example</text:p>
          </table:table-cell>
          <table:table-cell table:number-columns-repeated="6"/>
        </table:table-row>
        <table:table-row table:style-name="ro1">
          <table:table-cell table:formula="of:=LEGACY.TDIST(12;5;1)" office:value-type="float" office:value="0.0000354474625858076" calcext:value-type="float">
            <text:p>3,54474625858076E-05</text:p>
          </table:table-cell>
          <table:table-cell table:number-columns-repeated="11"/>
          <table:table-cell office:value-type="string" calcext:value-type="string">
            <text:p>TDIST</text:p>
          </table:table-cell>
          <table:table-cell table:number-columns-repeated="7"/>
        </table:table-row>
        <table:table-row table:style-name="ro1">
          <table:table-cell table:formula="of:=STEYX([.O1:.O7];[.P1:.P7])" office:value-type="float" office:value="2.7083050940006" calcext:value-type="float">
            <text:p>2,7083050940006</text:p>
          </table:table-cell>
          <table:table-cell table:number-columns-repeated="11"/>
          <table:table-cell office:value-type="string" calcext:value-type="string">
            <text:p>STEYX</text:p>
          </table:table-cell>
          <table:table-cell table:number-columns-repeated="7"/>
        </table:table-row>
        <table:table-row table:style-name="ro1">
          <table:table-cell table:formula="of:=STDEVPA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PA</text:p>
          </table:table-cell>
          <table:table-cell table:number-columns-repeated="7"/>
        </table:table-row>
        <table:table-row table:style-name="ro1">
          <table:table-cell table:style-name="ce81" table:formula="of:=STDEVP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P</text:p>
          </table:table-cell>
          <table:table-cell table:number-columns-repeated="7"/>
        </table:table-row>
        <table:table-row table:style-name="ro1">
          <table:table-cell table:formula="of:=COM.MICROSOFT.STDEV.S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.S</text:p>
          </table:table-cell>
          <table:table-cell table:number-columns-repeated="7"/>
        </table:table-row>
        <table:table-row table:style-name="ro1">
          <table:table-cell table:formula="of:=COM.MICROSOFT.STDEV.P([.P19:.P28])" office:value-type="float" office:value="2.46779253585061" calcext:value-type="float">
            <text:p>2,46779253585061</text:p>
          </table:table-cell>
          <table:table-cell table:number-columns-repeated="11"/>
          <table:table-cell office:value-type="string" calcext:value-type="string">
            <text:p>STDEV.P</text:p>
          </table:table-cell>
          <table:table-cell table:number-columns-repeated="7"/>
        </table:table-row>
        <table:table-row table:style-name="ro1">
          <table:table-cell table:formula="of:=STDEVA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A</text:p>
          </table:table-cell>
          <table:table-cell table:number-columns-repeated="7"/>
        </table:table-row>
        <table:table-row table:style-name="ro1">
          <table:table-cell table:style-name="ce81" table:formula="of:=STDEV([.P19:.P28])" office:value-type="float" office:value="2.60128173535022" calcext:value-type="float">
            <text:p>2,60128173535022</text:p>
          </table:table-cell>
          <table:table-cell table:number-columns-repeated="11"/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table:formula="of:=STANDARDIZE(11;10;1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ANDARDIZE</text:p>
          </table:table-cell>
          <table:table-cell table:number-columns-repeated="7"/>
        </table:table-row>
        <table:table-row table:style-name="ro1">
          <table:table-cell table:formula="of:=SLOPE([.O1:.O7];[.P1:.P7])" office:value-type="float" office:value="-0.122559871201449" calcext:value-type="float">
            <text:p>-0,122559871201449</text:p>
          </table:table-cell>
          <table:table-cell table:number-columns-repeated="11"/>
          <table:table-cell office:value-type="string" calcext:value-type="string">
            <text:p>SLOPE</text:p>
          </table:table-cell>
          <table:table-cell table:number-columns-repeated="7"/>
        </table:table-row>
        <table:table-row table:style-name="ro1">
          <table:table-cell table:style-name="ce81" table:formula="of:=SKEW([.P19:.P28])" office:value-type="float" office:value="-0.136348092609781" calcext:value-type="float">
            <text:p>-0,136348092609781</text:p>
          </table:table-cell>
          <table:table-cell table:number-columns-repeated="11"/>
          <table:table-cell office:value-type="string" calcext:value-type="string">
            <text:p>SKEW</text:p>
          </table:table-cell>
          <table:table-cell table:number-columns-repeated="7"/>
        </table:table-row>
        <table:table-row table:style-name="ro1">
          <table:table-cell table:formula="of:=COM.MICROSOFT.RANK.EQ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.EQ</text:p>
          </table:table-cell>
          <table:table-cell office:value-type="string" calcext:value-type="string">
            <text:p>bad wiki title</text:p>
          </table:table-cell>
          <table:table-cell table:number-columns-repeated="6"/>
        </table:table-row>
        <table:table-row table:style-name="ro1">
          <table:table-cell table:formula="of:=COM.MICROSOFT.RANK.AVG([.A10];[.O1:.P7])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RANK.AVG</text:p>
          </table:table-cell>
          <table:table-cell table:number-columns-repeated="5"/>
          <table:table-cell table:style-name="ce86" office:value-type="string" calcext:value-type="string">
            <text:p>x</text:p>
          </table:table-cell>
          <table:table-cell table:style-name="ce86" office:value-type="string" calcext:value-type="string">
            <text:p>Probability</text:p>
          </table:table-cell>
        </table:table-row>
        <table:table-row table:style-name="ro1">
          <table:table-cell table:style-name="ce81" table:formula="of:=RANK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</text:p>
          </table:table-cell>
          <table:table-cell table:number-columns-repeated="5"/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" calcext:value-type="float">
            <text:p>0,2</text:p>
          </table:table-cell>
        </table:table-row>
        <table:table-row table:style-name="ro1">
          <table:table-cell table:style-name="ce14" table:formula="of:=PROB([.S122:.S125];[.T122:.T125];2;5)" office:value-type="float" office:value="0.5" calcext:value-type="float">
            <text:p>0,5</text:p>
          </table:table-cell>
          <table:table-cell table:style-name="ce82" table:formula="of:=PROB([.S122:.S125];[.T122:.T125];2)" office:value-type="float" office:value="0.1" calcext:value-type="float">
            <text:p>0,1</text:p>
          </table:table-cell>
          <table:table-cell table:style-name="ce14" table:number-columns-repeated="10"/>
          <table:table-cell table:style-name="ce14" office:value-type="string" calcext:value-type="string">
            <text:p>PROB</text:p>
          </table:table-cell>
          <table:table-cell table:style-name="ce83"/>
          <table:table-cell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3" calcext:value-type="float">
            <text:p>0,3</text:p>
          </table:table-cell>
        </table:table-row>
        <table:table-row table:style-name="ro1">
          <table:table-cell table:formula="of:=PERMUTATIONA(11;2)" office:value-type="float" office:value="121" calcext:value-type="float">
            <text:p>121</text:p>
          </table:table-cell>
          <table:table-cell table:formula="of:=PERMUTATIONA(6;3)"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ERMUTATIONA</text:p>
          </table:table-cell>
          <table:table-cell table:number-columns-repeated="5"/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,1</text:p>
          </table:table-cell>
        </table:table-row>
        <table:table-row table:style-name="ro1">
          <table:table-cell table:formula="of:=PERMUT(6;3)" office:value-type="float" office:value="120" calcext:value-type="float">
            <text:p>120</text:p>
          </table:table-cell>
          <table:table-cell table:number-columns-repeated="11"/>
          <table:table-cell office:value-type="string" calcext:value-type="string">
            <text:p>PERMUT</text:p>
          </table:table-cell>
          <table:table-cell table:number-columns-repeated="5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0.4" calcext:value-type="float">
            <text:p>0,4</text:p>
          </table:table-cell>
        </table:table-row>
        <table:table-row table:style-name="ro1">
          <table:table-cell table:formula="of:=LEGACY.NORMSINV(0.908789)" office:value-type="float" office:value="1.33333467304411" calcext:value-type="float">
            <text:p>1,33333467304411</text:p>
          </table:table-cell>
          <table:table-cell table:number-columns-repeated="11"/>
          <table:table-cell office:value-type="string" calcext:value-type="string">
            <text:p>NORMSINV</text:p>
          </table:table-cell>
          <table:table-cell table:number-columns-repeated="7"/>
        </table:table-row>
        <table:table-row table:style-name="ro1">
          <table:table-cell table:formula="of:=LEGACY.NORMSDIST(1)" office:value-type="float" office:value="0.841344746068543" calcext:value-type="float">
            <text:p>0,841344746068543</text:p>
          </table:table-cell>
          <table:table-cell table:number-columns-repeated="11"/>
          <table:table-cell office:value-type="string" calcext:value-type="string">
            <text:p>NORMSDIST</text:p>
          </table:table-cell>
          <table:table-cell table:number-columns-repeated="7"/>
        </table:table-row>
        <table:table-row table:style-name="ro1">
          <table:table-cell table:formula="of:=COM.MICROSOFT.NORM.S.INV(0.908789)" office:value-type="float" office:value="1.33333467304411" calcext:value-type="float">
            <text:p>1,33333467304411</text:p>
          </table:table-cell>
          <table:table-cell table:number-columns-repeated="11"/>
          <table:table-cell office:value-type="string" calcext:value-type="string">
            <text:p>NORM.S.INV</text:p>
          </table:table-cell>
          <table:table-cell table:number-columns-repeated="7"/>
        </table:table-row>
        <table:table-row table:style-name="ro1">
          <table:table-cell table:formula="of:=COM.MICROSOFT.NORM.S.DIST(1;0)" office:value-type="float" office:value="0.241970724519143" calcext:value-type="float">
            <text:p>0,241970724519143</text:p>
          </table:table-cell>
          <table:table-cell table:formula="of:=COM.MICROSOFT.NORM.S.DIST(1;1)" office:value-type="float" office:value="0.841344746068543" calcext:value-type="float">
            <text:p>0,841344746068543</text:p>
          </table:table-cell>
          <table:table-cell table:number-columns-repeated="10"/>
          <table:table-cell office:value-type="string" calcext:value-type="string">
            <text:p>NORM.S.DIST</text:p>
          </table:table-cell>
          <table:table-cell table:number-columns-repeated="7"/>
        </table:table-row>
        <table:table-row table:style-name="ro1">
          <table:table-cell table:formula="of:=FORECAST(50;[.O1:.O7];[.P1:.P7])" office:value-type="float" office:value="0.045079492855705" calcext:value-type="float">
            <text:p>0,045079492855705</text:p>
          </table:table-cell>
          <table:table-cell table:number-columns-repeated="11"/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 table:formula="of:=DEVSQ([.P19:.P28])" office:value-type="float" office:value="60.9" calcext:value-type="float">
            <text:p>60,9</text:p>
          </table:table-cell>
          <table:table-cell table:number-columns-repeated="11"/>
          <table:table-cell office:value-type="string" calcext:value-type="string">
            <text:p>DEVSQ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HEX</text:p>
          </table:table-cell>
          <table:table-cell table:number-columns-repeated="7"/>
        </table:table-row>
        <table:table-row table:style-name="ro1">
          <table:table-cell table:formula="of:=OCT2DEC(144)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OCT2DEC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BI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M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QR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IN</text:p>
          </table:table-cell>
          <table:table-cell table:number-columns-repeated="7"/>
        </table:table-row>
        <table:table-row table:style-name="ro1">
          <table:table-cell table:formula="of:=IMREAL(&quot;1+3j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MREAL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RODUC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OWE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10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EX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DIV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S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NJUGATE</text:p>
          </table:table-cell>
          <table:table-cell table:number-columns-repeated="7"/>
        </table:table-row>
        <table:table-row table:style-name="ro1">
          <table:table-cell table:formula="of:=IMARGUMENT(&quot;3+4j&quot;)" office:value-type="float" office:value="0.927295218001612" calcext:value-type="float">
            <text:p>0,927295218001612</text:p>
          </table:table-cell>
          <table:table-cell table:number-columns-repeated="11"/>
          <table:table-cell office:value-type="string" calcext:value-type="string">
            <text:p>IMARGUMENT</text:p>
          </table:table-cell>
          <table:table-cell table:number-columns-repeated="7"/>
        </table:table-row>
        <table:table-row table:style-name="ro1">
          <table:table-cell table:formula="of:=IMAGINARY(&quot;4+3j&quot;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IMAGINARY</text:p>
          </table:table-cell>
          <table:table-cell table:number-columns-repeated="7"/>
        </table:table-row>
        <table:table-row table:style-name="ro1">
          <table:table-cell table:formula="of:=IMABS(&quot;5+12j&quot;)"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IMABS</text:p>
          </table:table-cell>
          <table:table-cell table:number-columns-repeated="7"/>
        </table:table-row>
        <table:table-row table:style-name="ro1">
          <table:table-cell table:formula="of:=FACTDOUBLE(5)" office:value-type="float" office:value="15" calcext:value-type="float">
            <text:p>15</text:p>
          </table:table-cell>
          <table:table-cell table:formula="of:=FACTDOUBLE(6)" office:value-type="float" office:value="48" calcext:value-type="float">
            <text:p>48</text:p>
          </table:table-cell>
          <table:table-cell table:formula="of:=FACTDOUBLE(0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ACTDOUBLE</text:p>
          </table:table-cell>
          <table:table-cell table:number-columns-repeated="7"/>
        </table:table-row>
        <table:table-row table:style-name="ro1">
          <table:table-cell table:formula="of:=CONVERT(10;&quot;HP&quot;;&quot;PS&quot;)" office:value-type="float" office:value="10.138700185381" calcext:value-type="float">
            <text:p>10,138700185381</text:p>
          </table:table-cell>
          <table:table-cell table:formula="of:=CONVERT(10;&quot;km&quot;;&quot;mi&quot;)" office:value-type="float" office:value="6.21371192237334" calcext:value-type="float">
            <text:p>6,21371192237334</text:p>
          </table:table-cell>
          <table:table-cell table:number-columns-repeated="10"/>
          <table:table-cell office:value-type="string" calcext:value-type="string">
            <text:p>CONVERT_ADD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OMPLEX</text:p>
          </table:table-cell>
          <table:table-cell table:number-columns-repeated="7"/>
        </table:table-row>
        <table:named-expressions>
          <table:named-range table:name="chi1range" table:base-cell-address="$Statistical.$B$8" table:cell-range-address="$Statistical.$S$1:.$S$6"/>
          <table:named-range table:name="chi2range" table:base-cell-address="$Statistical.$B$8" table:cell-range-address="$Statistical.$T$1:.$T$6"/>
          <table:named-range table:name="range1" table:base-cell-address="$Statistical.$O$6" table:cell-range-address="$Statistical.$O$1:.$O$7"/>
          <table:named-range table:name="range2" table:base-cell-address="$Statistical.$O$6" table:cell-range-address="$Statistical.$P$1:.$P$7"/>
        </table:named-expressions>
      </table:table>
      <table:table table:name="Financial" table:style-name="ta1">
        <table:table-column table:style-name="co18" table:default-cell-style-name="ce92"/>
        <table:table-column table:style-name="co2" table:default-cell-style-name="ce92"/>
        <table:table-column table:style-name="co19" table:default-cell-style-name="ce92"/>
        <table:table-column table:style-name="co2" table:number-columns-repeated="2" table:default-cell-style-name="ce92"/>
        <table:table-column table:style-name="co20" table:default-cell-style-name="ce92"/>
        <table:table-column table:style-name="co2" table:number-columns-repeated="1018" table:default-cell-style-name="ce92"/>
        <table:table-row table:style-name="ro1">
          <table:table-cell table:style-name="ce88" table:formula="of:=ACCRINT(DATE(2001;2;28);DATE(2001;8;31);DATE(2001;5;1);0.1;1000;2;0)" office:value-type="float" office:value="16.9444444444444" calcext:value-type="float">
            <text:p>16,9444</text:p>
          </table:table-cell>
          <table:table-cell table:style-name="ce89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88" table:formula="of:=ACCRINTM(DATE(2001;4;1);DATE(2001;6;15);0.1;1000;3)" office:value-type="float" office:value="20.5479452054794" calcext:value-type="float">
            <text:p>20,5479</text:p>
          </table:table-cell>
          <table:table-cell table:style-name="ce88"/>
          <table:table-cell office:value-type="string" calcext:value-type="string">
            <text:p>ACCRINTM</text:p>
          </table:table-cell>
          <table:table-cell/>
          <table:table-cell table:style-name="ce98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1">
          <table:table-cell table:style-name="ce88" table:formula="of:=AMORDEGRC(3000;DATE(2008;7;15);DATE(2008;12;31);500;1;0.15;1)" office:value-type="float" office:value="930" calcext:value-type="float">
            <text:p>930,0000</text:p>
          </table:table-cell>
          <table:table-cell table:style-name="ce88"/>
          <table:table-cell office:value-type="string" calcext:value-type="string">
            <text:p>AMORDEGRC</text:p>
          </table:table-cell>
          <table:table-cell/>
          <table:table-cell table:style-name="ce96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88" table:formula="of:=AMORLINC(2500;DATE(2008;7;19);DATE(2008;12;31);500;1;0.15;1)" office:value-type="float" office:value="375" calcext:value-type="float">
            <text:p>375,0000</text:p>
          </table:table-cell>
          <table:table-cell table:style-name="ce88"/>
          <table:table-cell office:value-type="string" calcext:value-type="string">
            <text:p>AMORLINC</text:p>
          </table:table-cell>
          <table:table-cell/>
          <table:table-cell table:style-name="ce99" office:value-type="float" office:value="7600" calcext:value-type="float">
            <text:p>7600</text:p>
          </table:table-cell>
          <table:table-cell table:number-columns-repeated="1019"/>
        </table:table-row>
        <table:table-row table:style-name="ro1">
          <table:table-cell table:style-name="ce88" table:formula="of:=COUPDAYBS(DATE(2001;1;25); DATE(2001;11;15); 2; 3)" office:value-type="float" office:value="71" calcext:value-type="float">
            <text:p>71,0000</text:p>
          </table:table-cell>
          <table:table-cell table:style-name="ce88"/>
          <table:table-cell office:value-type="string" calcext:value-type="string">
            <text:p>COUPDAYBS</text:p>
          </table:table-cell>
          <table:table-cell/>
          <table:table-cell table:style-name="ce99"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88" table:formula="of:=COUPDAYS(DATE(2007;1;25); DATE(2008;11;15); 4; 1)" office:value-type="float" office:value="92" calcext:value-type="float">
            <text:p>92,0000</text:p>
          </table:table-cell>
          <table:table-cell table:style-name="ce88"/>
          <table:table-cell office:value-type="string" calcext:value-type="string">
            <text:p>COUPDAYS</text:p>
          </table:table-cell>
          <table:table-cell/>
          <table:table-cell table:style-name="ce100" office:value-type="float" office:value="-5" calcext:value-type="float">
            <text:p>-5</text:p>
          </table:table-cell>
          <table:table-cell table:number-columns-repeated="1019"/>
        </table:table-row>
        <table:table-row table:style-name="ro2">
          <table:table-cell table:style-name="ce88" table:formula="of:=COUPDAYSNC(DATE(2001;1;25);DATE(2001;11;15); 2; 3)" office:value-type="float" office:value="110" calcext:value-type="float">
            <text:p>110,0000</text:p>
          </table:table-cell>
          <table:table-cell table:style-name="ce88"/>
          <table:table-cell office:value-type="string" calcext:value-type="string">
            <text:p>COUPDAYSNC</text:p>
          </table:table-cell>
          <table:table-cell/>
          <table:table-cell table:style-name="ce10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88" table:formula="of:=COUPNCD(DATE(2001;1;25); DATE(2001;11;15); 2; 3)" office:value-type="float" office:value="37026" calcext:value-type="float">
            <text:p>37026,0000</text:p>
          </table:table-cell>
          <table:table-cell table:style-name="ce88"/>
          <table:table-cell office:value-type="string" calcext:value-type="string">
            <text:p>COUPNCD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 table:style-name="ce93" table:number-columns-repeated="2"/>
          <table:table-cell table:number-columns-repeated="1017"/>
        </table:table-row>
        <table:table-row table:style-name="ro1">
          <table:table-cell table:style-name="ce88" table:formula="of:=COUPNUM(DATE(2001;1;25);DATE(2001;11;15);2;3)" office:value-type="float" office:value="2" calcext:value-type="float">
            <text:p>2,0000</text:p>
          </table:table-cell>
          <table:table-cell table:style-name="ce88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97" table:number-columns-repeated="2"/>
          <table:table-cell table:number-columns-repeated="1017"/>
        </table:table-row>
        <table:table-row table:style-name="ro1">
          <table:table-cell table:style-name="ce88" table:formula="of:=COUPNUM(DATE(2001;1;25);DATE(2001;11;15);2;3)" office:value-type="float" office:value="2" calcext:value-type="float">
            <text:p>2,0000</text:p>
          </table:table-cell>
          <table:table-cell table:style-name="ce88"/>
          <table:table-cell office:value-type="string" calcext:value-type="string">
            <text:p>COUPPCD</text:p>
          </table:table-cell>
          <table:table-cell/>
          <table:table-cell table:style-name="ce101" office:value-type="date" office:date-value="2001-01-01" calcext:value-type="date">
            <text:p>2001-01-01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IPMT(0.055/12;24;5000;4;6;1)" office:value-type="float" office:value="-57.5412415342252" calcext:value-type="float">
            <text:p>-57,5412</text:p>
          </table:table-cell>
          <table:table-cell table:style-name="ce88"/>
          <table:table-cell office:value-type="string" calcext:value-type="string">
            <text:p>CUMIPMT</text:p>
          </table:table-cell>
          <table:table-cell/>
          <table:table-cell table:style-name="ce101" office:value-type="date" office:date-value="2001-01-02" calcext:value-type="date">
            <text:p>2001-01-02</text:p>
          </table:table-cell>
          <table:table-cell table:style-name="ce93"/>
          <table:table-cell table:style-name="ce96"/>
          <table:table-cell table:number-columns-repeated="1017"/>
        </table:table-row>
        <table:table-row table:style-name="ro1">
          <table:table-cell table:style-name="ce88" table:formula="of:=CUMIPMT(0.0075;360;125000;13;24;0)" office:value-type="float" office:value="-11135.2321307508" calcext:value-type="float">
            <text:p>-11135,2321</text:p>
          </table:table-cell>
          <table:table-cell table:style-name="ce88" table:formula="of:=CUMIPMT(0.0075;360;125000;1;1;0)" office:value-type="float" office:value="-937.5" calcext:value-type="float">
            <text:p>-937,5000</text:p>
          </table:table-cell>
          <table:table-cell office:value-type="string" calcext:value-type="string">
            <text:p>CUMIPMT_ADD</text:p>
          </table:table-cell>
          <table:table-cell/>
          <table:table-cell table:style-name="ce101" office:value-type="date" office:date-value="2001-03-15" calcext:value-type="date">
            <text:p>2001-03-15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PRINC(0.055/12;36;15000;10;18;0)" office:value-type="float" office:value="-3669.73551569782" calcext:value-type="float">
            <text:p>-3669,7355</text:p>
          </table:table-cell>
          <table:table-cell table:style-name="ce88"/>
          <table:table-cell office:value-type="string" calcext:value-type="string">
            <text:p>CUMPRINC</text:p>
          </table:table-cell>
          <table:table-cell/>
          <table:table-cell table:style-name="ce101" office:value-type="date" office:date-value="2001-05-12" calcext:value-type="date">
            <text:p>2001-05-12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PRINC(0.0075;360;125000;13;24;0)" office:value-type="float" office:value="-934.107123420898" calcext:value-type="float">
            <text:p>-934,1071</text:p>
          </table:table-cell>
          <table:table-cell table:style-name="ce88" table:formula="of:=CUMPRINC(0.0075;360;125000;1;1;0)" office:value-type="float" office:value="-68.2782711809783" calcext:value-type="float">
            <text:p>-68,2783</text:p>
          </table:table-cell>
          <table:table-cell office:value-type="string" calcext:value-type="string">
            <text:p>CUMPRINC_ADD</text:p>
          </table:table-cell>
          <table:table-cell/>
          <table:table-cell table:style-name="ce101" office:value-type="date" office:date-value="2001-08-10" calcext:value-type="date">
            <text:p>2001-08-1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DB(25000;1000;36;1;6)" office:value-type="float" office:value="1075" calcext:value-type="float">
            <text:p>1075,0000</text:p>
          </table:table-cell>
          <table:table-cell table:style-name="ce88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93" table:number-columns-repeated="2"/>
          <table:table-cell table:number-columns-repeated="1017"/>
        </table:table-row>
        <table:table-row table:style-name="ro1">
          <table:table-cell table:style-name="ce88" table:formula="of:=DDB(75000;1;60;12;2)" office:value-type="float" office:value="1721.80586824866" calcext:value-type="float">
            <text:p>1721,8059</text:p>
          </table:table-cell>
          <table:table-cell table:style-name="ce88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1">
          <table:table-cell table:style-name="ce88" table:formula="of:=DISC(DATE(2001;1;25);DATE(2001;11;15);97;100;3)" office:value-type="float" office:value="0.0372448979591837" calcext:value-type="float">
            <text:p>0,0372</text:p>
          </table:table-cell>
          <table:table-cell table:style-name="ce89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1">
          <table:table-cell table:style-name="ce88" table:formula="of:=DOLLARDE(1.02;16)" office:value-type="float" office:value="1.125" calcext:value-type="float">
            <text:p>1,1250</text:p>
          </table:table-cell>
          <table:table-cell table:style-name="ce88" table:formula="of:=DOLLARDE(1.1;8)" office:value-type="float" office:value="1.125" calcext:value-type="float">
            <text:p>1,1250</text:p>
          </table:table-cell>
          <table:table-cell office:value-type="string" calcext:value-type="string">
            <text:p>DOLLARDE</text:p>
          </table:table-cell>
          <table:table-cell/>
          <table:table-cell table:style-name="ce102" office:value-type="float" office:value="-10000" calcext:value-type="float">
            <text:p>-10 000,0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DOLLARFR(1.125;16)" office:value-type="float" office:value="1.02" calcext:value-type="float">
            <text:p>1,0200</text:p>
          </table:table-cell>
          <table:table-cell table:style-name="ce88" table:formula="of:=DOLLARFR(1.125;8)" office:value-type="float" office:value="1.1" calcext:value-type="float">
            <text:p>1,1000</text:p>
          </table:table-cell>
          <table:table-cell office:value-type="string" calcext:value-type="string">
            <text:p>DOLLARFR</text:p>
          </table:table-cell>
          <table:table-cell/>
          <table:table-cell table:style-name="ce102" office:value-type="float" office:value="2000" calcext:value-type="float">
            <text:p>2 000,00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9" table:formula="of:=PDURATION(0.0475;25000;1000000)" office:value-type="float" office:value="79.4907946994014" calcext:value-type="float">
            <text:p>79,4908</text:p>
          </table:table-cell>
          <table:table-cell table:style-name="ce89"/>
          <table:table-cell office:value-type="string" calcext:value-type="string">
            <text:p>DURATION</text:p>
          </table:table-cell>
          <table:table-cell/>
          <table:table-cell table:style-name="ce102" office:value-type="float" office:value="2500" calcext:value-type="float">
            <text:p>2 500,00</text:p>
          </table:table-cell>
          <table:table-cell table:style-name="ce97" table:number-columns-repeated="2"/>
          <table:table-cell table:number-columns-repeated="1017"/>
        </table:table-row>
        <table:table-row table:style-name="ro1">
          <table:table-cell table:style-name="ce88" table:formula="of:=DURATION(DATE(2008;1;1);DATE(2016;1;1);0.08;0.09;2;1)" office:value-type="float" office:value="5.99195013802694" calcext:value-type="float">
            <text:p>5,9920</text:p>
          </table:table-cell>
          <table:table-cell table:style-name="ce89"/>
          <table:table-cell office:value-type="string" calcext:value-type="string">
            <text:p>DURATION_ADD</text:p>
          </table:table-cell>
          <table:table-cell/>
          <table:table-cell table:style-name="ce102" office:value-type="float" office:value="5000" calcext:value-type="float">
            <text:p>5 000,00</text:p>
          </table:table-cell>
          <table:table-cell table:style-name="ce97"/>
          <table:table-cell table:style-name="ce96"/>
          <table:table-cell table:number-columns-repeated="1017"/>
        </table:table-row>
        <table:table-row table:style-name="ro1">
          <table:table-cell table:style-name="ce88" table:formula="of:=EFFECT(0.0525;4)" office:value-type="float" office:value="0.0535426673707582" calcext:value-type="float">
            <text:p>0,0535</text:p>
          </table:table-cell>
          <table:table-cell table:style-name="ce89"/>
          <table:table-cell office:value-type="string" calcext:value-type="string">
            <text:p>EFFECT_ADD</text:p>
          </table:table-cell>
          <table:table-cell/>
          <table:table-cell table:style-name="ce102" office:value-type="float" office:value="1000" calcext:value-type="float">
            <text:p>1 000,00</text:p>
          </table:table-cell>
          <table:table-cell table:number-columns-repeated="1019"/>
        </table:table-row>
        <table:table-row table:style-name="ro1">
          <table:table-cell table:style-name="ce88" table:formula="of:=EFFECT(0.0975;4)" office:value-type="float" office:value="0.10112312546402" calcext:value-type="float">
            <text:p>0,1011</text:p>
          </table:table-cell>
          <table:table-cell table:style-name="ce89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1">
          <table:table-cell table:style-name="ce89" table:formula="of:=FV(0.04;2;750;2500)" office:value-type="float" office:value="-4234" calcext:value-type="float">
            <text:p>-4234,0000</text:p>
          </table:table-cell>
          <table:table-cell table:style-name="ce89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1">
          <table:table-cell table:style-name="ce89" table:formula="of:=FVSCHEDULE(1000;{0.03;0.04;0.05})" office:value-type="float" office:value="1124.76" calcext:value-type="float">
            <text:p>1124,7600</text:p>
          </table:table-cell>
          <table:table-cell table:style-name="ce89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1">
          <table:table-cell table:style-name="ce88" table:formula="of:=INTRATE(&quot;1990-01-15&quot;; &quot;2002-05-05&quot;; 1000000; 2000000; 3)" office:value-type="float" office:value="0.0812374805252615" calcext:value-type="float">
            <text:p>0,0812</text:p>
          </table:table-cell>
          <table:table-cell table:style-name="ce89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1">
          <table:table-cell table:style-name="ce88" table:formula="of:=IPMT(0.05;5;7;15000)" office:value-type="float" office:value="-352.973422514773" calcext:value-type="float">
            <text:p>-352,9734</text:p>
          </table:table-cell>
          <table:table-cell table:style-name="ce89"/>
          <table:table-cell office:value-type="string" calcext:value-type="string">
            <text:p>IPMT</text:p>
          </table:table-cell>
          <table:table-cell table:style-name="ce93" table:number-columns-repeated="2"/>
          <table:table-cell table:number-columns-repeated="1019"/>
        </table:table-row>
        <table:table-row table:style-name="ro1">
          <table:table-cell table:style-name="ce89" table:formula="of:=IRR([.E2:.E5])" office:value-type="float" office:value="0.113321028236252" calcext:value-type="float">
            <text:p>0,1133</text:p>
          </table:table-cell>
          <table:table-cell table:style-name="ce89"/>
          <table:table-cell office:value-type="string" calcext:value-type="string">
            <text:p>IRR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90" table:formula="of:=ISPMT(0.01;18;24;120000)" office:value-type="float" office:value="-300" calcext:value-type="float">
            <text:p>-300,0000</text:p>
          </table:table-cell>
          <table:table-cell table:style-name="ce89"/>
          <table:table-cell office:value-type="string" calcext:value-type="string">
            <text:p>ISPMT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90" table:formula="of:=MDURATION(&quot;2001-01-01&quot;; &quot;2006-01-01&quot;; 0.08; 0.09; 2; 3)" office:value-type="float" office:value="4.02068710841898" calcext:value-type="float">
            <text:p>4,0207</text:p>
          </table:table-cell>
          <table:table-cell table:style-name="ce89"/>
          <table:table-cell office:value-type="string" calcext:value-type="string">
            <text:p>MDURATION</text:p>
          </table:table-cell>
          <table:table-cell table:style-name="ce95"/>
          <table:table-cell table:number-columns-repeated="1020"/>
        </table:table-row>
        <table:table-row table:style-name="ro1">
          <table:table-cell table:style-name="ce89" table:formula="of:=MIRR([.E6:.E9];0.5;0.1)" office:value-type="float" office:value="0.941647376706893" calcext:value-type="float">
            <text:p>0,9416</text:p>
          </table:table-cell>
          <table:table-cell table:style-name="ce89"/>
          <table:table-cell office:value-type="string" calcext:value-type="string">
            <text:p>MIRR</text:p>
          </table:table-cell>
          <table:table-cell table:style-name="ce95"/>
          <table:table-cell table:number-columns-repeated="1020"/>
        </table:table-row>
        <table:table-row table:style-name="ro1">
          <table:table-cell table:style-name="ce90" table:formula="of:=NOMINAL(0.135;12)" office:value-type="float" office:value="0.127303166959042" calcext:value-type="float">
            <text:p>0,1273</text:p>
          </table:table-cell>
          <table:table-cell table:style-name="ce89"/>
          <table:table-cell office:value-type="string" calcext:value-type="string">
            <text:p>NOMINAL</text:p>
          </table:table-cell>
          <table:table-cell table:style-name="ce96"/>
          <table:table-cell table:number-columns-repeated="1020"/>
        </table:table-row>
        <table:table-row table:style-name="ro1">
          <table:table-cell table:style-name="ce90" table:formula="of:=NOMINAL(0.053543;4)" office:value-type="float" office:value="0.052500319868356" calcext:value-type="float">
            <text:p>0,0525</text:p>
          </table:table-cell>
          <table:table-cell table:style-name="ce89"/>
          <table:table-cell office:value-type="string" calcext:value-type="string">
            <text:p>NOMINAL_ADD</text:p>
          </table:table-cell>
          <table:table-cell table:style-name="ce96"/>
          <table:table-cell table:number-columns-repeated="1020"/>
        </table:table-row>
        <table:table-row table:style-name="ro1">
          <table:table-cell table:style-name="ce90" table:formula="of:=NPER(0.06;153.75;2600)" office:value-type="float" office:value="-12.0207780851555" calcext:value-type="float">
            <text:p>-12,0208</text:p>
          </table:table-cell>
          <table:table-cell table:style-name="ce89"/>
          <table:table-cell office:value-type="string" calcext:value-type="string">
            <text:p>NPER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90" table:formula="of:=NPV(0.0875;10;20;30)" office:value-type="float" office:value="49.432121038173" calcext:value-type="float">
            <text:p>49,4321</text:p>
          </table:table-cell>
          <table:table-cell table:style-name="ce89"/>
          <table:table-cell office:value-type="string" calcext:value-type="string">
            <text:p>NPV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90" table:formula="of:=ODDLPRICE(DATE(1999;2;7);DATE(1999;6;15);DATE(1998;10;15); 0.0375; 0.0405;100;2;0)" office:value-type="float" office:value="99.8782860147214" calcext:value-type="float">
            <text:p>99,8783</text:p>
          </table:table-cell>
          <table:table-cell table:style-name="ce89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1">
          <table:table-cell table:style-name="ce90" table:formula="of:=ODDLPRICE(DATE(1999;2;7);DATE(1999;6;15);DATE(1998;10;15); 0.0375; 0.0405;100;2;0)" office:value-type="float" office:value="99.8782860147214" calcext:value-type="float">
            <text:p>99,8783</text:p>
          </table:table-cell>
          <table:table-cell table:style-name="ce89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1">
          <table:table-cell table:style-name="ce90" table:formula="of:=ODDLYIELD(&quot;1999-04-20&quot;;&quot;1999-06-15&quot;; &quot;1998-10-15&quot;; 0.0375; 99.875; 100;2;0)" office:value-type="float" office:value="0.0448731663302424" calcext:value-type="float">
            <text:p>0,0449</text:p>
          </table:table-cell>
          <table:table-cell table:style-name="ce89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1">
          <table:table-cell table:style-name="ce90" table:formula="of:=PMT(0.0199/12;36;25000)" office:value-type="float" office:value="-715.955334437392" calcext:value-type="float">
            <text:p>-715,9553</text:p>
          </table:table-cell>
          <table:table-cell table:style-name="ce89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1">
          <table:table-cell table:style-name="ce90" table:formula="of:=PPMT(0.0875/12;1;36;5000;8000;1)" office:value-type="float" office:value="-350.992937038239" calcext:value-type="float">
            <text:p>-350,9929</text:p>
          </table:table-cell>
          <table:table-cell table:style-name="ce89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1">
          <table:table-cell table:style-name="ce90" table:formula="of:=PRICE(&quot;1999-02-15&quot;; &quot;2007-11-15&quot;; 0.0575; 0.065; 100; 2; 0)" office:value-type="float" office:value="95.0428743993921" calcext:value-type="float">
            <text:p>95,0429</text:p>
          </table:table-cell>
          <table:table-cell table:style-name="ce89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90" table:formula="of:=PRICEDISC(&quot;1999-02-15&quot;; &quot;1999-03-01&quot;; 0.0525; 100; 2)" office:value-type="float" office:value="99.7958333333333" calcext:value-type="float">
            <text:p>99,7958</text:p>
          </table:table-cell>
          <table:table-cell table:style-name="ce89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1">
          <table:table-cell table:style-name="ce90" table:formula="of:=PRICEMAT(&quot;1999-02-15&quot;;&quot;1999-04-13&quot;;&quot;1998-11-11&quot;; 0.061; 0.061;0)" office:value-type="float" office:value="99.984498875557" calcext:value-type="float">
            <text:p>99,9845</text:p>
          </table:table-cell>
          <table:table-cell table:style-name="ce89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1">
          <table:table-cell table:style-name="ce90" table:formula="of:=PV(0.08/12;48;500;20000)" office:value-type="float" office:value="-35019.3680845542" calcext:value-type="float">
            <text:p>-35019,3681</text:p>
          </table:table-cell>
          <table:table-cell table:style-name="ce89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1">
          <table:table-cell table:style-name="ce89" table:formula="of:=RATE(4*12; -200; 8000)" office:value-type="float" office:value="0.00770147248823279" calcext:value-type="float">
            <text:p>0,0077</text:p>
          </table:table-cell>
          <table:table-cell table:style-name="ce89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1">
          <table:table-cell table:style-name="ce90" table:formula="of:=RECEIVED(DATE(1999;2;15);DATE(1999;5;15);1000;0.0575;2)" office:value-type="float" office:value="1014.42026586264" calcext:value-type="float">
            <text:p>1014,4203</text:p>
          </table:table-cell>
          <table:table-cell table:style-name="ce89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1">
          <table:table-cell table:style-name="ce90" table:formula="of:=RRI(4;7500;10000)" office:value-type="float" office:value="0.074569931823542" calcext:value-type="float">
            <text:p>0,0746</text:p>
          </table:table-cell>
          <table:table-cell table:style-name="ce89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1">
          <table:table-cell table:style-name="ce90" table:formula="of:=SLN(50000;3500;84)" office:value-type="float" office:value="553.571428571429" calcext:value-type="float">
            <text:p>553,5714</text:p>
          </table:table-cell>
          <table:table-cell table:style-name="ce89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1">
          <table:table-cell table:style-name="ce90" table:formula="of:=SYD(50000;10000;5;1)" office:value-type="float" office:value="13333.3333333333" calcext:value-type="float">
            <text:p>13333,3333</text:p>
          </table:table-cell>
          <table:table-cell table:style-name="ce89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1">
          <table:table-cell table:style-name="ce90" table:formula="of:=TBILLEQ(&quot;1999-03-31&quot;;&quot;1999-06-01&quot;; 0.0914)" office:value-type="float" office:value="0.094151493565943" calcext:value-type="float">
            <text:p>0,0942</text:p>
          </table:table-cell>
          <table:table-cell table:style-name="ce89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1">
          <table:table-cell table:style-name="ce90" table:formula="of:=TBILLPRICE(&quot;1999-03-31&quot;;&quot;1999-06-01&quot;; 0.09)" office:value-type="float" office:value="98.45" calcext:value-type="float">
            <text:p>98,4500</text:p>
          </table:table-cell>
          <table:table-cell table:style-name="ce89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1">
          <table:table-cell table:style-name="ce90" table:formula="of:=TBILLYIELD(&quot;1999-03-31&quot;;&quot;1999-06-01&quot;; 98.45)" office:value-type="float" office:value="0.0914169629253423" calcext:value-type="float">
            <text:p>0,0914</text:p>
          </table:table-cell>
          <table:table-cell table:style-name="ce89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1">
          <table:table-cell table:style-name="ce91" table:formula="of:=VDB(35000;7500;36;10;20;2)" office:value-type="float" office:value="8603.80245372397" calcext:value-type="float">
            <text:p>8603,8025</text:p>
          </table:table-cell>
          <table:table-cell table:style-name="ce89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1">
          <table:table-cell table:style-name="ce89" table:formula="of:=XIRR([.E18:.E22];[.E10:.E14];0.1)" office:value-type="float" office:value="0.194818475056105" calcext:value-type="float">
            <text:p>0,1948</text:p>
          </table:table-cell>
          <table:table-cell table:style-name="ce89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1">
          <table:table-cell table:style-name="ce90" table:formula="of:=XNPV(0.06;[.E18:.E22];[.E10:.E14])" office:value-type="float" office:value="332.570918796713" calcext:value-type="float">
            <text:p>332,5709</text:p>
          </table:table-cell>
          <table:table-cell table:style-name="ce89"/>
          <table:table-cell office:value-type="string" calcext:value-type="string">
            <text:p>XNPV</text:p>
          </table:table-cell>
          <table:table-cell table:style-name="ce98" table:number-columns-repeated="3"/>
          <table:table-cell table:number-columns-repeated="1018"/>
        </table:table-row>
        <table:table-row table:style-name="ro1">
          <table:table-cell table:formula="of:=YIELD(&quot;1999-02-15&quot;; &quot;2007-11-15&quot;; 0.0575 ;95.04287; 100; 2; 0)" office:value-type="float" office:value="0.0650000068807552" calcext:value-type="float">
            <text:p>0,0650000068807552</text:p>
          </table:table-cell>
          <table:table-cell/>
          <table:table-cell office:value-type="string" calcext:value-type="string">
            <text:p>YIELD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MAT(&quot;1999-03-15&quot;; &quot;1999-11-03&quot;; &quot;1998-11-08&quot;; 0.0625; 100.0123; 0)" office:value-type="float" office:value="0.0609543336915386" calcext:value-type="float">
            <text:p>0,0609543336915386</text:p>
          </table:table-cell>
          <table:table-cell/>
          <table:table-cell office:value-type="string" calcext:value-type="string">
            <text:p>YIELDMAT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DISC(&quot;1999-02-15&quot;; &quot;1999-03-01&quot;; 99.795; 100; 2)" office:value-type="float" office:value="0.0528225719868601" calcext:value-type="float">
            <text:p>0,0528225719868601</text:p>
          </table:table-cell>
          <table:table-cell/>
          <table:table-cell office:value-type="string" calcext:value-type="string">
            <text:p>YIELDDISC</text:p>
          </table:table-cell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1">
          <table:table-cell table:number-columns-repeated="3"/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1">
          <table:table-cell table:number-columns-repeated="3"/>
          <table:table-cell table:style-name="ce98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lobal1" table:base-cell-address="$Spreadsheet.$B$3" table:cell-range-address="$Spreadsheet.$O$7"/>
        <table:named-range table:name="pivotTable" table:base-cell-address="$Spreadsheet.$S$31" table:cell-range-address="$Spreadsheet.$O$22:.$Q$35"/>
        <table:named-range table:name="rangeX" table:base-cell-address="$Spreadsheet.$D$9" table:cell-range-address="$Spreadsheet.$O$2:.$O$6"/>
      </table:named-expressions>
      <table:database-ranges>
        <table:database-range table:name="pivotRange" table:target-range-address="Spreadsheet.P22:Spreadsheet.Q34" table:on-update-keep-styles="true" table:on-update-keep-size="false" table:orientation="column"/>
        <table:database-range table:name="VlookupTable" table:target-range-address="Mathematical.Q54:Mathematical.R56" table:orientation="column"/>
        <table:database-range table:name="__Anonymous_Sheet_DB__4" table:target-range-address="Text.A1:Text.F39" table:contains-header="false" table:orientation="column"/>
      </table:database-ranges>
      <table:data-pilot-tables>
        <table:data-pilot-table table:name="DataPilot2" table:application-data="" table:target-range-address="Spreadsheet.S21:Spreadsheet.U27" table:buttons="Spreadsheet.S21 Spreadsheet.T21" table:show-filter-button="false" table:drill-down-on-double-click="false">
          <table:source-cell-range table:cell-range-address="Spreadsheet.O22:Spreadsheet.Q35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preadsheet.X21:Spreadsheet.AB29" table:buttons="Spreadsheet.X21 Spreadsheet.X24 Spreadsheet.Y23">
          <table:source-cell-range table:name="pivotTable" table:cell-range-address="Spreadsheet.O22:Spreadsheet.Q35"/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melon   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wiss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number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number number:decimal-places="11" number:min-decimal-places="11" number:min-integer-digits="1"/>
    </number:number-style>
    <number:number-style style:name="N174">
      <number:number number:decimal-places="10" number:min-decimal-places="10" number:min-integer-digits="1"/>
    </number:number-style>
    <number:number-style style:name="N176P0" style:volatile="true">
      <number:text>\</number:text>
      <number:number number:decimal-places="0" number:min-decimal-places="0" number:min-integer-digits="1" number:grouping="true"/>
    </number:number-style>
    <number:number-style style:name="N176">
      <number:text>\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\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9P0" style:volatile="true">
      <number:text>\</number:text>
      <number:number number:decimal-places="2" number:min-decimal-places="2" number:min-integer-digits="1" number:grouping="true"/>
    </number:number-style>
    <number:number-style style:name="N179">
      <number:text>\-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\</number:text>
      <number:number number:decimal-places="2" number:min-decimal-places="2" number:min-integer-digits="1" number:grouping="true"/>
    </number:number-style>
    <number:number-style style:name="N180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4P0" style:volatile="true">
      <number:text> \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\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\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6P2" style:volatile="true"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\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\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\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percentage-style style:name="N193">
      <number:number number:decimal-places="2" number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Styl_20_šipky_20_1" draw:display-name="Styl šipky 1" svg:viewBox="-100 -100 200 200" svg:d="M100 0c0 18-5 35-13 50-9 15-22 28-37 37-15 8-32 13-50 13s-35-5-50-13c-15-9-28-22-37-37-8-15-13-32-13-50s5-35 13-50c9-15 22-28 37-37 15-8 32-13 50-13s35 5 50 13c15 9 28 22 37 37 8 15 13 32 13 50z"/>
    <draw:marker draw:name="Styl_20_šipky_20_2" draw:display-name="Styl šipky 2" svg:viewBox="0 0 20 30" svg:d="M10 0l-10 30h20z"/>
    <draw:marker draw:name="Styl_20_šipky_20_3" draw:display-name="Styl šipky 3" svg:viewBox="0 0 10 10" svg:d="M0 0h10v10h-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20:15:03.961329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27T10:54:10.193000000</meta:creation-date>
    <meta:editing-duration>P0D</meta:editing-duration>
    <meta:editing-cycles>1</meta:editing-cycles>
    <meta:generator>LibreOffice/7.2.3.2$Linux_X86_64 LibreOffice_project/20$Build-2</meta:generator>
    <meta:document-statistic meta:table-count="7" meta:cell-count="1216" meta:object-count="0"/>
  </office:meta>
</office:document-meta>
</file>